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PT Serif" svg:font-family="'PT Serif'" style:font-family-generic="roman"/>
    <style:font-face style:name="Times New Roman" svg:font-family="'Times New Roman'"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001cm" fo:break-before="auto" fo:break-after="auto" table:align="margins" fo:keep-with-next="auto" style:may-break-between-rows="true" table:border-model="collapsing"/>
    </style:style>
    <style:style style:name="Tabela1.A" style:family="table-column">
      <style:table-column-properties style:column-width="4.001cm" style:rel-column-width="13798*"/>
    </style:style>
    <style:style style:name="Tabela1.B" style:family="table-column">
      <style:table-column-properties style:column-width="11cm" style:rel-column-width="37938*"/>
    </style:style>
    <style:style style:name="Tabela1.C" style:family="table-column">
      <style:table-column-properties style:column-width="4.001cm" style:rel-column-width="13799*"/>
    </style:style>
    <style:style style:name="Tabela1.1" style:family="table-row">
      <style:table-row-properties fo:keep-together="auto"/>
    </style:style>
    <style:style style:name="Tabela1.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1.C1" style:family="table-cell">
      <style:table-cell-properties style:vertical-align="" fo:background-color="#cccccc" fo:padding="0.097cm" fo:border="0.05pt solid #000000" style:writing-mode="page">
        <style:background-image/>
      </style:table-cell-properties>
    </style:style>
    <style:style style:name="Tabela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1.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a2" style:family="table">
      <style:table-properties style:width="19.001cm" fo:break-before="auto" fo:break-after="auto" table:align="margins" fo:keep-with-next="auto" style:may-break-between-rows="true" table:border-model="collapsing"/>
    </style:style>
    <style:style style:name="Tabela2.A" style:family="table-column">
      <style:table-column-properties style:column-width="4.001cm" style:rel-column-width="13798*"/>
    </style:style>
    <style:style style:name="Tabela2.B" style:family="table-column">
      <style:table-column-properties style:column-width="11cm" style:rel-column-width="37938*"/>
    </style:style>
    <style:style style:name="Tabela2.C" style:family="table-column">
      <style:table-column-properties style:column-width="4.001cm" style:rel-column-width="13799*"/>
    </style:style>
    <style:style style:name="Tabela2.1" style:family="table-row">
      <style:table-row-properties fo:keep-together="auto"/>
    </style:style>
    <style:style style:name="Tabela2.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2.C1" style:family="table-cell">
      <style:table-cell-properties style:vertical-align="" fo:background-color="#cccccc" fo:padding="0.097cm" fo:border="0.05pt solid #000000" style:writing-mode="page">
        <style:background-image/>
      </style:table-cell-properties>
    </style:style>
    <style:style style:name="Tabela2.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2.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a3" style:family="table">
      <style:table-properties style:width="19.001cm" fo:break-before="auto" fo:break-after="auto" table:align="margins" fo:keep-with-next="auto" style:may-break-between-rows="true" table:border-model="collapsing"/>
    </style:style>
    <style:style style:name="Tabela3.A" style:family="table-column">
      <style:table-column-properties style:column-width="4.001cm" style:rel-column-width="13798*"/>
    </style:style>
    <style:style style:name="Tabela3.B" style:family="table-column">
      <style:table-column-properties style:column-width="11cm" style:rel-column-width="37938*"/>
    </style:style>
    <style:style style:name="Tabela3.C" style:family="table-column">
      <style:table-column-properties style:column-width="4.001cm" style:rel-column-width="13799*"/>
    </style:style>
    <style:style style:name="Tabela3.1" style:family="table-row">
      <style:table-row-properties fo:keep-together="auto"/>
    </style:style>
    <style:style style:name="Tabela3.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3.C1" style:family="table-cell">
      <style:table-cell-properties style:vertical-align="" fo:background-color="#cccccc" fo:padding="0.097cm" fo:border="0.05pt solid #000000" style:writing-mode="page">
        <style:background-image/>
      </style:table-cell-properties>
    </style:style>
    <style:style style:name="Tabela3.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3.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a4" style:family="table">
      <style:table-properties style:width="19.001cm" fo:break-before="auto" fo:break-after="auto" table:align="margins" fo:keep-with-next="auto" style:may-break-between-rows="true" table:border-model="collapsing"/>
    </style:style>
    <style:style style:name="Tabela4.A" style:family="table-column">
      <style:table-column-properties style:column-width="4.001cm" style:rel-column-width="13798*"/>
    </style:style>
    <style:style style:name="Tabela4.B" style:family="table-column">
      <style:table-column-properties style:column-width="11cm" style:rel-column-width="37938*"/>
    </style:style>
    <style:style style:name="Tabela4.C" style:family="table-column">
      <style:table-column-properties style:column-width="4.001cm" style:rel-column-width="13799*"/>
    </style:style>
    <style:style style:name="Tabela4.1" style:family="table-row">
      <style:table-row-properties fo:keep-together="auto"/>
    </style:style>
    <style:style style:name="Tabela4.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4.C1" style:family="table-cell">
      <style:table-cell-properties style:vertical-align="" fo:background-color="#cccccc" fo:padding="0.097cm" fo:border="0.05pt solid #000000" style:writing-mode="page">
        <style:background-image/>
      </style:table-cell-properties>
    </style:style>
    <style:style style:name="Tabela4.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4.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a5" style:family="table">
      <style:table-properties style:width="19.001cm" fo:break-before="auto" fo:break-after="auto" table:align="margins" fo:keep-with-next="auto" style:may-break-between-rows="true" table:border-model="collapsing"/>
    </style:style>
    <style:style style:name="Tabela5.A" style:family="table-column">
      <style:table-column-properties style:column-width="4.001cm" style:rel-column-width="13798*"/>
    </style:style>
    <style:style style:name="Tabela5.B" style:family="table-column">
      <style:table-column-properties style:column-width="11cm" style:rel-column-width="37938*"/>
    </style:style>
    <style:style style:name="Tabela5.C" style:family="table-column">
      <style:table-column-properties style:column-width="4.001cm" style:rel-column-width="13799*"/>
    </style:style>
    <style:style style:name="Tabela5.1" style:family="table-row">
      <style:table-row-properties fo:keep-together="auto"/>
    </style:style>
    <style:style style:name="Tabela5.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5.C1" style:family="table-cell">
      <style:table-cell-properties style:vertical-align="" fo:background-color="#cccccc" fo:padding="0.097cm" fo:border="0.05pt solid #000000" style:writing-mode="page">
        <style:background-image/>
      </style:table-cell-properties>
    </style:style>
    <style:style style:name="Tabela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5.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a6" style:family="table">
      <style:table-properties style:width="19.001cm" fo:break-before="auto" fo:break-after="auto" table:align="margins" fo:keep-with-next="auto" style:may-break-between-rows="true" table:border-model="collapsing"/>
    </style:style>
    <style:style style:name="Tabela6.A" style:family="table-column">
      <style:table-column-properties style:column-width="4.001cm" style:rel-column-width="13798*"/>
    </style:style>
    <style:style style:name="Tabela6.B" style:family="table-column">
      <style:table-column-properties style:column-width="11cm" style:rel-column-width="37938*"/>
    </style:style>
    <style:style style:name="Tabela6.C" style:family="table-column">
      <style:table-column-properties style:column-width="4.001cm" style:rel-column-width="13799*"/>
    </style:style>
    <style:style style:name="Tabela6.1" style:family="table-row">
      <style:table-row-properties fo:keep-together="auto"/>
    </style:style>
    <style:style style:name="Tabela6.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6.C1" style:family="table-cell">
      <style:table-cell-properties style:vertical-align="" fo:background-color="#cccccc" fo:padding="0.097cm" fo:border="0.05pt solid #000000" style:writing-mode="page">
        <style:background-image/>
      </style:table-cell-properties>
    </style:style>
    <style:style style:name="Tabela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6.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a7" style:family="table">
      <style:table-properties style:width="19.001cm" fo:break-before="auto" fo:break-after="auto" table:align="margins" fo:keep-with-next="auto" style:may-break-between-rows="true" table:border-model="collapsing"/>
    </style:style>
    <style:style style:name="Tabela7.A" style:family="table-column">
      <style:table-column-properties style:column-width="4.001cm" style:rel-column-width="13798*"/>
    </style:style>
    <style:style style:name="Tabela7.B" style:family="table-column">
      <style:table-column-properties style:column-width="11cm" style:rel-column-width="37938*"/>
    </style:style>
    <style:style style:name="Tabela7.C" style:family="table-column">
      <style:table-column-properties style:column-width="4.001cm" style:rel-column-width="13799*"/>
    </style:style>
    <style:style style:name="Tabela7.1" style:family="table-row">
      <style:table-row-properties fo:keep-together="auto"/>
    </style:style>
    <style:style style:name="Tabela7.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ela7.C1" style:family="table-cell">
      <style:table-cell-properties style:vertical-align="" fo:background-color="#cccccc" fo:padding="0.097cm" fo:border="0.05pt solid #000000" style:writing-mode="page">
        <style:background-image/>
      </style:table-cell-properties>
    </style:style>
    <style:style style:name="Tabela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a7.C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93bd40"/>
    </style:style>
    <style:style style:name="P3" style:family="paragraph" style:parent-style-name="Footer">
      <style:text-properties officeooo:rsid="00466ec3" officeooo:paragraph-rsid="00a089ac"/>
    </style:style>
    <style:style style:name="P4" style:family="paragraph" style:parent-style-name="Footer">
      <style:text-properties officeooo:rsid="00466ec3" officeooo:paragraph-rsid="0093bd40"/>
    </style:style>
    <style:style style:name="P5" style:family="paragraph" style:parent-style-name="Text_20_body">
      <style:text-properties officeooo:rsid="0049b991" officeooo:paragraph-rsid="0049b991"/>
    </style:style>
    <style:style style:name="P6" style:family="paragraph" style:parent-style-name="Text_20_body">
      <style:text-properties officeooo:paragraph-rsid="0049b991"/>
    </style:style>
    <style:style style:name="P7" style:family="paragraph" style:parent-style-name="Text_20_body">
      <style:text-properties officeooo:rsid="004dd46c" officeooo:paragraph-rsid="004dd46c"/>
    </style:style>
    <style:style style:name="P8" style:family="paragraph" style:parent-style-name="Text_20_body">
      <style:text-properties officeooo:rsid="004f1be3" officeooo:paragraph-rsid="004f1be3"/>
    </style:style>
    <style:style style:name="P9" style:family="paragraph" style:parent-style-name="Text_20_body">
      <style:text-properties officeooo:rsid="0050dc43" officeooo:paragraph-rsid="0050dc43"/>
    </style:style>
    <style:style style:name="P10" style:family="paragraph" style:parent-style-name="Text_20_body">
      <style:text-properties officeooo:rsid="0050df8b" officeooo:paragraph-rsid="0050df8b"/>
    </style:style>
    <style:style style:name="P11" style:family="paragraph" style:parent-style-name="Text_20_body">
      <style:text-properties officeooo:rsid="0058eb55" officeooo:paragraph-rsid="0058eb55"/>
    </style:style>
    <style:style style:name="P12" style:family="paragraph" style:parent-style-name="Text_20_body">
      <style:text-properties officeooo:rsid="005a6ae5" officeooo:paragraph-rsid="005a6ae5"/>
    </style:style>
    <style:style style:name="P13" style:family="paragraph" style:parent-style-name="Text_20_body">
      <style:text-properties officeooo:rsid="005c583e" officeooo:paragraph-rsid="005c583e"/>
    </style:style>
    <style:style style:name="P14" style:family="paragraph" style:parent-style-name="Text_20_body">
      <style:text-properties officeooo:rsid="005db069" officeooo:paragraph-rsid="005db069"/>
    </style:style>
    <style:style style:name="P15" style:family="paragraph" style:parent-style-name="Text_20_body">
      <style:text-properties officeooo:rsid="00617541" officeooo:paragraph-rsid="00617541"/>
    </style:style>
    <style:style style:name="P16" style:family="paragraph" style:parent-style-name="Text_20_body">
      <style:text-properties officeooo:rsid="0068846f" officeooo:paragraph-rsid="0068846f"/>
    </style:style>
    <style:style style:name="P17" style:family="paragraph" style:parent-style-name="Text_20_body">
      <style:text-properties officeooo:rsid="006e4c23" officeooo:paragraph-rsid="006e4c23"/>
    </style:style>
    <style:style style:name="P18" style:family="paragraph" style:parent-style-name="Text_20_body">
      <style:text-properties officeooo:rsid="006ee466" officeooo:paragraph-rsid="006ee466"/>
    </style:style>
    <style:style style:name="P19" style:family="paragraph" style:parent-style-name="Text_20_body">
      <style:text-properties officeooo:rsid="00744658" officeooo:paragraph-rsid="00744658"/>
    </style:style>
    <style:style style:name="P20" style:family="paragraph" style:parent-style-name="Text_20_body">
      <style:text-properties officeooo:rsid="00769799" officeooo:paragraph-rsid="00769799"/>
    </style:style>
    <style:style style:name="P21" style:family="paragraph" style:parent-style-name="Text_20_body">
      <style:text-properties officeooo:rsid="007a6fab" officeooo:paragraph-rsid="007a6fab"/>
    </style:style>
    <style:style style:name="P22" style:family="paragraph" style:parent-style-name="Text_20_body">
      <style:text-properties officeooo:rsid="007db492" officeooo:paragraph-rsid="007db492"/>
    </style:style>
    <style:style style:name="P23" style:family="paragraph" style:parent-style-name="Text_20_body">
      <style:text-properties officeooo:rsid="00853cbc" officeooo:paragraph-rsid="00853cbc"/>
    </style:style>
    <style:style style:name="P24" style:family="paragraph" style:parent-style-name="Text_20_body">
      <style:text-properties officeooo:rsid="00853cbc" officeooo:paragraph-rsid="008690b0"/>
    </style:style>
    <style:style style:name="P25" style:family="paragraph" style:parent-style-name="Text_20_body">
      <style:text-properties officeooo:rsid="0089976d" officeooo:paragraph-rsid="0089976d"/>
    </style:style>
    <style:style style:name="P26" style:family="paragraph" style:parent-style-name="Text_20_body">
      <style:text-properties officeooo:rsid="0089d8f2" officeooo:paragraph-rsid="0089d8f2"/>
    </style:style>
    <style:style style:name="P27" style:family="paragraph" style:parent-style-name="Text_20_body">
      <style:text-properties officeooo:rsid="0094b47e" officeooo:paragraph-rsid="0094b47e"/>
    </style:style>
    <style:style style:name="P28" style:family="paragraph" style:parent-style-name="Text_20_body">
      <style:text-properties officeooo:rsid="0094b47e" officeooo:paragraph-rsid="0096080e"/>
    </style:style>
    <style:style style:name="P29" style:family="paragraph" style:parent-style-name="Text_20_body">
      <style:text-properties officeooo:rsid="0056bac9" officeooo:paragraph-rsid="0058eb55"/>
    </style:style>
    <style:style style:name="P30" style:family="paragraph" style:parent-style-name="Text_20_body">
      <style:text-properties officeooo:rsid="00852abf" officeooo:paragraph-rsid="00853cbc"/>
    </style:style>
    <style:style style:name="P31" style:family="paragraph" style:parent-style-name="Text_20_body">
      <style:text-properties officeooo:paragraph-rsid="00a6ca61"/>
    </style:style>
    <style:style style:name="P32" style:family="paragraph" style:parent-style-name="Text_20_body">
      <style:text-properties officeooo:rsid="009a1f4a" officeooo:paragraph-rsid="00a83b39"/>
    </style:style>
    <style:style style:name="P33" style:family="paragraph" style:parent-style-name="Text_20_body">
      <style:text-properties officeooo:rsid="00a83b39" officeooo:paragraph-rsid="00a83b39"/>
    </style:style>
    <style:style style:name="P34" style:family="paragraph" style:parent-style-name="Header_20_left">
      <style:paragraph-properties fo:break-before="page"/>
      <style:text-properties officeooo:rsid="0049b991" officeooo:paragraph-rsid="0049b991"/>
    </style:style>
    <style:style style:name="P35" style:family="paragraph" style:parent-style-name="Standard">
      <style:paragraph-properties fo:break-before="page"/>
      <style:text-properties officeooo:rsid="00a0941e" officeooo:paragraph-rsid="00a0941e"/>
    </style:style>
    <style:style style:name="P36"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37"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officeooo:paragraph-rsid="0058eb55" style:font-size-asian="9pt" style:font-style-asian="normal" style:font-weight-asian="bold" style:font-size-complex="9pt" style:font-style-complex="normal" style:font-weight-complex="bold" style:text-overline-style="none" style:text-overline-color="font-color"/>
    </style:style>
    <style:style style:name="P38"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officeooo:paragraph-rsid="005ec020" style:font-size-asian="9pt" style:font-style-asian="normal" style:font-weight-asian="bold" style:font-size-complex="9pt" style:font-style-complex="normal" style:font-weight-complex="bold" style:text-overline-style="none" style:text-overline-color="font-color"/>
    </style:style>
    <style:style style:name="P39"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officeooo:paragraph-rsid="0068846f" style:font-size-asian="9pt" style:font-style-asian="normal" style:font-weight-asian="bold" style:font-size-complex="9pt" style:font-style-complex="normal" style:font-weight-complex="bold" style:text-overline-style="none" style:text-overline-color="font-color"/>
    </style:style>
    <style:style style:name="P40"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officeooo:paragraph-rsid="006f9635" style:font-size-asian="9pt" style:font-style-asian="normal" style:font-weight-asian="bold" style:font-size-complex="9pt" style:font-style-complex="normal" style:font-weight-complex="bold" style:text-overline-style="none" style:text-overline-color="font-color"/>
    </style:style>
    <style:style style:name="P41"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officeooo:paragraph-rsid="0079c27c" style:font-size-asian="9pt" style:font-style-asian="normal" style:font-weight-asian="bold" style:font-size-complex="9pt" style:font-style-complex="normal" style:font-weight-complex="bold" style:text-overline-style="none" style:text-overline-color="font-color"/>
    </style:style>
    <style:style style:name="P42" style:family="paragraph" style:parent-style-name="Table_20_Heading">
      <style:paragraph-properties fo:text-align="center" style:justify-single-word="false"/>
      <style:text-properties style:use-window-font-color="true" style:text-outline="false" style:text-line-through-style="none" style:font-name="PT Sans Caption2" fo:font-size="9pt" fo:font-style="normal" fo:text-shadow="none" style:text-underline-style="none" fo:font-weight="bold" officeooo:paragraph-rsid="0097e137" style:font-size-asian="9pt" style:font-style-asian="normal" style:font-weight-asian="bold" style:font-size-complex="9pt" style:font-style-complex="normal" style:font-weight-complex="bold" style:text-overline-style="none" style:text-overline-color="font-color"/>
    </style:style>
    <style:style style:name="P43" style:family="paragraph" style:parent-style-name="Listing">
      <style:text-properties officeooo:paragraph-rsid="0056bac9"/>
    </style:style>
    <style:style style:name="P44" style:family="paragraph" style:parent-style-name="Listing">
      <style:text-properties officeooo:paragraph-rsid="0058eb55"/>
    </style:style>
    <style:style style:name="P45" style:family="paragraph" style:parent-style-name="Listing">
      <style:text-properties officeooo:paragraph-rsid="00617541"/>
    </style:style>
    <style:style style:name="P46" style:family="paragraph" style:parent-style-name="Listing">
      <style:text-properties officeooo:paragraph-rsid="00620a07"/>
    </style:style>
    <style:style style:name="P47" style:family="paragraph" style:parent-style-name="Listing">
      <style:text-properties officeooo:paragraph-rsid="00683923"/>
    </style:style>
    <style:style style:name="P48" style:family="paragraph" style:parent-style-name="Listing">
      <style:text-properties officeooo:paragraph-rsid="006e4c23"/>
    </style:style>
    <style:style style:name="P49" style:family="paragraph" style:parent-style-name="Listing">
      <style:text-properties officeooo:paragraph-rsid="006e5df8"/>
    </style:style>
    <style:style style:name="P50" style:family="paragraph" style:parent-style-name="Listing">
      <style:text-properties officeooo:paragraph-rsid="00744658"/>
    </style:style>
    <style:style style:name="P51" style:family="paragraph" style:parent-style-name="Listing">
      <style:text-properties officeooo:paragraph-rsid="0075671b"/>
    </style:style>
    <style:style style:name="P52" style:family="paragraph" style:parent-style-name="Listing">
      <style:text-properties officeooo:paragraph-rsid="007a6fab"/>
    </style:style>
    <style:style style:name="P53" style:family="paragraph" style:parent-style-name="Listing">
      <style:text-properties officeooo:paragraph-rsid="007ae107"/>
    </style:style>
    <style:style style:name="P54" style:family="paragraph" style:parent-style-name="Listing">
      <style:text-properties officeooo:rsid="007ae107" officeooo:paragraph-rsid="007ae107"/>
    </style:style>
    <style:style style:name="P55" style:family="paragraph" style:parent-style-name="Listing">
      <style:text-properties officeooo:rsid="007ae107" officeooo:paragraph-rsid="007bc3a4"/>
    </style:style>
    <style:style style:name="P56" style:family="paragraph" style:parent-style-name="Listing">
      <style:text-properties officeooo:paragraph-rsid="007d5088"/>
    </style:style>
    <style:style style:name="P57" style:family="paragraph" style:parent-style-name="Listing">
      <style:text-properties officeooo:rsid="007d5088" officeooo:paragraph-rsid="007d5088"/>
    </style:style>
    <style:style style:name="P58" style:family="paragraph" style:parent-style-name="Listing">
      <style:text-properties officeooo:paragraph-rsid="0089d8f2"/>
    </style:style>
    <style:style style:name="P59" style:family="paragraph" style:parent-style-name="Listing">
      <style:text-properties officeooo:paragraph-rsid="008af7b5"/>
    </style:style>
    <style:style style:name="P60" style:family="paragraph" style:parent-style-name="Listing">
      <style:text-properties officeooo:paragraph-rsid="008b3ffa"/>
    </style:style>
    <style:style style:name="P61" style:family="paragraph" style:parent-style-name="Listing">
      <style:text-properties officeooo:paragraph-rsid="00a5b869"/>
    </style:style>
    <style:style style:name="P62"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paragraph-rsid="0058eb55"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paragraph-rsid="005ec020" style:font-size-asian="9pt" style:font-style-asian="normal" style:font-weight-asian="normal" style:font-size-complex="9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paragraph-rsid="0068846f"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paragraph-rsid="006f9635" style:font-size-asian="9pt" style:font-style-asian="normal" style:font-weight-asian="normal" style:font-size-complex="9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paragraph-rsid="0079f01e" style:font-size-asian="9pt" style:font-style-asian="normal" style:font-weight-asian="normal" style:font-size-complex="9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paragraph-rsid="0097e137"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642ff" officeooo:paragraph-rsid="005642f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64664" officeooo:paragraph-rsid="00564664"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8eb55" officeooo:paragraph-rsid="0058eb55"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ec020" officeooo:paragraph-rsid="005ec020"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ec020" officeooo:paragraph-rsid="00a350bb"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f2416" officeooo:paragraph-rsid="005f2416"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5fe2c2" officeooo:paragraph-rsid="005fe2c2"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68846f" officeooo:paragraph-rsid="0068846f"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69ebaa" officeooo:paragraph-rsid="0069ebaa"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69ebaa" officeooo:paragraph-rsid="006f9635"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6c1f28" officeooo:paragraph-rsid="006c1f28"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6d1c30" officeooo:paragraph-rsid="006d1c30"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6f9635" officeooo:paragraph-rsid="006f9635"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710273" officeooo:paragraph-rsid="00710273"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79f01e" officeooo:paragraph-rsid="0079f01e"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97e137" officeooo:paragraph-rsid="0097e137"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style:use-window-font-color="true" style:text-outline="false" style:text-line-through-style="none" style:font-name="PT Serif" fo:font-size="9pt" fo:font-style="normal" fo:text-shadow="none" style:text-underline-style="none" fo:font-weight="normal" officeooo:rsid="00a350bb" officeooo:paragraph-rsid="00a350b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officeooo:rsid="0079f01e" officeooo:paragraph-rsid="0079f01e"/>
    </style:style>
    <style:style style:name="P87" style:family="paragraph" style:parent-style-name="Table_20_Contents">
      <style:paragraph-properties fo:text-align="start" style:justify-single-word="false"/>
      <style:text-properties officeooo:rsid="0097e137" officeooo:paragraph-rsid="0097e137"/>
    </style:style>
    <style:style style:name="P88" style:family="paragraph" style:parent-style-name="Standard">
      <style:text-properties officeooo:rsid="00a0941e" officeooo:paragraph-rsid="00a0941e"/>
    </style:style>
    <style:style style:name="P89" style:family="paragraph" style:parent-style-name="Subtitle">
      <style:text-properties officeooo:rsid="00a0941e" officeooo:paragraph-rsid="00a0941e"/>
    </style:style>
    <style:style style:name="P90"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91" style:family="paragraph" style:parent-style-name="Heading_20_1">
      <style:text-properties officeooo:rsid="0049b991" officeooo:paragraph-rsid="0049b991"/>
    </style:style>
    <style:style style:name="P92" style:family="paragraph" style:parent-style-name="Heading_20_1">
      <style:text-properties officeooo:rsid="0050df8b" officeooo:paragraph-rsid="0050df8b"/>
    </style:style>
    <style:style style:name="P93" style:family="paragraph" style:parent-style-name="Heading_20_1">
      <style:text-properties officeooo:rsid="00852abf" officeooo:paragraph-rsid="00852abf"/>
    </style:style>
    <style:style style:name="P94" style:family="paragraph" style:parent-style-name="Heading_20_1">
      <style:text-properties officeooo:rsid="008d3c03" officeooo:paragraph-rsid="008d3c03"/>
    </style:style>
    <style:style style:name="P95" style:family="paragraph" style:parent-style-name="Heading_20_1">
      <style:text-properties officeooo:rsid="0094b47e" officeooo:paragraph-rsid="0094b47e"/>
    </style:style>
    <style:style style:name="P96" style:family="paragraph" style:parent-style-name="Heading_20_1" style:master-page-name="Standard">
      <style:paragraph-properties style:page-number="auto"/>
      <style:text-properties officeooo:rsid="0049b991" officeooo:paragraph-rsid="0049b991"/>
    </style:style>
    <style:style style:name="P97" style:family="paragraph" style:parent-style-name="Heading_20_1" style:master-page-name="Domyślny_20_-_20_dodatki">
      <style:paragraph-properties style:page-number="auto"/>
      <style:text-properties officeooo:rsid="008d3c03" officeooo:paragraph-rsid="0091ceeb"/>
    </style:style>
    <style:style style:name="P98" style:family="paragraph" style:parent-style-name="Title" style:master-page-name="First_20_Page">
      <style:paragraph-properties style:page-number="auto"/>
      <style:text-properties officeooo:rsid="0049b991" officeooo:paragraph-rsid="0049b991"/>
    </style:style>
    <style:style style:name="P99" style:family="paragraph" style:parent-style-name="Contents_20_3">
      <style:paragraph-properties>
        <style:tab-stops>
          <style:tab-stop style:position="1.499cm"/>
          <style:tab-stop style:position="17cm" style:type="right" style:leader-style="dotted" style:leader-text="."/>
        </style:tab-stops>
      </style:paragraph-properties>
    </style:style>
    <style:style style:name="P100" style:family="paragraph" style:parent-style-name="Heading_20_3">
      <style:text-properties officeooo:rsid="0075671b"/>
    </style:style>
    <style:style style:name="P101" style:family="paragraph" style:parent-style-name="Heading_20_3">
      <style:text-properties officeooo:rsid="00852abf"/>
    </style:style>
    <style:style style:name="P102" style:family="paragraph" style:parent-style-name="Heading_20_3">
      <style:text-properties officeooo:rsid="0094b47e"/>
    </style:style>
    <style:style style:name="P103" style:family="paragraph" style:parent-style-name="Heading_20_3">
      <style:text-properties officeooo:rsid="0097e137" officeooo:paragraph-rsid="0097e137"/>
    </style:style>
    <style:style style:name="P104" style:family="paragraph" style:parent-style-name="Numbering_20_3">
      <style:text-properties officeooo:rsid="00724a56" officeooo:paragraph-rsid="00724a56"/>
    </style:style>
    <style:style style:name="P105"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06" style:family="paragraph" style:parent-style-name="List_20_1">
      <style:text-properties officeooo:rsid="00a350bb" officeooo:paragraph-rsid="00a350bb"/>
    </style:style>
    <style:style style:name="P107" style:family="paragraph" style:parent-style-name="List_20_1">
      <style:text-properties officeooo:rsid="00886676" officeooo:paragraph-rsid="00886676"/>
    </style:style>
    <style:style style:name="P108" style:family="paragraph" style:parent-style-name="List_20_1">
      <style:text-properties officeooo:rsid="00853cbc" officeooo:paragraph-rsid="00886676"/>
    </style:style>
    <style:style style:name="P109" style:family="paragraph" style:parent-style-name="List_20_1">
      <style:text-properties officeooo:rsid="00a83b39" officeooo:paragraph-rsid="00a83b39"/>
    </style:style>
    <style:style style:name="P110" style:family="paragraph" style:parent-style-name="List_20_1">
      <style:text-properties officeooo:paragraph-rsid="00a83b39"/>
    </style:style>
    <style:style style:name="P111" style:family="paragraph" style:parent-style-name="List_20_1">
      <style:text-properties officeooo:rsid="009a1f4a" officeooo:paragraph-rsid="00a83b39"/>
    </style:style>
    <style:style style:name="P112" style:family="paragraph" style:parent-style-name="Numbering_20_1">
      <style:text-properties officeooo:rsid="008d3c03"/>
    </style:style>
    <style:style style:name="P113" style:family="paragraph" style:parent-style-name="Numbering_20_1">
      <style:text-properties officeooo:rsid="008d3c03" officeooo:paragraph-rsid="008f472b"/>
    </style:style>
    <style:style style:name="P114" style:family="paragraph" style:parent-style-name="Numbering_20_1">
      <style:text-properties officeooo:rsid="008f472b" officeooo:paragraph-rsid="008f472b"/>
    </style:style>
    <style:style style:name="P115" style:family="paragraph" style:parent-style-name="Heading_20_2">
      <style:text-properties officeooo:rsid="0049b991" officeooo:paragraph-rsid="0049b991"/>
    </style:style>
    <style:style style:name="P116" style:family="paragraph" style:parent-style-name="Heading_20_2">
      <style:text-properties officeooo:rsid="00a23e13" officeooo:paragraph-rsid="0049b991"/>
    </style:style>
    <style:style style:name="P117" style:family="paragraph" style:parent-style-name="Heading_20_2">
      <style:text-properties officeooo:paragraph-rsid="004ab9b5"/>
    </style:style>
    <style:style style:name="P118" style:family="paragraph" style:parent-style-name="Heading_20_2">
      <style:text-properties officeooo:rsid="004f1be3" officeooo:paragraph-rsid="004f1be3"/>
    </style:style>
    <style:style style:name="P119" style:family="paragraph" style:parent-style-name="Heading_20_2">
      <style:text-properties officeooo:rsid="00852abf"/>
    </style:style>
    <style:style style:name="P120" style:family="paragraph" style:parent-style-name="Text_20_body">
      <style:text-properties officeooo:rsid="009a1f4a" officeooo:paragraph-rsid="009a1f4a"/>
    </style:style>
    <style:style style:name="P121" style:family="paragraph" style:parent-style-name="Text_20_body">
      <style:text-properties officeooo:rsid="009a1f4a" officeooo:paragraph-rsid="00a83b39"/>
    </style:style>
    <style:style style:name="T1" style:family="text">
      <style:text-properties officeooo:rsid="00a089ac"/>
    </style:style>
    <style:style style:name="T2" style:family="text">
      <style:text-properties officeooo:rsid="0049b991"/>
    </style:style>
    <style:style style:name="T3" style:family="text">
      <style:text-properties style:font-name="PT Sans Caption" style:font-name-asian="PT Sans Caption" style:font-name-complex="PT Sans Caption"/>
    </style:style>
    <style:style style:name="T4" style:family="text">
      <style:text-properties officeooo:rsid="0054accf"/>
    </style:style>
    <style:style style:name="T5" style:family="text">
      <style:text-properties officeooo:rsid="0058eb55"/>
    </style:style>
    <style:style style:name="T6" style:family="text">
      <style:text-properties officeooo:rsid="005db069"/>
    </style:style>
    <style:style style:name="T7" style:family="text">
      <style:text-properties officeooo:rsid="005ec020"/>
    </style:style>
    <style:style style:name="T8" style:family="text">
      <style:text-properties officeooo:rsid="00617541"/>
    </style:style>
    <style:style style:name="T9" style:family="text">
      <style:text-properties officeooo:rsid="0068846f"/>
    </style:style>
    <style:style style:name="T10" style:family="text">
      <style:text-properties officeooo:rsid="006e4c23"/>
    </style:style>
    <style:style style:name="T11" style:family="text">
      <style:text-properties officeooo:rsid="006f9635"/>
    </style:style>
    <style:style style:name="T12" style:family="text">
      <style:text-properties officeooo:rsid="0075671b"/>
    </style:style>
    <style:style style:name="T13" style:family="text">
      <style:text-properties officeooo:rsid="0079f01e"/>
    </style:style>
    <style:style style:name="T14" style:family="text">
      <style:text-properties officeooo:rsid="007ae107"/>
    </style:style>
    <style:style style:name="T15" style:family="text">
      <style:text-properties officeooo:rsid="007d5088"/>
    </style:style>
    <style:style style:name="T16" style:family="text">
      <style:text-properties officeooo:rsid="00852abf"/>
    </style:style>
    <style:style style:name="T17" style:family="text">
      <style:text-properties officeooo:rsid="00853cbc"/>
    </style:style>
    <style:style style:name="T18" style:family="text">
      <style:text-properties officeooo:rsid="0089d8f2"/>
    </style:style>
    <style:style style:name="T19" style:family="text">
      <style:text-properties officeooo:rsid="008b3ffa"/>
    </style:style>
    <style:style style:name="T20" style:family="text">
      <style:text-properties officeooo:rsid="008d3c03"/>
    </style:style>
    <style:style style:name="T21" style:family="text">
      <style:text-properties officeooo:rsid="0094b47e"/>
    </style:style>
    <style:style style:name="T22" style:family="text">
      <style:text-properties officeooo:rsid="0097e137"/>
    </style:style>
    <style:style style:name="T23" style:family="text">
      <style:text-properties officeooo:rsid="009baca8"/>
    </style:style>
    <style:style style:name="T24" style:family="text">
      <style:text-properties officeooo:rsid="00a0941e"/>
    </style:style>
    <style:style style:name="T25" style:family="text">
      <style:text-properties officeooo:rsid="00a350bb"/>
    </style:style>
    <style:style style:name="T26" style:family="text">
      <style:text-properties officeooo:rsid="00a3f58a"/>
    </style:style>
    <style:style style:name="T27" style:family="text">
      <style:text-properties officeooo:rsid="00a5b869"/>
    </style:style>
    <style:style style:name="T28" style:family="text">
      <style:text-properties officeooo:rsid="00a6ca61"/>
    </style:style>
    <style:style style:name="T29" style:family="text">
      <style:text-properties officeooo:rsid="00a83b39"/>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Web Services Metadata for the Java<text:span text:style-name="T3">™</text:span> Platform</text:p>
      <text:p text:style-name="P5">Technical Comments to: jsr-181-comments@jcp.org</text:p>
      <text:p text:style-name="Title">JSR-181</text:p>
      <text:p text:style-name="Subtitle">Java Community Process (JCP)</text:p>
      <text:p text:style-name="Subtitle">Version 2.<text:span text:style-name="T24">1</text:span> <text:span text:style-name="T24">December</text:span> <text:span text:style-name="T24">15</text:span>, 200<text:span text:style-name="T24">9</text:span></text:p>
      <text:p text:style-name="P89">Editor:</text:p>
      <text:p text:style-name="Subtitle">Alan Mullendore</text:p>
      <text:p text:style-name="Subtitle">Copyright 2002 - 2009 Oracle Corporation.</text:p>
      <text:p text:style-name="P35">ORACLE CORPORATION IS WILLING TO LICENSE THIS SPECIFICATION TO YOU ONLY FOR EVALUATION PURPOSES AND ONLY UPON THE CONDITION THAT YOU ACCEPT ALL OF THE TERMS CONTAINED IN THIS AGREEMENT. PLEASE READ THE TERMS AND CONDITIONS OF THIS AGREEMENT CAREFULLY. BY DOWNLOADING THIS SPECIFICATION, YOU ACCEPT THE TERMS AND CONDITIONS OF THE AGREEMENT. IF YOU ARE NOT WILLING TO BE BOUND BY IT, SELECT THE "DECLINE" BUTTON AT THE BOTTOM OF THIS PAGE.</text:p>
      <text:p text:style-name="P88"/>
      <text:p text:style-name="P88">Specification: JSR 181 Web Services Metadata for the Java Platform ("Specification")</text:p>
      <text:p text:style-name="P88">Version: 2.1</text:p>
      <text:p text:style-name="P88">Status: Maintenance Release 2</text:p>
      <text:p text:style-name="P88">Specification Lead: Oracle Corporation ("Specification Lead")</text:p>
      <text:p text:style-name="P88">Release: 15 December 2009</text:p>
      <text:p text:style-name="P88">Copyright 2002-2009 Oracle Corporation</text:p>
      <text:p text:style-name="P88">All rights reserved.</text:p>
      <text:p text:style-name="P88"/>
      <text:p text:style-name="P88">LIMITED EVALUATION LICENSE</text:p>
      <text:p text:style-name="P88"/>
      <text:p text:style-name="P88">Specification Lead hereby grants you a fully-paid, non-exclusive, non-transferable, worldwide, limited license (without the right to sublicense), under Specification Lead's applicable intellectual property rights to view, download, use and reproduce the Specification only for the purpose of internal evaluation. This includes (i) developing applications intended to run on an implementation of the Specification, provided that such applications do not themselves implement any portion(s) of the Specification, and (ii) excerpting brief portions of the Specification in oral or written communications which discuss the Specification provided that such excerpts do not in the aggregate constitute a significant portion of the Technology. No license of any kind is granted hereunder for any other purpose including, for example, creating and distributing implementations of the Specification, modifying the Specification (other than to the extent of your fair use rights), or distributing the Specification to third parties. Also, no right, title, or interest in or to any trademarks, service marks, or trade names of Sun or Sun's licensors, Specification Lead or the Specification Lead's licensors is granted hereunder. If you wish to create and distribute an implementation of the Specification, a license for that purpose is available at <text:span text:style-name="Internet_20_link">http://www.jcp.org</text:span>. The foregoing license is expressly conditioned on your acting within its scope, and will terminate immediately without notice from Sun if you breach the Agreement or act outside the scope of the licenses granted above. Java, and Java-related logos, marks and names are trademarks or registered trademarks of Sun Microsystems, Inc. in the U.S. and other countries.</text:p>
      <text:p text:style-name="P88"/>
      <text:p text:style-name="P88">DISCLAIMER OF WARRANTIES</text:p>
      <text:p text:style-name="P88"/>
      <text:p text:style-name="P88">THE SPECIFICATION IS PROVIDED "AS IS". SPECIFICATION LEAD MAKES NO REPRESENTATIONS OR WARRANTIES, EITHER EXPRESS OR IMPLIED, INCLUDING BUT NOT LIMITED TO, WARRANTIES OF MERCHANTABILITY, FITNESS FOR A PARTICULAR PURPOSE, NON-INFRINGEMENT (INCLUDING AS A CONSEQUENCE OF ANY PRACTICE OR IMPLEMENTATION OF THE SPECIFICATION), OR THAT THE CONTENTS OF THE SPECIFICATION ARE SUITABLE FOR ANY PURPOSE. This document does not represent any commitment to release or implement any portion of the Specification in any product. In addition, the Specification could include technical inaccuracies or typographical errors.</text:p>
      <text:p text:style-name="P88"/>
      <text:p text:style-name="P88">LIMITATION OF LIABILITY</text:p>
      <text:p text:style-name="P88"/>
      <text:p text:style-name="P88">TO THE EXTENT NOT PROHIBITED BY LAW, IN NO EVENT WILL SPECFICATION LEAD OR ITS LICENSORS BE LIABLE FOR ANY DAMAGES, INCLUDING WITHOUT LIMITATION, LOST REVENUE, PROFITS OR DATA, OR FOR SPECIAL, INDIRECT, CONSEQUENTIAL, INCIDENTAL OR PUNITIVE DAMAGES, HOWEVER CAUSED AND REGARDLESS OF THE THEORY OF LIABILITY, RELATED IN ANY WAY TO YOUR HAVING OR USING THE SPECIFICATION, EVEN IF SPECIFICATION LEAD AND/OR ITS LICENSORS HAVE BEEN ADVISED OF THE POSSIBILITY OF SUCH DAMAGES.</text:p>
      <text:p text:style-name="P88"/>
      <text:p text:style-name="P88"><text:soft-page-break/>RESTRICTED RIGHTS LEGEND</text:p>
      <text:p text:style-name="P88"/>
      <text:p text:style-name="P88">U.S. Government: If this Specification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p>
      <text:p text:style-name="P88"/>
      <text:p text:style-name="P88">REPORT</text:p>
      <text:p text:style-name="P88"/>
      <text:p text:style-name="P88">If you provide Specification Lead with any comments or suggestions concerning the Specification ("Feedback"), you hereby: (i) agree that such Feedback is provided on a non-proprietary and non-confidential basis, and (ii) grant Specification Lead a perpetual, non-exclusive, worldwide, fully paid-up, irrevocable license, with the right to sublicense through multiple levels of sublicensees, to incorporate, disclose, and use without limitation the Feedback for any purpose.</text:p>
      <text:p text:style-name="P88"/>
      <text:p text:style-name="P88">GOVERNING LAW</text:p>
      <text:p text:style-name="P88"/>
      <text:p text:style-name="P88">Any action relating to or arising out of this Agreement will be governed by California law and controlling U.S. federal law. The U.N. Convention for the International Sale of Goods and the choice of law rules of any jurisdiction will not apply.</text:p>
      <text:p text:style-name="P88"/>
      <text:p text:style-name="P88">Rev. January 2006</text:p>
      <text:p text:style-name="P34">Table of C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11769_1019203204" text:style-name="Index_20_Link" text:visited-style-name="Index_20_Link">1<text:tab/>Introduction<text:tab/>6</text:a></text:p>
          <text:p text:style-name="P90"><text:a xlink:type="simple" xlink:href="#__RefHeading__11771_1019203204" text:style-name="Index_20_Link" text:visited-style-name="Index_20_Link">1.1<text:tab/>Expert group members<text:tab/>6</text:a></text:p>
          <text:p text:style-name="P90"><text:a xlink:type="simple" xlink:href="#__RefHeading__11773_1019203204" text:style-name="Index_20_Link" text:visited-style-name="Index_20_Link">1.2<text:tab/>Acknowledgments<text:tab/>7</text:a></text:p>
          <text:p text:style-name="P90"><text:a xlink:type="simple" xlink:href="#__RefHeading__11775_1019203204" text:style-name="Index_20_Link" text:visited-style-name="Index_20_Link">1.3<text:tab/>Conventions<text:tab/>7</text:a></text:p>
          <text:p text:style-name="P90"><text:a xlink:type="simple" xlink:href="#__RefHeading__11777_1019203204" text:style-name="Index_20_Link" text:visited-style-name="Index_20_Link">1.4<text:tab/>Objectives<text:tab/>7</text:a></text:p>
          <text:p text:style-name="P105"><text:a xlink:type="simple" xlink:href="#__RefHeading__11779_1019203204" text:style-name="Index_20_Link" text:visited-style-name="Index_20_Link">2<text:tab/>Concepts<text:tab/>9</text:a></text:p>
          <text:p text:style-name="P90"><text:a xlink:type="simple" xlink:href="#__RefHeading__11781_1019203204" text:style-name="Index_20_Link" text:visited-style-name="Index_20_Link">2.1<text:tab/>Programming Model Overview<text:tab/>9</text:a></text:p>
          <text:p text:style-name="P90"><text:a xlink:type="simple" xlink:href="#__RefHeading__11783_1019203204" text:style-name="Index_20_Link" text:visited-style-name="Index_20_Link">2.2<text:tab/>Development Models<text:tab/>9</text:a></text:p>
          <text:p text:style-name="P99"><text:a xlink:type="simple" xlink:href="#__RefHeading__58148_1019203204" text:style-name="Index_20_Link" text:visited-style-name="Index_20_Link">2.2.1<text:tab/>Start with Java<text:tab/>9</text:a></text:p>
          <text:p text:style-name="P99"><text:a xlink:type="simple" xlink:href="#__RefHeading__58150_1019203204" text:style-name="Index_20_Link" text:visited-style-name="Index_20_Link">2.2.2<text:tab/>Start with WSDL<text:tab/>10</text:a></text:p>
          <text:p text:style-name="P99"><text:a xlink:type="simple" xlink:href="#__RefHeading__58152_1019203204" text:style-name="Index_20_Link" text:visited-style-name="Index_20_Link">2.2.3<text:tab/>Start with WSDL and Java<text:tab/>10</text:a></text:p>
          <text:p text:style-name="P90"><text:a xlink:type="simple" xlink:href="#__RefHeading__11785_1019203204" text:style-name="Index_20_Link" text:visited-style-name="Index_20_Link">2.3<text:tab/>Processor Responsibilities<text:tab/>10</text:a></text:p>
          <text:p text:style-name="P90"><text:a xlink:type="simple" xlink:href="#__RefHeading__11787_1019203204" text:style-name="Index_20_Link" text:visited-style-name="Index_20_Link">2.4<text:tab/>Runtime Responsibilities<text:tab/>10</text:a></text:p>
          <text:p text:style-name="P90"><text:a xlink:type="simple" xlink:href="#__RefHeading__11789_1019203204" text:style-name="Index_20_Link" text:visited-style-name="Index_20_Link">2.5<text:tab/>Metadata Use<text:tab/>11</text:a></text:p>
          <text:p text:style-name="P99"><text:a xlink:type="simple" xlink:href="#__RefHeading__58154_1019203204" text:style-name="Index_20_Link" text:visited-style-name="Index_20_Link">2.5.1<text:tab/>Error Checking<text:tab/>11</text:a></text:p>
          <text:p text:style-name="P99"><text:a xlink:type="simple" xlink:href="#__RefHeading__58156_1019203204" text:style-name="Index_20_Link" text:visited-style-name="Index_20_Link">2.5.2<text:tab/>Default Values<text:tab/>12</text:a></text:p>
          <text:p text:style-name="P90"><text:a xlink:type="simple" xlink:href="#__RefHeading__11791_1019203204" text:style-name="Index_20_Link" text:visited-style-name="Index_20_Link">2.6<text:tab/>Web Services Metadata<text:tab/>12</text:a></text:p>
          <text:p text:style-name="P99"><text:a xlink:type="simple" xlink:href="#__RefHeading__58158_1019203204" text:style-name="Index_20_Link" text:visited-style-name="Index_20_Link">2.6.1<text:tab/>WSDL Mapping Annotations<text:tab/>13</text:a></text:p>
          <text:p text:style-name="P99"><text:a xlink:type="simple" xlink:href="#__RefHeading__58160_1019203204" text:style-name="Index_20_Link" text:visited-style-name="Index_20_Link">2.6.2<text:tab/>Binding Annotations<text:tab/>13</text:a></text:p>
          <text:p text:style-name="P99"><text:a xlink:type="simple" xlink:href="#__RefHeading__58162_1019203204" text:style-name="Index_20_Link" text:visited-style-name="Index_20_Link">2.6.3<text:tab/>Handler Annotations<text:tab/>13</text:a></text:p>
          <text:p text:style-name="P105"><text:a xlink:type="simple" xlink:href="#__RefHeading__11793_1019203204" text:style-name="Index_20_Link" text:visited-style-name="Index_20_Link">3<text:tab/>Server Programming Model<text:tab/>14</text:a></text:p>
          <text:p text:style-name="P90"><text:a xlink:type="simple" xlink:href="#__RefHeading__11795_1019203204" text:style-name="Index_20_Link" text:visited-style-name="Index_20_Link">3.1<text:tab/>Service Implementation Bean<text:tab/>14</text:a></text:p>
          <text:p text:style-name="P90"><text:a xlink:type="simple" xlink:href="#__RefHeading__11797_1019203204" text:style-name="Index_20_Link" text:visited-style-name="Index_20_Link">3.2<text:tab/>Service Endpoint Interface<text:tab/>14</text:a></text:p>
          <text:p text:style-name="P90"><text:a xlink:type="simple" xlink:href="#__RefHeading__11799_1019203204" text:style-name="Index_20_Link" text:visited-style-name="Index_20_Link">3.3<text:tab/>Web Method<text:tab/>15</text:a></text:p>
          <text:p text:style-name="P105"><text:a xlink:type="simple" xlink:href="#__RefHeading__11801_1019203204" text:style-name="Index_20_Link" text:visited-style-name="Index_20_Link">4<text:tab/>Web Services Metadata<text:tab/>16</text:a></text:p>
          <text:p text:style-name="P90"><text:a xlink:type="simple" xlink:href="#__RefHeading__11803_1019203204" text:style-name="Index_20_Link" text:visited-style-name="Index_20_Link">4.1<text:tab/>Annotation: javax.jws.WebService<text:tab/>16</text:a></text:p>
          <text:p text:style-name="P99"><text:a xlink:type="simple" xlink:href="#__RefHeading__58164_1019203204" text:style-name="Index_20_Link" text:visited-style-name="Index_20_Link">4.1.1<text:tab/>Description<text:tab/>16</text:a></text:p>
          <text:p text:style-name="P99"><text:a xlink:type="simple" xlink:href="#__RefHeading__58166_1019203204" text:style-name="Index_20_Link" text:visited-style-name="Index_20_Link">4.1.2<text:tab/>Annotation Type Definition<text:tab/>17</text:a></text:p>
          <text:p text:style-name="P99"><text:a xlink:type="simple" xlink:href="#__RefHeading__58168_1019203204" text:style-name="Index_20_Link" text:visited-style-name="Index_20_Link">4.1.3<text:tab/>Example<text:tab/>17</text:a></text:p>
          <text:p text:style-name="P90"><text:a xlink:type="simple" xlink:href="#__RefHeading__11805_1019203204" text:style-name="Index_20_Link" text:visited-style-name="Index_20_Link">4.2<text:tab/>Annotation: javax.jws.WebMethod<text:tab/>17</text:a></text:p>
          <text:p text:style-name="P99"><text:a xlink:type="simple" xlink:href="#__RefHeading__58170_1019203204" text:style-name="Index_20_Link" text:visited-style-name="Index_20_Link">4.2.1<text:tab/>Description<text:tab/>17</text:a></text:p>
          <text:p text:style-name="P99"><text:a xlink:type="simple" xlink:href="#__RefHeading__58172_1019203204" text:style-name="Index_20_Link" text:visited-style-name="Index_20_Link">4.2.2<text:tab/>Annotation Type Definition<text:tab/>18</text:a></text:p>
          <text:p text:style-name="P99"><text:a xlink:type="simple" xlink:href="#__RefHeading__58174_1019203204" text:style-name="Index_20_Link" text:visited-style-name="Index_20_Link">4.2.3<text:tab/>Example<text:tab/>18</text:a></text:p>
          <text:p text:style-name="P90"><text:a xlink:type="simple" xlink:href="#__RefHeading__11807_1019203204" text:style-name="Index_20_Link" text:visited-style-name="Index_20_Link">4.3<text:tab/>Annotation: javax.jws.Oneway<text:tab/>18</text:a></text:p>
          <text:p text:style-name="P99"><text:a xlink:type="simple" xlink:href="#__RefHeading__58176_1019203204" text:style-name="Index_20_Link" text:visited-style-name="Index_20_Link">4.3.1<text:tab/>Description<text:tab/>18</text:a></text:p>
          <text:p text:style-name="P99"><text:a xlink:type="simple" xlink:href="#__RefHeading__58178_1019203204" text:style-name="Index_20_Link" text:visited-style-name="Index_20_Link">4.3.2<text:tab/>Annotation Type Definition<text:tab/>19</text:a></text:p>
          <text:p text:style-name="P99"><text:a xlink:type="simple" xlink:href="#__RefHeading__58180_1019203204" text:style-name="Index_20_Link" text:visited-style-name="Index_20_Link">4.3.3<text:tab/>Example<text:tab/>19</text:a></text:p>
          <text:p text:style-name="P90"><text:a xlink:type="simple" xlink:href="#__RefHeading__11809_1019203204" text:style-name="Index_20_Link" text:visited-style-name="Index_20_Link">4.4<text:tab/>Annotation: javax.jws.WebParam<text:tab/>19</text:a></text:p>
          <text:p text:style-name="P99"><text:a xlink:type="simple" xlink:href="#__RefHeading__58182_1019203204" text:style-name="Index_20_Link" text:visited-style-name="Index_20_Link">4.4.1<text:tab/>Description<text:tab/>19</text:a></text:p>
          <text:p text:style-name="P99"><text:a xlink:type="simple" xlink:href="#__RefHeading__58184_1019203204" text:style-name="Index_20_Link" text:visited-style-name="Index_20_Link">4.4.2<text:tab/>Annotation Type Definition<text:tab/>20</text:a></text:p>
          <text:p text:style-name="P99"><text:a xlink:type="simple" xlink:href="#__RefHeading__58186_1019203204" text:style-name="Index_20_Link" text:visited-style-name="Index_20_Link">4.4.3<text:tab/>Example<text:tab/>20</text:a></text:p>
          <text:p text:style-name="P90"><text:a xlink:type="simple" xlink:href="#__RefHeading__11811_1019203204" text:style-name="Index_20_Link" text:visited-style-name="Index_20_Link">4.5<text:tab/>Annotation: javax.jws.WebResult<text:tab/>22</text:a></text:p>
          <text:p text:style-name="P99"><text:a xlink:type="simple" xlink:href="#__RefHeading__58188_1019203204" text:style-name="Index_20_Link" text:visited-style-name="Index_20_Link">4.5.1<text:tab/>Description<text:tab/>22</text:a></text:p>
          <text:p text:style-name="P99"><text:a xlink:type="simple" xlink:href="#__RefHeading__58190_1019203204" text:style-name="Index_20_Link" text:visited-style-name="Index_20_Link">4.5.2<text:tab/>Annotation Type Definition<text:tab/>23</text:a></text:p>
          <text:p text:style-name="P99"><text:a xlink:type="simple" xlink:href="#__RefHeading__58192_1019203204" text:style-name="Index_20_Link" text:visited-style-name="Index_20_Link">4.5.3<text:tab/>Example<text:tab/>23</text:a></text:p>
          <text:p text:style-name="P90"><text:a xlink:type="simple" xlink:href="#__RefHeading__11813_1019203204" text:style-name="Index_20_Link" text:visited-style-name="Index_20_Link">4.6<text:tab/>Annotation: javax.jws.HandlerChain<text:tab/>24</text:a></text:p>
          <text:p text:style-name="P99"><text:a xlink:type="simple" xlink:href="#__RefHeading__58194_1019203204" text:style-name="Index_20_Link" text:visited-style-name="Index_20_Link">4.6.1<text:tab/>Description<text:tab/>24</text:a></text:p>
          <text:p text:style-name="P99"><text:a xlink:type="simple" xlink:href="#__RefHeading__58196_1019203204" text:style-name="Index_20_Link" text:visited-style-name="Index_20_Link">4.6.2<text:tab/>Annotation Type Definition<text:tab/>25</text:a></text:p>
          <text:p text:style-name="P99"><text:a xlink:type="simple" xlink:href="#__RefHeading__58198_1019203204" text:style-name="Index_20_Link" text:visited-style-name="Index_20_Link">4.6.3<text:tab/>Examples<text:tab/>25</text:a></text:p>
          <text:p text:style-name="P90"><text:a xlink:type="simple" xlink:href="#__RefHeading__11815_1019203204" text:style-name="Index_20_Link" text:visited-style-name="Index_20_Link">4.7<text:tab/>Annotation: javax.jws.soap.SOAPBinding<text:tab/>27</text:a></text:p>
          <text:p text:style-name="P99"><text:a xlink:type="simple" xlink:href="#__RefHeading__58200_1019203204" text:style-name="Index_20_Link" text:visited-style-name="Index_20_Link">4.7.1<text:tab/>Description<text:tab/>27</text:a></text:p>
          <text:p text:style-name="P99"><text:soft-page-break/><text:a xlink:type="simple" xlink:href="#__RefHeading__58202_1019203204" text:style-name="Index_20_Link" text:visited-style-name="Index_20_Link">4.7.2<text:tab/>Annotation Type Definition<text:tab/>27</text:a></text:p>
          <text:p text:style-name="P99"><text:a xlink:type="simple" xlink:href="#__RefHeading__58204_1019203204" text:style-name="Index_20_Link" text:visited-style-name="Index_20_Link">4.7.3<text:tab/>Examples<text:tab/>27</text:a></text:p>
          <text:p text:style-name="P90"><text:a xlink:type="simple" xlink:href="#__RefHeading__11817_1019203204" text:style-name="Index_20_Link" text:visited-style-name="Index_20_Link">4.8<text:tab/>Annotation: javax.jws.soap.SOAPMessageHandlers<text:tab/>31</text:a></text:p>
          <text:p text:style-name="P105"><text:a xlink:type="simple" xlink:href="#__RefHeading__11819_1019203204" text:style-name="Index_20_Link" text:visited-style-name="Index_20_Link">5<text:tab/>Java Mapping To XML/WSDL<text:tab/>32</text:a></text:p>
          <text:p text:style-name="P90"><text:a xlink:type="simple" xlink:href="#__RefHeading__11821_1019203204" text:style-name="Index_20_Link" text:visited-style-name="Index_20_Link">5.1<text:tab/>Service Endpoint Interface<text:tab/>32</text:a></text:p>
          <text:p text:style-name="P90"><text:a xlink:type="simple" xlink:href="#__RefHeading__11823_1019203204" text:style-name="Index_20_Link" text:visited-style-name="Index_20_Link">5.2<text:tab/>Web Service Class Mapping<text:tab/>32</text:a></text:p>
          <text:p text:style-name="P90"><text:a xlink:type="simple" xlink:href="#__RefHeading__11825_1019203204" text:style-name="Index_20_Link" text:visited-style-name="Index_20_Link">5.3<text:tab/>Web Method Mapping<text:tab/>33</text:a></text:p>
          <text:p text:style-name="P105"><text:a xlink:type="simple" xlink:href="#__RefHeading__11827_1019203204" text:style-name="Index_20_Link" text:visited-style-name="Index_20_Link">6<text:tab/>SOAP Binding<text:tab/>34</text:a></text:p>
          <text:p text:style-name="P90"><text:a xlink:type="simple" xlink:href="#__RefHeading__11829_1019203204" text:style-name="Index_20_Link" text:visited-style-name="Index_20_Link">6.1<text:tab/>Operation Modes<text:tab/>34</text:a></text:p>
          <text:p text:style-name="P99"><text:a xlink:type="simple" xlink:href="#__RefHeading__58206_1019203204" text:style-name="Index_20_Link" text:visited-style-name="Index_20_Link">6.1.1<text:tab/>RPC Operation Style<text:tab/>34</text:a></text:p>
          <text:p text:style-name="P99"><text:a xlink:type="simple" xlink:href="#__RefHeading__58208_1019203204" text:style-name="Index_20_Link" text:visited-style-name="Index_20_Link">6.1.2<text:tab/>Document Operation Style<text:tab/>34</text:a></text:p>
          <text:p text:style-name="P99"><text:a xlink:type="simple" xlink:href="#__RefHeading__58210_1019203204" text:style-name="Index_20_Link" text:visited-style-name="Index_20_Link">6.1.3<text:tab/>Document “Wrapped” Style<text:tab/>34</text:a></text:p>
          <text:p text:style-name="P99"><text:a xlink:type="simple" xlink:href="#__RefHeading__58212_1019203204" text:style-name="Index_20_Link" text:visited-style-name="Index_20_Link">6.1.4<text:tab/>Document “Bare” Style<text:tab/>35</text:a></text:p>
          <text:p text:style-name="P90"><text:a xlink:type="simple" xlink:href="#__RefHeading__11831_1019203204" text:style-name="Index_20_Link" text:visited-style-name="Index_20_Link">6.2<text:tab/>Headers<text:tab/>35</text:a></text:p>
          <text:p text:style-name="P105"><text:a xlink:type="simple" xlink:href="#__RefHeading__11833_1019203204" text:style-name="Index_20_Link" text:visited-style-name="Index_20_Link">7<text:tab/>Using JSR-181 Annotations to Affect the Shape of the WSDL<text:tab/>37</text:a></text:p>
          <text:p text:style-name="P90"><text:a xlink:type="simple" xlink:href="#__RefHeading__11835_1019203204" text:style-name="Index_20_Link" text:visited-style-name="Index_20_Link">7.1<text:tab/>RPC Literal Style<text:tab/>37</text:a></text:p>
          <text:p text:style-name="P90"><text:a xlink:type="simple" xlink:href="#__RefHeading__11837_1019203204" text:style-name="Index_20_Link" text:visited-style-name="Index_20_Link">7.2<text:tab/>Document Literal Style<text:tab/>39</text:a></text:p>
          <text:p text:style-name="P105"><text:a xlink:type="simple" xlink:href="#__RefHeading__11839_1019203204" text:style-name="Index_20_Link" text:visited-style-name="Index_20_Link">8<text:tab/>References<text:tab/>43</text:a></text:p>
          <text:p text:style-name="P105"><text:a xlink:type="simple" xlink:href="#__RefHeading__11841_1019203204" text:style-name="Index_20_Link" text:visited-style-name="Index_20_Link"><text:tab/>Appendix A: Relationship to Other Standards<text:tab/>44</text:a></text:p>
          <text:p text:style-name="P105"><text:a xlink:type="simple" xlink:href="#__RefHeading__11843_1019203204" text:style-name="Index_20_Link" text:visited-style-name="Index_20_Link"><text:tab/>Appendix B: Handler Chain Configuration File Schema<text:tab/>45</text:a></text:p>
          <text:p text:style-name="P105"><text:a xlink:type="simple" xlink:href="#__RefHeading__11845_1019203204" text:style-name="Index_20_Link" text:visited-style-name="Index_20_Link"><text:tab/>Appendix C: Non-Normative Examples of Alternate Binding Annotations<text:tab/>46</text:a></text:p>
          <text:p text:style-name="P90"><text:a xlink:type="simple" xlink:href="#__RefHeading__11847_1019203204" text:style-name="Index_20_Link" text:visited-style-name="Index_20_Link"><text:tab/>C.1 Annotation Name: HttpGetBinding<text:tab/>46</text:a></text:p>
          <text:p text:style-name="P99"><text:a xlink:type="simple" xlink:href="#__RefHeading__58214_1019203204" text:style-name="Index_20_Link" text:visited-style-name="Index_20_Link"><text:tab/>C.1.1 Description<text:tab/>46</text:a></text:p>
          <text:p text:style-name="P99"><text:a xlink:type="simple" xlink:href="#__RefHeading__58216_1019203204" text:style-name="Index_20_Link" text:visited-style-name="Index_20_Link"><text:tab/>C.1.2 Annotation Type Definition<text:tab/>46</text:a></text:p>
          <text:p text:style-name="P99"><text:a xlink:type="simple" xlink:href="#__RefHeading__58218_1019203204" text:style-name="Index_20_Link" text:visited-style-name="Index_20_Link"><text:tab/>C.1.3 Example<text:tab/>46</text:a></text:p>
          <text:p text:style-name="P105"><text:a xlink:type="simple" xlink:href="#__RefHeading__11849_1019203204" text:style-name="Index_20_Link" text:visited-style-name="Index_20_Link"><text:tab/>Appendix D: Change Log<text:tab/>47</text:a></text:p>
        </text:index-body>
      </text:table-of-content>
      <text:p text:style-name="P5"/>
      <text:h text:style-name="P96" text:outline-level="1"><text:bookmark-start text:name="__RefHeading__11769_1019203204"/>Introduction<text:bookmark-end text:name="__RefHeading__11769_1019203204"/></text:h>
      <text:p text:style-name="P5">This specification defines a simplified programming model that facilitates and accelerates the development of enterprise Web Services. Java EE standard deployment technologies, APIs, and protocols require the Java EE developer to master a substantial amount of information. This JSR reduces the amount of information required to implement Web Services on Java EE by using metadata to specify declaratively the Web Services that each application provides. The metadata annotates the Java source file that implements the Web Service. Although the metadata is human-readable and editable with a simple text editor, graphical development tools can represent and edit the Java source file with higher levels of abstraction specific to Web Services. These tools represent a simpler and more powerful development environment than do traditional coding tools that are used to develop source code with low level APIs.</text:p>
      <text:p text:style-name="P5">This specification relies on the JSR-175 specification “A Program Annotation Facility for the JavaTM Programming Language” for the Web Services metadata that annotates a Web Service implementation. This document uses JSR-175 features as described in the Public Draft Specification of JSR-175.</text:p>
      <text:p text:style-name="P5">JSR-181 defines the syntax and semantics of Java Web Service (JWS) metadata and default values and implementers are expected to provide tools that map the annotated Java classes onto a specific runtime environment. This specification does not define a Java environment in which Web Services are run; however, the use of a J2SE 5.0 compiler is assumed. In particular, it is assumed in JSR-181 that features such as JAX-WS 2.0 and JSR-109, along with the compiler and language extensions from JSR-175, are present.</text:p>
      <text:p text:style-name="P5">A JSR-181 implementation MUST produce a deployable JWS application that can run in the target Java environment. The deployed application MUST exhibit the proper behavior described by the Web Services metadata and Java source code. Any two JSR-181 processors starting from the same valid annotated JWS file MUST produce equivalent Web Service applications, even though they may deploy in very different Java environments. This consistency ensures portability of JSR-181 compliant Java files.</text:p>
      <text:h text:style-name="P115" text:outline-level="2"><text:bookmark-start text:name="__RefHeading__11771_1019203204"/>Expert group members<text:bookmark-end text:name="__RefHeading__11771_1019203204"/></text:h>
      <text:p text:style-name="P5">The following people have been part of the JSR-181 Expert Group</text:p>
      <text:list xml:id="list2728534971217070900" text:style-name="List_20_1">
        <text:list-item>
          <text:p text:style-name="List_20_1">Alexander Aptus (Togethersoft Corporation)</text:p>
        </text:list-item>
        <text:list-item>
          <text:p text:style-name="List_20_1">John Bossons</text:p>
        </text:list-item>
        <text:list-item>
          <text:p text:style-name="List_20_1">Charles Campbell</text:p>
        </text:list-item>
        <text:list-item>
          <text:p text:style-name="List_20_1">Shih-Chang Chen (Oracle)</text:p>
        </text:list-item>
        <text:list-item>
          <text:p text:style-name="List_20_1">Alan Davies (SeeBeyond Technology Corp)</text:p>
        </text:list-item>
        <text:list-item>
          <text:p text:style-name="List_20_1">Stuart Edmondston (BEA Systems)</text:p>
        </text:list-item>
        <text:list-item>
          <text:p text:style-name="List_20_1">John Harby</text:p>
        </text:list-item>
        <text:list-item>
          <text:p text:style-name="List_20_1">RajivMordani (Sun Microsystems)</text:p>
        </text:list-item>
        <text:list-item>
          <text:p text:style-name="List_20_1">Michael Morton (IBM)</text:p>
        </text:list-item>
        <text:list-item>
          <text:p text:style-name="List_20_1">Simon Nash (IBM)</text:p>
        </text:list-item>
        <text:list-item>
          <text:p text:style-name="List_20_1"><text:soft-page-break/>Mark Pollack</text:p>
        </text:list-item>
        <text:list-item>
          <text:p text:style-name="List_20_1">Srividya Rajagopalan (Nokia)</text:p>
        </text:list-item>
        <text:list-item>
          <text:p text:style-name="List_20_1">Krishna Sankar (Cisco Systems)</text:p>
        </text:list-item>
        <text:list-item>
          <text:p text:style-name="List_20_1">Manfred Schneider (SAP AG)</text:p>
        </text:list-item>
        <text:list-item>
          <text:p text:style-name="List_20_1">John Schneider (BEA Systems)</text:p>
        </text:list-item>
        <text:list-item>
          <text:p text:style-name="List_20_1">Kalyan Seshu (Paramati Technologies)</text:p>
        </text:list-item>
        <text:list-item>
          <text:p text:style-name="List_20_1">Rahul Sharma (Motorola)</text:p>
        </text:list-item>
        <text:list-item>
          <text:p text:style-name="List_20_1">Michael Shenfield (Research In Motion)</text:p>
        </text:list-item>
        <text:list-item>
          <text:p text:style-name="List_20_1">Evan Simeone (PalmSource)</text:p>
        </text:list-item>
        <text:list-item>
          <text:p text:style-name="List_20_1">Brian Zotter (BEA Systems)</text:p>
        </text:list-item>
      </text:list>
      <text:h text:style-name="P116" text:outline-level="2"><text:bookmark-start text:name="__RefHeading__11773_1019203204"/>Acknowledgments<text:bookmark-end text:name="__RefHeading__11773_1019203204"/></text:h>
      <text:p text:style-name="P5">Manoj Cheenath (BEA Systems), Don Ferguson (BEA Systems), Chris Fry (BEA Systems), Neal Yin (BEA Systems), Beverley Talbott (BEA Systems), Matt Mihic, Jim Trezzo and Doug Kohlert (Sun Microsystems) have all provided valuable technical input to this specification.</text:p>
      <text:h text:style-name="P115" text:outline-level="2"><text:bookmark-start text:name="__RefHeading__11775_1019203204"/>Conventions<text:bookmark-end text:name="__RefHeading__11775_1019203204"/></text:h>
      <text:p text:style-name="P5">The keywords ‘MUST’, ‘MUST NOT’, ‘REQUIRED’, ‘SHALL’, ‘SHALL NOT’, ‘SHOULD’, ‘SHOULD NOT’, ‘RECOMMENDED’, ‘MAY’, and ‘OPTIONAL’ in this document are to be interpreted as described in RFC 2119 [11].</text:p>
      <text:h text:style-name="P115" text:outline-level="2"><text:bookmark-start text:name="__RefHeading__11777_1019203204"/>Objectives<text:bookmark-end text:name="__RefHeading__11777_1019203204"/></text:h>
      <text:p text:style-name="P5">The following objectives describe the scope of this specification:</text:p>
      <text:list xml:id="list110536110149174" text:continue-numbering="true" text:style-name="List_20_1">
        <text:list-item>
          <text:p text:style-name="List_20_1">Define an annotated Java syntax for programming Web Service applications.</text:p>
        </text:list-item>
        <text:list-item>
          <text:p text:style-name="List_20_1">Provide a simplified model for Web Service development that facilitates and accelerates development.</text:p>
        </text:list-item>
        <text:list-item>
          <text:p text:style-name="List_20_1">Provide a syntax that is amenable to manipulation by tools.</text:p>
        </text:list-item>
        <text:list-item>
          <text:p text:style-name="List_20_1">Define a standard for to building and deploying Web Services without requiring knowledge and implementation of generalized APIs and deployment descriptors.</text:p>
        </text:list-item>
      </text:list>
      <text:p text:style-name="P5">This specification addresses the need to simplify:</text:p>
      <text:list xml:id="list110536112132020" text:continue-numbering="true" text:style-name="List_20_1">
        <text:list-item>
          <text:p text:style-name="List_20_1">Development of server applications that conform both to basic SOAP and WSDL standards.</text:p>
        </text:list-item>
        <text:list-item>
          <text:p text:style-name="List_20_1">Building Web Services that can be deployed with the core Web Services APIs and existing J2EE standards.</text:p>
        </text:list-item>
        <text:list-item>
          <text:p text:style-name="List_20_1">Separate control of public Web Service message contracts and private implementation signatures, because in practice public and private formats evolve on different schedules.</text:p>
        </text:list-item>
      </text:list>
      <text:p text:style-name="P5">It is not a goal of this specification to support every feature or to enable the creation of every Web Service that it is possible to write within existing specifications (JAX-WS 2.0 [5] provides finer con<text:soft-page-break/>trol over the resultant Web Service). The goal is to make it easy to build the most common types of Web Services.</text:p>
      <text:h text:style-name="P91" text:outline-level="1"><text:bookmark-start text:name="__RefHeading__11779_1019203204"/>Concepts<text:bookmark-end text:name="__RefHeading__11779_1019203204"/></text:h>
      <text:p text:style-name="P5">This section summarizes the following concepts and processes of the JSR-181 specification:</text:p>
      <text:list xml:id="list110536114149253" text:continue-numbering="true" text:style-name="List_20_1">
        <text:list-item>
          <text:p text:style-name="List_20_1">Programming model for JSR-181 Web Services</text:p>
        </text:list-item>
        <text:list-item>
          <text:p text:style-name="List_20_1">Use of metadata in JSR-181</text:p>
        </text:list-item>
        <text:list-item>
          <text:p text:style-name="List_20_1">Non-normative processing model for a JWS file</text:p>
        </text:list-item>
        <text:list-item>
          <text:p text:style-name="List_20_1">Runtime requirements for a JSR-181 container</text:p>
        </text:list-item>
        <text:list-item>
          <text:p text:style-name="List_20_1">Annotations used for WSDL, binding and configuration</text:p>
        </text:list-item>
      </text:list>
      <text:p text:style-name="P5">The metadata is formally described in section 4.</text:p>
      <text:h text:style-name="Heading_20_2" text:outline-level="2"><text:bookmark-start text:name="__RefHeading__11781_1019203204"/>Programming Model Overview<text:bookmark-end text:name="__RefHeading__11781_1019203204"/></text:h>
      <text:p text:style-name="P5">JSR-181, along with JAX-WS and JSR-109, defines a programming model for building a Web Service. A developer who builds a Web Service with these technologies is required to write and manage several artifacts: a WSDL document describing the external Web Service contract; a service endpoint interface defining the Java representation of the Web Service interface; a service implementation bean containing the Web Service implementation; and one or more deployment descriptors linking the WSDL, interface, and implementation into a single artifact. JSR-181 simplifies this model by allowing the developer to write only the service implementation bean - actual business logic – and use annotations to generate the remaining artifacts.</text:p>
      <text:h text:style-name="Heading_20_2" text:outline-level="2"><text:bookmark-start text:name="__RefHeading__11783_1019203204"/>Development Models<text:bookmark-end text:name="__RefHeading__11783_1019203204"/></text:h>
      <text:p text:style-name="P5">JSR-181 defines several different models of Web Service development. Only the Start with Java development model is REQUIRED by implementations.</text:p>
      <text:h text:style-name="Heading_20_3" text:outline-level="3"><text:bookmark-start text:name="__RefHeading__58148_1019203204"/>Start with Java<text:bookmark-end text:name="__RefHeading__58148_1019203204"/></text:h>
      <text:p text:style-name="P5">Following the “Start with Java” development model, the developer begins by writing a Java class to expose as a Web Service. The developer then runs this Java class through the JSR-181 processor, which produces WSDL, schema, and other deployment artifacts from the annotated Java code. By default, the WSDL produced from the Java source follows the Java to XML/WSDL mapping defined by JAX-WS 2.0. However, the developer may customize the generated WSDL through annotations on the Java source. <text:s/>For example, the developer may use the <text:span text:style-name="Example">@WebService.name</text:span> annotation to set explicitly the name of the <text:span text:style-name="Example">wsdl:portType</text:span> representing the Web Service.</text:p>
      <text:p text:style-name="P5">JSR-181 also supports a development model where the service is defined in Java but the messages and types are defined in XML schema. In this model, the developer starts by defining a set of types and elements in XML schema. The schema definitions are passed through a “schema to Java” compiler to produce a corresponding set of Java types. The resulting Java types are then used as parameters and return values on methods in an annotated service implementation bean. The WSDL produced from this service implementation bean imports or directly includes the schema definitions that match the Java types used by the service.</text:p>
      <text:h text:style-name="Heading_20_3" text:outline-level="3"><text:bookmark-start text:name="__RefHeading__58150_1019203204"/><text:soft-page-break/>Start with WSDL<text:bookmark-end text:name="__RefHeading__58150_1019203204"/></text:h>
      <text:p text:style-name="P5">Following the “start with WSDL” development model, the developer uses JSR-181 to implement a predefined WSDL interface. Typically, this process begins with the developer passing a pre-existing WSDL 1.1 file through an implementation-supplied tool to produce a service endpoint interface that represents the Java contract, along with Java classes that represent the schema definitions and message parts contained in the WSDL. The developer then writes a service implementation bean that implements the service endpoint interface. In this model, JSR-181 annotations supply implementation details that are left out of the original WSDL contract, such as binding or service location information.</text:p>
      <text:h text:style-name="Heading_20_3" text:outline-level="3"><text:bookmark-start text:name="__RefHeading__58152_1019203204"/>Start with WSDL and Java<text:bookmark-end text:name="__RefHeading__58152_1019203204"/></text:h>
      <text:p text:style-name="P5">Following the “start with WSDL and Java” development model, the developer uses JSR-181 annotations to associate a service implementation bean with an existing WSDL contract. In this model, the JSR-181 annotations map constructs on the Java class or interface to constructs on the WSDL contract. For example, the developer could use the <text:span text:style-name="Example">@WebMethod.operationName</text:span> annotation to associate a method on the service implementation bean with a predefined <text:span text:style-name="Example">wsdl:operation</text:span>. A JSR-181 implementation that supports this model MUST provide feedback when a service implementation bean no longer adheres to the contract defined by the original WSDL. The form that this feedback takes depends on the implementation. For example, a source editing tool might provide feedback by highlighting the offending annotations, while a command line tool might generate warnings or fail to process a service implementation bean that does not match the associated WSDL.</text:p>
      <text:h text:style-name="Heading_20_2" text:outline-level="2"><text:bookmark-start text:name="__RefHeading__11785_1019203204"/>Processor Responsibilities<text:bookmark-end text:name="__RefHeading__11785_1019203204"/></text:h>
      <text:p text:style-name="P5">The term “JSR-181 processor” denotes the code that processes the annotations in a JSR-181 JWS file to create a runnable Web Service. Typically this involves generating the WSDL and schemas that represent the service and its messages and the deployment descriptors that configure the service for the target runtime. It may also result in the generation of additional source artifacts.</text:p>
      <text:p text:style-name="P5">This specification does not require implementations to follow a particular processing model. An implementation MAY use whatever processing model is appropriate to its environment, as long as it produces a running Web Service with the proper contract and runtime behavior. For example, one implementation might process the JSR-181 annotations directly within the Java compiler to generate a deployable Web Service as the output of compilation; another might provide tools to convert a compiled service implementation bean into a set of artifacts that can be deployed into the container; and a third might configure its runtime container directly off the Java source or class file.</text:p>
      <text:p text:style-name="P5">Each implementation is conformant with JSR-181 as long as it produces a Web Service with the proper runtime behavior.</text:p>
      <text:h text:style-name="Heading_20_2" text:outline-level="2"><text:bookmark-start text:name="__RefHeading__11787_1019203204"/>Runtime Responsibilities<text:bookmark-end text:name="__RefHeading__11787_1019203204"/></text:h>
      <text:p text:style-name="P5">The runtime environment provides lifecycle management, concurrency management, transport services, and security services. This specification defines the set of annotations that a developer may use to specify declaratively the behavior of an application, but does not define a specific runtime environment or container. Instead, the JSR-181 processor is responsible for mapping the annotated Java classes onto a specific runtime environment.</text:p>
      <text:p text:style-name="P5"><text:soft-page-break/>This specification envisions – but does not require – several such runtime environments:</text:p>
      <text:list xml:id="list6552688121770657521" text:style-name="Numbering_20_2">
        <text:list-item>
          <text:p text:style-name="Numbering_20_2">Automatic deployment to a server directory – This is a “drag and drop” deployment model, similar to that used by JSPs. The annotated JWS file is copied in source or class form to a directory monitored by the container. The container examines the annotations in the file to build a WSDL and configures the runtime machinery required for dispatching. This approach provides a simplified deployment model for prototyping and rapid application development (RAD).</text:p>
        </text:list-item>
        <text:list-item>
          <text:p text:style-name="Numbering_20_2">Automatic deployment with external overrides – Similar to approach a), but with the addition of an external configuration file containing overrides to annotations. The additional configuration file allows an administrator to customize the behavior or configuration of the Web Service – such as the endpoint URL - without changing the Java source.</text:p>
        </text:list-item>
        <text:list-item>
          <text:p text:style-name="Numbering_20_2">Generation of Java EE 5 Web Services - In this model, a tool uses the metadata in the annotated Java class to generate a Java EE 5 Web Service based on JSR-109 and JAX-WS. The initial Web Service is generated from the annotated Java source, and the result can be further customized through standard deployment tools, including JSR-88 deployment plans. This feature allows customization of externally modifiable properties at deployment or runtime, without requiring access to the source file for modification and recompilation.</text:p>
        </text:list-item>
      </text:list>
      <text:h text:style-name="P117" text:outline-level="2"><text:bookmark-start text:name="__RefHeading__11789_1019203204"/>Metadata Use<text:bookmark-end text:name="__RefHeading__11789_1019203204"/></text:h>
      <text:p text:style-name="P6"><text:span text:style-name="T2">The metadata that annotates the service implementation bean conforms to the JSR-175 specification and the specific JSR-181 annotation type declarations that are defined in this specification in conjunction with the JSR-175 metadata facility. These annotation type declarations are contained in packages that MUST be imported by every JSR-181 JWS source file. JSR-175 provides the syntax for expressing the annotation element declarations that are in these packages. This JSR specifies the contents of the </text:span><text:span text:style-name="Example"><text:span text:style-name="T2">javax.jws</text:span></text:span><text:span text:style-name="T2"> and </text:span><text:span text:style-name="Example"><text:span text:style-name="T2">javax.jws.soap</text:span></text:span><text:span text:style-name="T2"> packages (see attached APIs).</text:span></text:p>
      <text:p text:style-name="P5">Developers use a standard Java compiler with support for JSR-175 to compile and validate the service implementation bean. The compiler uses the annotation type declarations in the <text:span text:style-name="Example">javax.jws</text:span> and <text:span text:style-name="Example">javax.jws.soap</text:span> packages to check for syntax and type mismatch errors in the Web Service metadata. The result of compilation is a Java .class file containing the Web Service metadata along with the compiled Java code. The class file format for these annotations is specified by JSR-175. Any Web Service metadata that this JSR designates as runtime-visible is also accessible through the standard <text:span text:style-name="Example">java.lang.reflect</text:span> classes from the run-time environment.</text:p>
      <text:h text:style-name="Heading_20_3" text:outline-level="3"><text:bookmark-start text:name="__RefHeading__58154_1019203204"/>Error Checking<text:bookmark-end text:name="__RefHeading__58154_1019203204"/></text:h>
      <text:p text:style-name="P5">Although the compiler can check for syntax and type errors by using the annotation type declaration, syntactically valid metadata may still contain semantic errors. Implementations MUST provide a validation mechanism to perform additional semantic checking to ensure that a service implementation bean is correct. The validation MAY be performed in a separate tool or as part of deployment.</text:p>
      <text:p text:style-name="P5">Examples of semantic checks include:</text:p>
      <text:list xml:id="list110536125141604" text:continue-list="list110536114149253" text:style-name="List_20_1">
        <text:list-item>
          <text:p text:style-name="List_20_1">Ensuring that annotation values match extended types. The Java compiler can ensure that a particular annotation member-value is of the type specified in the annotation type declaration. However, JSR-175 restricts annotations to simple types such as primitives, Strings, and enums. <text:soft-page-break/>As a result, the compiler cannot ensure that, for example, an annotation member is a valid URL. It can only verify that the member is a String. The JSR-181 implementation MUST perform the additional type checking to ensure that the value is a valid URL.</text:p>
        </text:list-item>
        <text:list-item>
          <text:p text:style-name="List_20_1">Ensuring that annotations match the code. For example, the developer MAY use the <text:span text:style-name="Example">@Oneway</text:span> annotation to indicate that a particular operation does not produce an output message. If the operation is marked <text:span text:style-name="Example">@Oneway</text:span>, it MUST NOT have a return value or out/in-out parameters. The JSR-181 implementation MUST provide feedback if this constraint is violated.</text:p>
        </text:list-item>
        <text:list-item>
          <text:p text:style-name="List_20_1">Ensuring that annotations are consistent with respect to other annotations. For example, it is not legal to annotate a method with the <text:span text:style-name="Example">@Oneway</text:span> annotation unless there is also a corresponding <text:span text:style-name="Example">@WebMethod</text:span> annotation. The JSR-181 implementation MUST ensure these constraints are met.</text:p>
        </text:list-item>
      </text:list>
      <text:p text:style-name="P5"><text:span text:style-name="Strong_20_Emphasis">Note:</text:span> Certain types of errors MAY only be caught when the Web Service is deployed or run.</text:p>
      <text:h text:style-name="Heading_20_3" text:outline-level="3"><text:bookmark-start text:name="__RefHeading__58156_1019203204"/>Default Values<text:bookmark-end text:name="__RefHeading__58156_1019203204"/></text:h>
      <text:p text:style-name="P7">JSR-181 defines appropriate defaults for most annotation members. This feature exempts the JWS author from providing tags for the most common Web Service definitions. <text:s/>Although this specification uses the JSR-175 default mechanism wherever possible, this mechanism is only suitable for defining defaults that are constant values. In contrast, many actual default values are not constants but are instead computed from the Java source or other annotations. For example, the default value for the <text:span text:style-name="Example">@WebService.name</text:span> annotation is the simple name of the Java class or interface. This value cannot be represented directly as a JSR-175 default. In scenarios where JSR-175 defaults are not sufficient to describe the required default, a “marker” constant is used instead. When the JSR-181 processor encounters this marker constant, the processor treats the member-value as though it had the computed default described in Section 4. For example, when the JSR-181 processor encounters a <text:span text:style-name="Example">@WebService.name</text:span> annotation with a value of “” (the empty string), it behaves as though the name of the Web Service were the name of the Java class.</text:p>
      <text:h text:style-name="P118" text:outline-level="2"><text:bookmark-start text:name="__RefHeading__11791_1019203204"/>Web Services Metadata<text:bookmark-end text:name="__RefHeading__11791_1019203204"/></text:h>
      <text:p text:style-name="P8">JSR-181 metadata describes declaratively how the logic of a service implementation bean is exposed over networking protocols as a Web Service. The <text:span text:style-name="Example">@WebService</text:span> tag marks a Java class as implementing a Web Service. <text:span text:style-name="Example">@WebMethod</text:span> tags identify the individual methods of the Java class that are exposed externally as Web Service operations, as illustrated in the following example. The example uses JSR-175 syntax and the annotation type declarations defined in the <text:span text:style-name="Example">javax.jws</text:span> and <text:span text:style-name="Example">javax.jws.soap</text:span> packages.</text:p>
      <text:p text:style-name="Listing">import javax.jws.WebService;</text:p>
      <text:p text:style-name="Listing">import javax.jws.WebMethod;</text:p>
      <text:p text:style-name="Listing">@WebService</text:p>
      <text:p text:style-name="Listing">public class HelloWorldService</text:p>
      <text:p text:style-name="Listing">{</text:p>
      <text:p text:style-name="Listing"><text:s text:c="3"/>@WebMethod</text:p>
      <text:p text:style-name="Listing"><text:s text:c="3"/>public String helloWorld()</text:p>
      <text:p text:style-name="Listing"><text:s text:c="3"/>{</text:p>
      <text:p text:style-name="Listing"><text:s text:c="6"/>return "Hello World!";</text:p>
      <text:p text:style-name="Listing"><text:s text:c="3"/>}</text:p>
      <text:p text:style-name="Listing">}</text:p>
      <text:p text:style-name="P8"><text:soft-page-break/>Most of these metadata tags have reasonable defaults, which are explicitly called out in Section 4. Most of these metadata tags have reasonable defaults, which are explicitly called out in this document. The JWS author can avoid providing tags for the most common Web Service definitions.</text:p>
      <text:p text:style-name="P8">Sections 2.6.1 through 2.6.3 describe the types of annotations provided by JSR-181.</text:p>
      <text:h text:style-name="Heading_20_3" text:outline-level="3"><text:bookmark-start text:name="__RefHeading__58158_1019203204"/>WSDL Mapping Annotations<text:bookmark-end text:name="__RefHeading__58158_1019203204"/></text:h>
      <text:p text:style-name="P9">WSDL mapping annotations control the mapping from Java source onto WSDL constructs. As described in 2.2 Development Models, this specification supports both a “start with Java” and a “start with WSDL” development model. In “start with Java,” the WSDL mapping annotations control the shape of the WSDL generated from the Java source. In “start with WSDL,” the WSDL mapping annotations associate the Java source with pre-existing WSDL constructs.</text:p>
      <text:h text:style-name="Heading_20_3" text:outline-level="3"><text:bookmark-start text:name="__RefHeading__58160_1019203204"/>Binding Annotations<text:bookmark-end text:name="__RefHeading__58160_1019203204"/></text:h>
      <text:p text:style-name="P9">Binding annotations specify the network protocols and message formats that are supported by the Web Service. For example, the presence of a <text:span text:style-name="Example">@SOAPBinding</text:span> annotation tells the processor to make the service available over the SOAP 1.1 message. Fields on this annotation allow the developer to customize the way the mapping of the implementation object onto SOAP messages.</text:p>
      <text:p text:style-name="P9">JSR-181 defines a single set of annotations that map the implementation object to the SOAP protocol binding. JSR-181 implementations MAY support additional binding annotations for other protocols. Non-normative examples of such binding annotations can be found in Appendix C.</text:p>
      <text:h text:style-name="Heading_20_3" text:outline-level="3"><text:bookmark-start text:name="__RefHeading__58162_1019203204"/>Handler Annotations<text:bookmark-end text:name="__RefHeading__58162_1019203204"/></text:h>
      <text:p text:style-name="P9">Handler annotations allow the developer to extend a Web Service with additional functionality that runs before and after the business methods of the Web Service.</text:p>
      <text:h text:style-name="P92" text:outline-level="1"><text:bookmark-start text:name="__RefHeading__11793_1019203204"/>Server Programming Model<text:bookmark-end text:name="__RefHeading__11793_1019203204"/></text:h>
      <text:p text:style-name="P10">This section describes the server programming model for JSR-181. The JSR-181 server programming model is a simplification of the existing Java EE Web Services server programming models, as defined in JAX-WS and JSR-109. JSR-181 simplifies these models by allowing the developer to focus on business logic and using annotations to generate related artifacts.</text:p>
      <text:h text:style-name="Heading_20_2" text:outline-level="2"><text:bookmark-start text:name="__RefHeading__11795_1019203204"/>Service Implementation Bean<text:bookmark-end text:name="__RefHeading__11795_1019203204"/></text:h>
      <text:p text:style-name="P10">A developer who implements Web Services with JSR-181 is responsible for implementing the service implementation bean containing the Web Service’s business logic. A JSR-181 service implementation bean MUST meet the following requirements:</text:p>
      <text:list xml:id="list110536135159168" text:continue-numbering="true" text:style-name="List_20_1">
        <text:list-item>
          <text:p text:style-name="List_20_1">The implementation bean MUST be an outer public class, MUST NOT be final, and MUST NOT be abstract.</text:p>
        </text:list-item>
        <text:list-item>
          <text:p text:style-name="List_20_1">The implementation bean MUST have a default public constructor.</text:p>
        </text:list-item>
        <text:list-item>
          <text:p text:style-name="List_20_1">The implementation MUST NOT define a <text:span text:style-name="Example">finalize()</text:span> method.</text:p>
        </text:list-item>
        <text:list-item>
          <text:p text:style-name="List_20_1">The implementation bean MUST include a <text:span text:style-name="Example">@WebService</text:span> class-level annotation, indicating that it implements a Web Service. More information on the <text:span text:style-name="Example">@WebService</text:span> annotation may be found in 4.1Annotation: <text:span text:style-name="Example">javax.jws.WebService</text:span>.</text:p>
        </text:list-item>
        <text:list-item>
          <text:p text:style-name="List_20_1">The implementation bean MAY reference a service endpoint interface by using the <text:span text:style-name="Example">@WebService.endpointInterface</text:span> annotation. If the implementation bean references a service endpoint interface, it MUST implement all the methods on the service endpoint interface. If the implementation bean references a service endpoint interface, that service endpoint interface is used to determine the abstract WSDL contract (portType and bindings). In this case, the service implementation bean MUST NOT include any JSR-181 annotations other than <text:span text:style-name="Example">@WebService</text:span> and <text:span text:style-name="Example">@HandlerChain</text:span>. In addition, the <text:span text:style-name="Example">@WebService</text:span> annotation MUST NOT include the name annotation element. More information on the <text:span text:style-name="Example">@WebService.endpointInterface</text:span> annotation element may be found in 4.1 Annotation: <text:span text:style-name="Example">javax.jws.WebService</text:span>.</text:p>
        </text:list-item>
        <text:list-item>
          <text:p text:style-name="P106">If the implementation bean does not reference a service endpoint interface by using the <text:span text:style-name="Example">@WebService.endpointInterface</text:span> annotation, the bean class implicitly defines a service endpoint interface (SEI). The SEI MUST meet the requirements specified in JAX-WS 2.0 [5], section 3.3</text:p>
        </text:list-item>
      </text:list>
      <text:h text:style-name="Heading_20_2" text:outline-level="2"><text:bookmark-start text:name="__RefHeading__11797_1019203204"/>Service Endpoint Interface<text:bookmark-end text:name="__RefHeading__11797_1019203204"/></text:h>
      <text:p text:style-name="Text_20_body">A JSR-181 service implementation bean MAY reference a service endpoint interface, thus separating the contract definition from the implementation. A JSR-181 service endpoint interface MUST meet the requirements specified in JAX-WS 2.0 [5], section 3.4, with the following exceptions:</text:p>
      <text:list xml:id="list110536139151919" text:continue-numbering="true" text:style-name="List_20_1">
        <text:list-item>
          <text:p text:style-name="List_20_1">The service endpoint interface MUST be an outer public interface.</text:p>
        </text:list-item>
        <text:list-item>
          <text:p text:style-name="List_20_1">The service endpoint interface MUST include a <text:span text:style-name="Example">@WebService</text:span> annotation, indicating that it is defining the contract for a Web Service.</text:p>
        </text:list-item>
        <text:list-item>
          <text:p text:style-name="List_20_1">The service endpoint interface MAY extend <text:span text:style-name="Example">java.rmi.Remote</text:span> either directly or indirectly, but is not REQUIRED to do so.</text:p>
        </text:list-item>
        <text:list-item>
          <text:p text:style-name="List_20_1"><text:soft-page-break/>All methods on the service endpoint interface, including methods inherited from super-interfaces, are mapped to WSDL operations regardless of whether they include a <text:span text:style-name="Example">@WebMethod</text:span> annotation. A method MAY include a <text:span text:style-name="Example">@WebMethod</text:span> annotation to customize the mapping to WSDL, but is not REQUIRED to do so.</text:p>
        </text:list-item>
        <text:list-item>
          <text:p text:style-name="List_20_1">The service endpoint interface MAY include other JSR-181 annotations to control the mapping from Java to WSDL.</text:p>
        </text:list-item>
        <text:list-item>
          <text:p text:style-name="List_20_1">The service endpoint interface MUST NOT include the JSR-181 annotation elements <text:span text:style-name="Example">portName</text:span>, <text:span text:style-name="Example">serviceName</text:span> and <text:span text:style-name="Example">endpointInterface</text:span> of the annotation <text:span text:style-name="Example">@WebService</text:span>.</text:p>
        </text:list-item>
      </text:list>
      <text:h text:style-name="Heading_20_2" text:outline-level="2"><text:bookmark-start text:name="__RefHeading__11799_1019203204"/>Web Method<text:bookmark-end text:name="__RefHeading__11799_1019203204"/></text:h>
      <text:p text:style-name="Text_20_body">A method will be exposed as a Web Service operation, making it part of the Web Service’s public contract according to rules specified in 3.1 Service Implementation Bean or in 3.2 Service Endpoint Interface if the service implementation bean implements a service endpoint interface. An exposed method MUST meet the following requirements.</text:p>
      <text:list xml:id="list110536143162443" text:continue-numbering="true" text:style-name="List_20_1">
        <text:list-item>
          <text:p text:style-name="List_20_1">The method MUST be public.</text:p>
        </text:list-item>
        <text:list-item>
          <text:p text:style-name="List_20_1">The method’s parameters, return value, and exceptions MUST follow the rules defined in JAX-WS 2.0 [5], section 3.6).</text:p>
        </text:list-item>
        <text:list-item>
          <text:p text:style-name="List_20_1">The method MAY throw <text:span text:style-name="Example">java.rmi.RemoteException</text:span>, but is not REQUIRED to do so.</text:p>
        </text:list-item>
      </text:list>
      <text:h text:style-name="Heading_20_1" text:outline-level="1"><text:bookmark-start text:name="__RefHeading__11801_1019203204"/>Web Services Metadata<text:bookmark-end text:name="__RefHeading__11801_1019203204"/></text:h>
      <text:p text:style-name="Text_20_body">This section contains the specifications of each individual Web Service metadata items. Both the annotation type declarations (using JSR-175 syntax) and usage examples are given for each metadata item.</text:p>
      <text:h text:style-name="Heading_20_2" text:outline-level="2"><text:bookmark-start text:name="__RefHeading__11803_1019203204"/>Annotation: <text:span text:style-name="Example">javax.jws.WebService</text:span><text:bookmark-end text:name="__RefHeading__11803_1019203204"/></text:h>
      <text:h text:style-name="Heading_20_3" text:outline-level="3"><text:bookmark-start text:name="__RefHeading__58164_1019203204"/>Description<text:bookmark-end text:name="__RefHeading__58164_1019203204"/></text:h>
      <text:p text:style-name="Text_20_body">Marks a Java class as implementing a Web Service, or a Java interface as defining a Web Ser<text:span text:style-name="T4">v</text:span>ice interface.</text:p>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36">Member-<text:span text:style-name="T25">V</text:span>alue</text:p>
            </table:table-cell>
            <table:table-cell table:style-name="Tabela1.A1" office:value-type="string">
              <text:p text:style-name="P36">Meaning</text:p>
            </table:table-cell>
            <table:table-cell table:style-name="Tabela1.C1" office:value-type="string">
              <text:p text:style-name="P36">Default</text:p>
            </table:table-cell>
          </table:table-row>
        </table:table-header-rows>
        <table:table-row table:style-name="Tabela1.1">
          <table:table-cell table:style-name="Tabela1.A2" office:value-type="string">
            <text:p text:style-name="P62"><text:span text:style-name="Example">name</text:span></text:p>
          </table:table-cell>
          <table:table-cell table:style-name="Tabela1.A2" office:value-type="string">
            <text:p text:style-name="P62">The name of the Web Service. Used as the name of the <text:span text:style-name="Example">wsdl:portType</text:span> when mapped to WSDL 1.1</text:p>
          </table:table-cell>
          <table:table-cell table:style-name="Tabela1.C2" office:value-type="string">
            <text:p text:style-name="P62">Simple name of the Java class or interface</text:p>
          </table:table-cell>
        </table:table-row>
        <table:table-row table:style-name="Tabela1.1">
          <table:table-cell table:style-name="Tabela1.A2" office:value-type="string">
            <text:p text:style-name="P69"><text:span text:style-name="Example">targetNamespace</text:span></text:p>
          </table:table-cell>
          <table:table-cell table:style-name="Tabela1.A2" office:value-type="string">
            <text:p text:style-name="P69">If the <text:span text:style-name="Example">@WebService.targetNamespace</text:span> annotation is on a service endpoint interface, the <text:span text:style-name="Example">targetNamespace</text:span> is used for the namespace for the <text:span text:style-name="Example">wsdl:portType</text:span> (and associated XML elements).</text:p>
            <text:p text:style-name="P69">If the <text:span text:style-name="Example">@WebService.targetNamespace</text:span> annotation is on a service implementation bean that does NOT reference a service endpoint interface (through the <text:span text:style-name="Example">endpointInterface</text:span> annotation element), the <text:span text:style-name="Example">targetNamespace</text:span> is used for both the <text:span text:style-name="Example">wsdl:portType</text:span> and the <text:span text:style-name="Example">wsdl:service</text:span> (and associated XML elements).</text:p>
            <text:p text:style-name="P69">If the <text:span text:style-name="Example">@WebService.targetNamespace</text:span> annotation is on a service implementation bean that does reference a service endpoint interface (through the <text:span text:style-name="Example">endpointInterface</text:span> annotation element), the <text:span text:style-name="Example">targetNamespace</text:span> is used for only the <text:span text:style-name="Example">wsdl:service</text:span> (and associated XML elements).</text:p>
          </table:table-cell>
          <table:table-cell table:style-name="Tabela1.C2" office:value-type="string">
            <text:p text:style-name="P69">Implementation defined, as described in JAX-WS 2.0 [5], section 3.2.</text:p>
          </table:table-cell>
        </table:table-row>
        <table:table-row table:style-name="Tabela1.1">
          <table:table-cell table:style-name="Tabela1.A2" office:value-type="string">
            <text:p text:style-name="P70"><text:span text:style-name="Example">serviceName</text:span></text:p>
          </table:table-cell>
          <table:table-cell table:style-name="Tabela1.A2" office:value-type="string">
            <text:p text:style-name="P70">The service name of the Web Service. Used as the name of the <text:span text:style-name="Example">wsdl:service</text:span> when mapped to WSDL 1.1.</text:p>
            <text:p text:style-name="P70">This member-value is not allowed on endpoint interfaces.</text:p>
          </table:table-cell>
          <table:table-cell table:style-name="Tabela1.C2" office:value-type="string">
            <text:p text:style-name="P70">Simple name of the Java class + “Service”</text:p>
          </table:table-cell>
        </table:table-row>
        <table:table-row table:style-name="Tabela1.1">
          <table:table-cell table:style-name="Tabela1.A2" office:value-type="string">
            <text:p text:style-name="P70"><text:span text:style-name="Example">portName</text:span></text:p>
          </table:table-cell>
          <table:table-cell table:style-name="Tabela1.A2" office:value-type="string">
            <text:p text:style-name="P70">Used as the name of the <text:span text:style-name="Example">wsdl:port</text:span> when mapped to WSDL 1.1.</text:p>
            <text:p text:style-name="P70">This member-value is not allowed on endpoint interfaces.</text:p>
          </table:table-cell>
          <table:table-cell table:style-name="Tabela1.C2" office:value-type="string">
            <text:p text:style-name="P70"><text:span text:style-name="Example">@WebService.name</text:span> +”Port”</text:p>
          </table:table-cell>
        </table:table-row>
        <table:table-row table:style-name="Tabela1.1">
          <table:table-cell table:style-name="Tabela1.A2" office:value-type="string">
            <text:p text:style-name="P70"><text:span text:style-name="Example">wsdlLocation</text:span></text:p>
          </table:table-cell>
          <table:table-cell table:style-name="Tabela1.A2" office:value-type="string">
            <text:p text:style-name="P70">The location of a pre-defined WSDL describing the service. The <text:span text:style-name="Example">wsdlLocation</text:span> is a URL (relative or absolute) that refers to a pre-existing WSDL file. The presence of a <text:span text:style-name="Example">wsdlLocation</text:span> value indicates that the service implementation bean is implementing a pre-defined WSDL contract. The JSR-181 tool MUST provide feedback if the service implementation bean is inconsistent with the portType and bindings declared in this WSDL. Note that a single WSDL file might contain multiple <text:span text:style-name="Example">portTypes</text:span> and multiple bindings. The annotations on the service implementation bean determine the specific portType and bindings that correspond to the Web Service.</text:p>
          </table:table-cell>
          <table:table-cell table:style-name="Tabela1.C2" office:value-type="string">
            <text:p text:style-name="P70">None</text:p>
          </table:table-cell>
        </table:table-row>
        <table:table-row table:style-name="Tabela1.1">
          <table:table-cell table:style-name="Tabela1.A2" office:value-type="string">
            <text:p text:style-name="P70"><text:span text:style-name="Example">endpointInterface</text:span></text:p>
          </table:table-cell>
          <table:table-cell table:style-name="Tabela1.A2" office:value-type="string">
            <text:p text:style-name="P70">The complete name of the service endpoint interface defining the service’s abstract Web Service contract. This annotation allows the developer to separate the interface contract from the implementation. If this annotation is present, the service endpoint interface is used to determine the abstract WSDL contract (portType and bindings). The service endpoint interface MAY include JSR-181 annotations to customize the mapping from Java to WSDL. <text:s/><text:soft-page-break/>The service implementation bean MAY implement the service endpoint interface, but is not REQUIRED to do so.</text:p>
            <text:p text:style-name="P70">This member-value is not allowed on endpoint interfaces.</text:p>
          </table:table-cell>
          <table:table-cell table:style-name="Tabela1.C2" office:value-type="string">
            <text:p text:style-name="P70">None.</text:p>
            <text:p text:style-name="P70">The Web Service contract is generated from annotations on the service implementation bean. If a service endpoint interface <text:soft-page-break/>is required by the target environment, it will be generated into an implementation-defined package with an implementation-defined name.</text:p>
          </table:table-cell>
        </table:table-row>
      </table:table>
      <text:h text:style-name="Heading_20_3" text:outline-level="3"><text:bookmark-start text:name="__RefHeading__58166_1019203204"/>Annotation Type Definition<text:bookmark-end text:name="__RefHeading__58166_1019203204"/></text:h>
      <text:p text:style-name="Listing">@Retention(value=RetentionPolicy.RUNTIME)</text:p>
      <text:p text:style-name="Listing">@Target({TYPE})</text:p>
      <text:p text:style-name="Listing">public @interface WebService {</text:p>
      <text:p text:style-name="Listing"><text:s text:c="3"/>String name() default "";</text:p>
      <text:p text:style-name="P43"><text:s text:c="3"/>String targetNamespace() default "";</text:p>
      <text:p text:style-name="P43"><text:s text:c="3"/>String serviceName() default "";</text:p>
      <text:p text:style-name="P43"><text:s text:c="3"/>String portName() default "";</text:p>
      <text:p text:style-name="P43"><text:s text:c="3"/>String wsdlLocation() default "";</text:p>
      <text:p text:style-name="P43"><text:s text:c="3"/>String endpointInterface() default "";</text:p>
      <text:p text:style-name="Listing">};</text:p>
      <text:h text:style-name="Heading_20_3" text:outline-level="3"><text:bookmark-start text:name="__RefHeading__58168_1019203204"/>Example<text:bookmark-end text:name="__RefHeading__58168_1019203204"/></text:h>
      <text:p text:style-name="P29">Java source:</text:p>
      <text:p text:style-name="P44">/**</text:p>
      <text:p text:style-name="P44"><text:s/>* Annotated Implementation Object</text:p>
      <text:p text:style-name="Listing"><text:s/>*/</text:p>
      <text:p text:style-name="Listing">@WebService(</text:p>
      <text:p text:style-name="Listing"><text:s text:c="3"/>name = "EchoService",</text:p>
      <text:p text:style-name="Listing"><text:s text:c="3"/>targetNamespace = "http://www.openuri.org/2004/04/HelloWorld"</text:p>
      <text:p text:style-name="Listing">)</text:p>
      <text:p text:style-name="Listing">public class EchoServiceImpl {</text:p>
      <text:p text:style-name="P43"><text:s text:c="3"/>@WebMethod</text:p>
      <text:p text:style-name="P43"><text:s text:c="3"/>public String echo(String input) {</text:p>
      <text:p text:style-name="P43"><text:s text:c="6"/>return input;</text:p>
      <text:p text:style-name="P43"><text:s text:c="3"/>}</text:p>
      <text:p text:style-name="Listing">}</text:p>
      <text:h text:style-name="Heading_20_2" text:outline-level="2"><text:bookmark-start text:name="__RefHeading__11805_1019203204"/>Annotation: <text:span text:style-name="Example">javax.jws.WebMethod</text:span><text:bookmark-end text:name="__RefHeading__11805_1019203204"/></text:h>
      <text:h text:style-name="Heading_20_3" text:outline-level="3"><text:bookmark-start text:name="__RefHeading__58170_1019203204"/>Description<text:bookmark-end text:name="__RefHeading__58170_1019203204"/></text:h>
      <text:p text:style-name="P11">Customizes a method that is exposed as a Web Service operation. The <text:span text:style-name="Example">WebMethod</text:span> annotation includes the following member-value pairs:</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37">Member-<text:span text:style-name="T25">V</text:span>alue</text:p>
            </table:table-cell>
            <table:table-cell table:style-name="Tabela2.A1" office:value-type="string">
              <text:p text:style-name="P37">Meaning</text:p>
            </table:table-cell>
            <table:table-cell table:style-name="Tabela2.C1" office:value-type="string">
              <text:p text:style-name="P37">Default</text:p>
            </table:table-cell>
          </table:table-row>
        </table:table-header-rows>
        <table:table-row table:style-name="Tabela2.1">
          <table:table-cell table:style-name="Tabela2.A2" office:value-type="string">
            <text:p text:style-name="P63"><text:span text:style-name="Example"><text:span text:style-name="T5">operationName</text:span></text:span></text:p>
          </table:table-cell>
          <table:table-cell table:style-name="Tabela2.A2" office:value-type="string">
            <text:p text:style-name="P71">Name of the <text:span text:style-name="Example">wsdl:operation</text:span> matching this method.</text:p>
          </table:table-cell>
          <table:table-cell table:style-name="Tabela2.C2" office:value-type="string">
            <text:p text:style-name="P71">Name of the Java method</text:p>
          </table:table-cell>
        </table:table-row>
        <table:table-row table:style-name="Tabela2.1">
          <table:table-cell table:style-name="Tabela2.A2" office:value-type="string">
            <text:p text:style-name="P71"><text:span text:style-name="Example">action</text:span></text:p>
          </table:table-cell>
          <table:table-cell table:style-name="Tabela2.A2" office:value-type="string">
            <text:p text:style-name="P71">The action for this operation. For SOAP bindings, this determines the value of the soap action.</text:p>
          </table:table-cell>
          <table:table-cell table:style-name="Tabela2.C2" office:value-type="string">
            <text:p text:style-name="P63">“”</text:p>
          </table:table-cell>
        </table:table-row>
        <table:table-row table:style-name="Tabela2.1">
          <table:table-cell table:style-name="Tabela2.A2" office:value-type="string">
            <text:p text:style-name="P71"><text:span text:style-name="Example">exclude</text:span></text:p>
          </table:table-cell>
          <table:table-cell table:style-name="Tabela2.A2" office:value-type="string">
            <text:p text:style-name="P71">Marks a method to NOT be exposed as a web method. Used to stop an <text:soft-page-break/>inherited method from being exposed as part of this web service. </text:p>
            <text:p text:style-name="P71">If this element is specified, other elements MUST NOT be specified for the <text:span text:style-name="Example">@WebMethod</text:span>.</text:p>
            <text:p text:style-name="P71">This member-value is not allowed on endpoint interfaces.</text:p>
          </table:table-cell>
          <table:table-cell table:style-name="Tabela2.C2" office:value-type="string">
            <text:p text:style-name="P71"><text:span text:style-name="Example">false</text:span></text:p>
          </table:table-cell>
        </table:table-row>
      </table:table>
      <text:h text:style-name="Heading_20_3" text:outline-level="3"><text:bookmark-start text:name="__RefHeading__58172_1019203204"/>Annotation Type Definition<text:bookmark-end text:name="__RefHeading__58172_1019203204"/></text:h>
      <text:p text:style-name="Listing">@Retention(value=RetentionPolicy.RUNTIME)</text:p>
      <text:p text:style-name="Listing">@Target({METHOD})</text:p>
      <text:p text:style-name="Listing">public @interface WebMethod {</text:p>
      <text:p text:style-name="Listing"><text:s text:c="3"/>String operationName() default "";</text:p>
      <text:p text:style-name="Listing"><text:s text:c="3"/>String action() default "" ;</text:p>
      <text:p text:style-name="Listing"><text:s text:c="3"/>boolean exclude() default false;</text:p>
      <text:p text:style-name="Listing">};</text:p>
      <text:h text:style-name="Heading_20_3" text:outline-level="3"><text:bookmark-start text:name="__RefHeading__58174_1019203204"/>Example<text:bookmark-end text:name="__RefHeading__58174_1019203204"/></text:h>
      <text:p text:style-name="P12">Java source:</text:p>
      <text:p text:style-name="Listing">@WebService</text:p>
      <text:p text:style-name="Listing">public class MyWebService {</text:p>
      <text:p text:style-name="Listing"><text:s text:c="3"/>@WebMethod(operationName = "echoString", action="urn:EchoString")</text:p>
      <text:p text:style-name="Listing"><text:s text:c="3"/>public String echo(String input) {</text:p>
      <text:p text:style-name="Listing"><text:s text:c="6"/>return input;</text:p>
      <text:p text:style-name="Listing"><text:s text:c="3"/>}</text:p>
      <text:p text:style-name="Listing">}</text:p>
      <text:p text:style-name="P12">Resulting WSDL:</text:p>
      <text:p text:style-name="Listing">&lt;definitions&gt;</text:p>
      <text:p text:style-name="Listing"><text:s text:c="3"/>&lt;portType name="MyWebService"&gt;</text:p>
      <text:p text:style-name="Listing"><text:s text:c="6"/>&lt;operation name="echoString"&gt;</text:p>
      <text:p text:style-name="Listing"><text:s text:c="9"/>&lt;input message="echoString"/&gt;</text:p>
      <text:p text:style-name="Listing"><text:s text:c="9"/>&lt;output message="echoStringResponse"/&gt;</text:p>
      <text:p text:style-name="Listing"><text:s text:c="6"/>&lt;/operation&gt;</text:p>
      <text:p text:style-name="Listing"><text:s text:c="3"/>&lt;/portType&gt;</text:p>
      <text:p text:style-name="Listing"><text:s text:c="3"/>&lt;binding name="PingServiceHttpSoap" type="MyWebService"&gt;</text:p>
      <text:p text:style-name="Listing"><text:s text:c="6"/>&lt;operation name="echoString"&gt;</text:p>
      <text:p text:style-name="Listing"><text:s text:c="9"/>&lt;soap:operation soapAction="urn:EchoString"/&gt;</text:p>
      <text:p text:style-name="Listing"><text:s text:c="6"/>&lt;/operation&gt;</text:p>
      <text:p text:style-name="Listing"><text:s text:c="3"/>&lt;/binding&gt;</text:p>
      <text:p text:style-name="Listing">&lt;/definitions&gt;</text:p>
      <text:h text:style-name="Heading_20_2" text:outline-level="2"><text:bookmark-start text:name="__RefHeading__11807_1019203204"/>Annotation: <text:span text:style-name="Example">javax.jws.Oneway</text:span><text:bookmark-end text:name="__RefHeading__11807_1019203204"/></text:h>
      <text:h text:style-name="Heading_20_3" text:outline-level="3"><text:bookmark-start text:name="__RefHeading__58176_1019203204"/>Description<text:bookmark-end text:name="__RefHeading__58176_1019203204"/></text:h>
      <text:p text:style-name="P13">Indicates that the given web method has only an input message and no output. Typically, a oneway method returns the thread of control to the calling application prior to executing the actual business method. A JSR-181 processor is REQUIRED to report an error if an operation marked <text:span text:style-name="Example">@Oneway</text:span> has a return value, declares any checked exceptions or has any INOUT or OUT parameters.</text:p>
      <text:h text:style-name="Heading_20_3" text:outline-level="3"><text:bookmark-start text:name="__RefHeading__58178_1019203204"/><text:soft-page-break/>Annotation Type Definition<text:bookmark-end text:name="__RefHeading__58178_1019203204"/></text:h>
      <text:p text:style-name="Listing">@Retention(value=RetentionPolicy.RUNTIME)</text:p>
      <text:p text:style-name="Listing">@Target({METHOD})</text:p>
      <text:p text:style-name="Listing">public @interface Oneway {</text:p>
      <text:p text:style-name="Listing">};</text:p>
      <text:h text:style-name="Heading_20_3" text:outline-level="3"><text:bookmark-start text:name="__RefHeading__58180_1019203204"/>Example<text:bookmark-end text:name="__RefHeading__58180_1019203204"/></text:h>
      <text:p text:style-name="P13">Java source:</text:p>
      <text:p text:style-name="Listing">@WebService</text:p>
      <text:p text:style-name="Listing">public class PingService {</text:p>
      <text:p text:style-name="Listing"><text:s text:c="3"/>@WebMethod</text:p>
      <text:p text:style-name="Listing"><text:s text:c="3"/>@Oneway</text:p>
      <text:p text:style-name="Listing"><text:s text:c="3"/>public void ping() {</text:p>
      <text:p text:style-name="Listing"><text:s text:c="3"/>}</text:p>
      <text:p text:style-name="Listing">};</text:p>
      <text:p text:style-name="P13">Resulting WSDL:</text:p>
      <text:p text:style-name="Listing">&lt;definitions&gt;</text:p>
      <text:p text:style-name="Listing"><text:s text:c="3"/>&lt;message name="ping"/&gt;</text:p>
      <text:p text:style-name="Listing"><text:s text:c="3"/>&lt;portType name="PingService"&gt;</text:p>
      <text:p text:style-name="Listing"><text:s text:c="6"/>&lt;operation name="ping"&gt;</text:p>
      <text:p text:style-name="Listing"><text:s text:c="9"/>&lt;input message="ping"/&gt;</text:p>
      <text:p text:style-name="Listing"><text:s text:c="6"/>&lt;/operation&gt;</text:p>
      <text:p text:style-name="Listing"><text:s text:c="3"/>&lt;/portType&gt;</text:p>
      <text:p text:style-name="Listing">&lt;/definitions&gt;</text:p>
      <text:h text:style-name="Heading_20_2" text:outline-level="2"><text:bookmark-start text:name="__RefHeading__11809_1019203204"/><text:span text:style-name="T6">A</text:span>nnotation: <text:span text:style-name="Example">javax.jws.WebParam</text:span><text:bookmark-end text:name="__RefHeading__11809_1019203204"/></text:h>
      <text:h text:style-name="Heading_20_3" text:outline-level="3"><text:bookmark-start text:name="__RefHeading__58182_1019203204"/>Description<text:bookmark-end text:name="__RefHeading__58182_1019203204"/></text:h>
      <text:p text:style-name="P14">Customizes the mapping of an individual parameter to a Web Service message part and XML element.</text:p>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38">Member-<text:span text:style-name="T25">V</text:span>alue</text:p>
            </table:table-cell>
            <table:table-cell table:style-name="Tabela3.A1" office:value-type="string">
              <text:p text:style-name="P38">Meaning</text:p>
            </table:table-cell>
            <table:table-cell table:style-name="Tabela3.C1" office:value-type="string">
              <text:p text:style-name="P38">Default</text:p>
            </table:table-cell>
          </table:table-row>
        </table:table-header-rows>
        <table:table-row table:style-name="Tabela3.1">
          <table:table-cell table:style-name="Tabela3.A2" office:value-type="string">
            <text:p text:style-name="P64"><text:span text:style-name="Example"><text:span text:style-name="T7">name</text:span></text:span></text:p>
          </table:table-cell>
          <table:table-cell table:style-name="Tabela3.A2" office:value-type="string">
            <text:p text:style-name="P72">Name of the parameter.</text:p>
            <text:p text:style-name="P72">If the operation is <text:span text:style-name="Example">rpc</text:span> style and <text:span text:style-name="Example">@WebParam.partName</text:span> has not been specified, this is name of the <text:span text:style-name="Example">wsdl:part</text:span> representing the parameter.</text:p>
            <text:p text:style-name="P72">If the operation is document style or the parameter maps to a header, this is the local name of the XML element representing the parameter.</text:p>
            <text:p text:style-name="P72">A name MUST be specified if the operation is document style, the parameter style is BARE, and the mode is OUT or INOUT.</text:p>
          </table:table-cell>
          <table:table-cell table:style-name="Tabela3.C2" office:value-type="string">
            <text:p text:style-name="P73"><text:span text:style-name="Example">@WebMethod.operationName</text:span>, if the operation is <text:span text:style-name="Example">document</text:span> style and the parameter style is BARE, <text:span text:style-name="T25">and the parameter does not map to a header, and the mode is IN or INOUT.</text:span></text:p>
            <text:p text:style-name="P85"><text:span text:style-name="Example"><text:span text:style-name="T25">@WebMethod.operation Name</text:span></text:span><text:span text:style-name="T25">+”Response”, if the operation is </text:span><text:span text:style-name="Example"><text:span text:style-name="T25">document</text:span></text:span><text:span text:style-name="T25"> style and the parameter style is BARE, and the parameter does not map to a header, and the mode is OUT.</text:span></text:p>
            <text:p text:style-name="P72">Otherwise, the default is <text:soft-page-break/>arg<text:span text:style-name="Emphasis">N</text:span>, where <text:span text:style-name="Emphasis">N</text:span> represents the index of the parameter in the method signature (starting at arg<text:span text:style-name="Emphasis">0</text:span>).</text:p>
          </table:table-cell>
        </table:table-row>
        <table:table-row table:style-name="Tabela3.1">
          <table:table-cell table:style-name="Tabela3.A2" office:value-type="string">
            <text:p text:style-name="P72"><text:span text:style-name="Example">partName</text:span></text:p>
          </table:table-cell>
          <table:table-cell table:style-name="Tabela3.A2" office:value-type="string">
            <text:p text:style-name="P74">The name of the <text:span text:style-name="Example">wsdl:part</text:span> representing this parameter. This is only used if the operation is rpc style or if the operation is document style and the parameter style is BARE.</text:p>
          </table:table-cell>
          <table:table-cell table:style-name="Tabela3.C2" office:value-type="string">
            <text:p text:style-name="P74"><text:span text:style-name="Example">@WebParam.name</text:span></text:p>
          </table:table-cell>
        </table:table-row>
        <table:table-row table:style-name="Tabela3.1">
          <table:table-cell table:style-name="Tabela3.A2" office:value-type="string">
            <text:p text:style-name="P72"><text:span text:style-name="Example">targetNamespace</text:span></text:p>
          </table:table-cell>
          <table:table-cell table:style-name="Tabela3.A2" office:value-type="string">
            <text:p text:style-name="P74">The XML namespace for the parameter.</text:p>
            <text:p text:style-name="P74">Only used if the operation is document style or the parameter maps to a header.</text:p>
            <text:p text:style-name="P74">If the target namespace is set to “”, this represents the empty namespace.</text:p>
          </table:table-cell>
          <table:table-cell table:style-name="Tabela3.C2" office:value-type="string">
            <text:p text:style-name="P74">The empty namespace, if the operation is document style, the parameter style is WRAPPED, and the parameter does not map to a header.</text:p>
            <text:p text:style-name="P74">Otherwise, the default is the <text:span text:style-name="Example">targetNamespace</text:span> for the Web Service.</text:p>
          </table:table-cell>
        </table:table-row>
        <table:table-row table:style-name="Tabela3.1">
          <table:table-cell table:style-name="Tabela3.A2" office:value-type="string">
            <text:p text:style-name="P72"><text:span text:style-name="Example">mode</text:span></text:p>
          </table:table-cell>
          <table:table-cell table:style-name="Tabela3.A2" office:value-type="string">
            <text:p text:style-name="P75">The direction in which the parameter is flowing. One of IN, OUT, or INOUT. The OUT and INOUT modes may only be specified for parameter types that conform to the definition of Holder types (JAX-WS 2.0 [5], section 2.3.3). Parameters that are Holder Types MUST be OUT or INOUT.</text:p>
          </table:table-cell>
          <table:table-cell table:style-name="Tabela3.C2" office:value-type="string">
            <text:p text:style-name="P75">IN if not a Holder type. INOUT if a Holder type.</text:p>
          </table:table-cell>
        </table:table-row>
        <table:table-row table:style-name="Tabela3.1">
          <table:table-cell table:style-name="Tabela3.A2" office:value-type="string">
            <text:p text:style-name="P72"><text:span text:style-name="Example">header</text:span></text:p>
          </table:table-cell>
          <table:table-cell table:style-name="Tabela3.A2" office:value-type="string">
            <text:p text:style-name="P75">If true, the parameter is pulled from a message header rather then the message body.</text:p>
          </table:table-cell>
          <table:table-cell table:style-name="Tabela3.C2" office:value-type="string">
            <text:p text:style-name="P75">false</text:p>
          </table:table-cell>
        </table:table-row>
      </table:table>
      <text:h text:style-name="Heading_20_3" text:outline-level="3"><text:bookmark-start text:name="__RefHeading__58184_1019203204"/>Annotation Type Definition<text:bookmark-end text:name="__RefHeading__58184_1019203204"/></text:h>
      <text:p text:style-name="Listing">@Retention(value=RetentionPolicy.RUNTIME)</text:p>
      <text:p text:style-name="Listing">@Target({PARAMETER})</text:p>
      <text:p text:style-name="Listing">public @interface WebParam {</text:p>
      <text:p text:style-name="Listing"><text:s text:c="3"/>public enum Mode {</text:p>
      <text:p text:style-name="Listing"><text:s text:c="6"/>IN,</text:p>
      <text:p text:style-name="P45"><text:s text:c="6"/>OUT,</text:p>
      <text:p text:style-name="P45"><text:s text:c="6"/>INOUT</text:p>
      <text:p text:style-name="P45"><text:s text:c="3"/>};</text:p>
      <text:p text:style-name="P45"><text:span text:style-name="T8"><text:s text:c="3"/></text:span>String name() default "";</text:p>
      <text:p text:style-name="P45"><text:s text:c="3"/>String partName() default "";</text:p>
      <text:p text:style-name="P45"><text:s text:c="3"/>String targetNamespace() default "";</text:p>
      <text:p text:style-name="P45"><text:s text:c="3"/>Mode mode() default Mode.IN;</text:p>
      <text:p text:style-name="P45"><text:s text:c="3"/>boolean header() default false;</text:p>
      <text:p text:style-name="Listing">};</text:p>
      <text:h text:style-name="Heading_20_3" text:outline-level="3"><text:bookmark-start text:name="__RefHeading__58186_1019203204"/>Example<text:bookmark-end text:name="__RefHeading__58186_1019203204"/></text:h>
      <text:p text:style-name="P15">Java Source:</text:p>
      <text:p text:style-name="Listing">@WebService(targetNamespace="http://www.openuri.org/jsr181/WebParamExample")</text:p>
      <text:p text:style-name="Listing">@SOAPBinding(style=SOAPBinding.Style.RPC)</text:p>
      <text:p text:style-name="Listing">public class PingService {</text:p>
      <text:p text:style-name="P46"><text:s text:c="3"/>@WebMethod(operationName = "PingOneWay")</text:p>
      <text:p text:style-name="P46"><text:s text:c="3"/>@Oneway</text:p>
      <text:p text:style-name="P46"><text:s text:c="3"/>public void ping(PingDocument ping) {</text:p>
      <text:p text:style-name="P46"><text:s text:c="3"/>}</text:p>
      <text:p text:style-name="P46"><text:soft-page-break/><text:s text:c="3"/>@WebMethod(operationName = "PingTwoWay")</text:p>
      <text:p text:style-name="P46"><text:s text:c="3"/>public void ping(</text:p>
      <text:p text:style-name="P46"><text:s text:c="6"/>@WebParam(mode=WebParam.Mode.INOUT)</text:p>
      <text:p text:style-name="P46"><text:s text:c="6"/>PingDocumentHolder ping) {</text:p>
      <text:p text:style-name="P46"><text:s text:c="3"/>}</text:p>
      <text:p text:style-name="P46"><text:s text:c="3"/>@WebMethod(operationName = "SecurePing")</text:p>
      <text:p text:style-name="P46"><text:s text:c="3"/>@Oneway</text:p>
      <text:p text:style-name="P46"><text:s text:c="3"/>public void ping(</text:p>
      <text:p text:style-name="P46"><text:s text:c="6"/>PingDocument ping,</text:p>
      <text:p text:style-name="P46"><text:s text:c="6"/>@WebParam(header=true)</text:p>
      <text:p text:style-name="P46"><text:s text:c="6"/>SecurityHeader secHeader) {</text:p>
      <text:p text:style-name="P46"><text:s text:c="3"/>}</text:p>
      <text:p text:style-name="Listing">};</text:p>
      <text:p text:style-name="P15">Resulting WSDL:</text:p>
      <text:p text:style-name="Listing">&lt;definitions</text:p>
      <text:p text:style-name="P47"><text:s text:c="6"/>xmlns="http://schemas.xmlsoap.org/wsdl/"</text:p>
      <text:p text:style-name="P47"><text:s text:c="6"/>xmlns:tns="http://www.openuri.org/jsr181/WebParamExample"</text:p>
      <text:p text:style-name="P47"><text:s text:c="6"/>xmlns:wsdl="http://www.openuri.org/jsr181/WebParamExample"</text:p>
      <text:p text:style-name="P47"><text:s text:c="6"/>xmlns:s="http://www.w3.org/2001/XMLSchema"</text:p>
      <text:p text:style-name="P47"><text:s text:c="6"/>xmlns:soap="http://schemas.xmlsoap.org/wsdl/soap/"</text:p>
      <text:p text:style-name="P47"><text:s text:c="6"/>targetNamespace="http://www.openuri.org/jsr181/WebParamExample"&gt;</text:p>
      <text:p text:style-name="P47"/>
      <text:p text:style-name="P47"><text:s text:c="3"/>&lt;types&gt;</text:p>
      <text:p text:style-name="P47"><text:s text:c="6"/>&lt;s:schema elementFormDefault="qualified"</text:p>
      <text:p text:style-name="P47"><text:s text:c="12"/>targetNamespace="http://www.openuri.org/jsr181/WebParamExample"&gt;</text:p>
      <text:p text:style-name="P47"><text:s text:c="9"/>&lt;s:complexType name="PingDocument"&gt;</text:p>
      <text:p text:style-name="P47"><text:s text:c="12"/>. . .</text:p>
      <text:p text:style-name="P47"><text:s text:c="9"/>&lt;/s:complexType&gt;</text:p>
      <text:p text:style-name="P47"><text:s text:c="9"/>&lt;s:complexType name="SecurityHeader"&gt;</text:p>
      <text:p text:style-name="P47"><text:s text:c="12"/>. . .</text:p>
      <text:p text:style-name="P47"><text:s text:c="9"/>&lt;/s:complexType&gt;</text:p>
      <text:p text:style-name="P47"><text:s text:c="9"/>&lt;s:element name="SecurityHeader" type="SecurityHeader"/&gt;</text:p>
      <text:p text:style-name="P47"><text:s text:c="6"/>&lt;/s:schema&gt;</text:p>
      <text:p text:style-name="P47"><text:s text:c="3"/>&lt;/ types&gt;</text:p>
      <text:p text:style-name="P47"/>
      <text:p text:style-name="P47"><text:s text:c="3"/>&lt;message name="PingOneWay"&gt;</text:p>
      <text:p text:style-name="P47"><text:s text:c="6"/>&lt;part name="arg0" type="tns:PingDocument"/&gt;</text:p>
      <text:p text:style-name="P47"><text:s text:c="3"/>&lt;/message&gt;</text:p>
      <text:p text:style-name="P47"><text:s text:c="3"/>&lt;message name="PingTwoWay"&gt;</text:p>
      <text:p text:style-name="P47"><text:s text:c="6"/>&lt;part name="arg0" type="tns:PingDocument"/&gt;</text:p>
      <text:p text:style-name="P47"><text:s text:c="3"/>&lt;/message&gt;</text:p>
      <text:p text:style-name="P47"><text:s text:c="3"/>&lt;message name="PingTwoWayResponse"&gt;</text:p>
      <text:p text:style-name="P47"><text:s text:c="6"/>&lt;part name="arg0" type="tns:PingDocument"/&gt;</text:p>
      <text:p text:style-name="P47"><text:s text:c="3"/>&lt;/message&gt;</text:p>
      <text:p text:style-name="P47"><text:s text:c="3"/>&lt;message name="SecurePing"&gt;</text:p>
      <text:p text:style-name="P47"><text:s text:c="6"/>&lt;part name="arg0" type="tns:PingDocument"/&gt;</text:p>
      <text:p text:style-name="P47"><text:s text:c="6"/>&lt;part name="arg1" element="tns:SecurityHeader"/&gt;</text:p>
      <text:p text:style-name="P47"><text:s text:c="3"/>&lt;/message&gt;</text:p>
      <text:p text:style-name="P47"/>
      <text:p text:style-name="P47"><text:s text:c="3"/>&lt;portType name="PingService"&gt;</text:p>
      <text:p text:style-name="P47"><text:s text:c="6"/>&lt;operation name="PingOneWay"&gt;</text:p>
      <text:p text:style-name="P47"><text:s text:c="9"/>&lt;input message="tns:PingOneWay"/&gt;</text:p>
      <text:p text:style-name="P47"><text:s text:c="6"/>&lt;/operation&gt;</text:p>
      <text:p text:style-name="P47"><text:s text:c="6"/>&lt;operation name="PingTwoWay"&gt;</text:p>
      <text:p text:style-name="P47"><text:s text:c="9"/>&lt;input message="tns:PingTwoWay"/&gt;</text:p>
      <text:p text:style-name="P47"><text:s text:c="9"/>&lt;output message="tns:PingTwoWayResponse"/&gt;</text:p>
      <text:p text:style-name="P47"><text:soft-page-break/><text:s text:c="6"/>&lt;/operation&gt;</text:p>
      <text:p text:style-name="P47"><text:s text:c="6"/>&lt;operation name="SecurePing"&gt;</text:p>
      <text:p text:style-name="P47"><text:s text:c="9"/>&lt;input message="tns:SecurePing"/&gt;</text:p>
      <text:p text:style-name="P47"><text:s text:c="6"/>&lt;/operation&gt;</text:p>
      <text:p text:style-name="P47"><text:s text:c="3"/>&lt;/portType&gt;</text:p>
      <text:p text:style-name="P47"/>
      <text:p text:style-name="P47"><text:s text:c="3"/>&lt;binding name="PingServiceHttpSoap" type="tns:PingService"&gt;</text:p>
      <text:p text:style-name="P47"><text:s text:c="6"/>&lt;soap:binding style="rpc"</text:p>
      <text:p text:style-name="P47"><text:s text:c="9"/>transport="http://schemas.xmlsoap.org/soap/http"/&gt;</text:p>
      <text:p text:style-name="P47"><text:s text:c="6"/>&lt;operation name="PingOneWay"&gt;</text:p>
      <text:p text:style-name="P47"><text:s text:c="9"/>&lt;soap:operation soapAction="http://openuri.org/PingOneWay"/&gt;</text:p>
      <text:p text:style-name="P47"><text:s text:c="9"/>&lt;input&gt;</text:p>
      <text:p text:style-name="P47"><text:s text:c="12"/>&lt;soap:body parts="arg0" use="literal"/&gt;</text:p>
      <text:p text:style-name="P47"><text:s text:c="9"/>&lt;/input&gt;</text:p>
      <text:p text:style-name="P47"><text:s text:c="6"/>&lt;/operation&gt;</text:p>
      <text:p text:style-name="P47"><text:s text:c="6"/>&lt;operation name="PingTwoWay"&gt;</text:p>
      <text:p text:style-name="P47"><text:s text:c="9"/>&lt;soap:operation soapAction="http://openuri.org/PingTwoWay"/&gt;</text:p>
      <text:p text:style-name="P47"><text:s text:c="9"/>&lt;input&gt;</text:p>
      <text:p text:style-name="P47"><text:s text:c="12"/>&lt;soap:body parts="arg0" use="literal"/&gt;</text:p>
      <text:p text:style-name="P47"><text:s text:c="9"/>&lt;/input&gt;</text:p>
      <text:p text:style-name="P47"><text:s text:c="9"/>&lt;output&gt;</text:p>
      <text:p text:style-name="P47"><text:s text:c="12"/>&lt;soap:body parts="arg0" use="literal"/&gt;</text:p>
      <text:p text:style-name="P47"><text:s text:c="9"/>&lt;/output&gt;</text:p>
      <text:p text:style-name="P47"><text:s text:c="6"/>&lt;/operation&gt;</text:p>
      <text:p text:style-name="P47"><text:s text:c="6"/>&lt;operation name="SecurePing"&gt;</text:p>
      <text:p text:style-name="P47"><text:s text:c="9"/>&lt;soap:operation soapAction="http://openuri.org/SecurePing"/&gt;</text:p>
      <text:p text:style-name="P47"><text:s text:c="9"/>&lt;input&gt;</text:p>
      <text:p text:style-name="P47"><text:s text:c="12"/>&lt;soap:body parts="arg0" use="literal"/&gt;</text:p>
      <text:p text:style-name="P47"><text:s text:c="12"/>&lt;soap:header message="SecurePing" part="arg1" use="literal"/&gt;</text:p>
      <text:p text:style-name="P47"><text:s text:c="9"/>&lt;/input&gt;</text:p>
      <text:p text:style-name="P47"><text:s text:c="6"/>&lt;/operation&gt;</text:p>
      <text:p text:style-name="P47"><text:s text:c="3"/>&lt;/binding&gt;</text:p>
      <text:p text:style-name="Listing">&lt;/definitions&gt;</text:p>
      <text:h text:style-name="Heading_20_2" text:outline-level="2"><text:bookmark-start text:name="__RefHeading__11811_1019203204"/>Annotation: <text:span text:style-name="Example">javax.jws.WebResult</text:span><text:bookmark-end text:name="__RefHeading__11811_1019203204"/></text:h>
      <text:h text:style-name="Heading_20_3" text:outline-level="3"><text:bookmark-start text:name="__RefHeading__58188_1019203204"/>Description<text:bookmark-end text:name="__RefHeading__58188_1019203204"/></text:h>
      <text:p text:style-name="P16">Customizes the mapping of the return value to a WSDL part and XML element.</text:p>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39">Member-<text:span text:style-name="T26">V</text:span>alue</text:p>
            </table:table-cell>
            <table:table-cell table:style-name="Tabela4.A1" office:value-type="string">
              <text:p text:style-name="P39">Meaning</text:p>
            </table:table-cell>
            <table:table-cell table:style-name="Tabela4.C1" office:value-type="string">
              <text:p text:style-name="P39">Default</text:p>
            </table:table-cell>
          </table:table-row>
        </table:table-header-rows>
        <table:table-row table:style-name="Tabela4.1">
          <table:table-cell table:style-name="Tabela4.A2" office:value-type="string">
            <text:p text:style-name="P65"><text:span text:style-name="Example"><text:span text:style-name="T9">name</text:span></text:span></text:p>
          </table:table-cell>
          <table:table-cell table:style-name="Tabela4.A2" office:value-type="string">
            <text:p text:style-name="P79">Name of return value. If the operation is <text:span text:style-name="Example">rpc</text:span> style and <text:span text:style-name="Example">@WebResult.partName</text:span> has not been specified, this is the name of the <text:span text:style-name="Example">wsdl:part</text:span> representing the return value.</text:p>
            <text:p text:style-name="P79">If the operation is document style or the return value maps to a header, this is the local name of the XML element representing the return value.</text:p>
          </table:table-cell>
          <table:table-cell table:style-name="Tabela4.C2" office:value-type="string">
            <text:p text:style-name="P77"><text:span text:style-name="Example">@WebParam.operationName</text:span>+”Response,” if the operation is document style and the parameter style is BARE.</text:p>
            <text:p text:style-name="P77">Otherwise, the default is “return.”</text:p>
          </table:table-cell>
        </table:table-row>
        <table:table-row table:style-name="Tabela4.1">
          <table:table-cell table:style-name="Tabela4.A2" office:value-type="string">
            <text:p text:style-name="P76"><text:span text:style-name="Example">partName</text:span></text:p>
          </table:table-cell>
          <table:table-cell table:style-name="Tabela4.A2" office:value-type="string">
            <text:p text:style-name="P80">The name of the <text:span text:style-name="Example">wsdl:part</text:span> representing this return value. This is only used if the operation is rpc style, or if the operation is document style and the parameter style is BARE.</text:p>
          </table:table-cell>
          <table:table-cell table:style-name="Tabela4.C2" office:value-type="string">
            <text:p text:style-name="P80"><text:span text:style-name="Example">@WebResult.name</text:span></text:p>
          </table:table-cell>
        </table:table-row>
        <table:table-row table:style-name="Tabela4.1">
          <table:table-cell table:style-name="Tabela4.A2" office:value-type="string">
            <text:p text:style-name="P76"><text:span text:style-name="Example">targetNamespace</text:span></text:p>
          </table:table-cell>
          <table:table-cell table:style-name="Tabela4.A2" office:value-type="string">
            <text:p text:style-name="P80">The XML namespace for the return value.</text:p>
            <text:p text:style-name="P80">Only used if the operation is document style or the return value maps to a header.</text:p>
            <text:p text:style-name="P80"><text:soft-page-break/>If the target namespace is set to “”, this represents the empty namespace.</text:p>
          </table:table-cell>
          <table:table-cell table:style-name="Tabela4.C2" office:value-type="string">
            <text:p text:style-name="P80">The empty namespace, if the operation is document style, the parameter style <text:soft-page-break/>is WRAPPED, and the return value does not map to a header.</text:p>
            <text:p text:style-name="P80">Otherwise, the default is the <text:span text:style-name="Example">targetNamespace</text:span> for the Web Service.</text:p>
          </table:table-cell>
        </table:table-row>
        <table:table-row table:style-name="Tabela4.1">
          <table:table-cell table:style-name="Tabela4.A2" office:value-type="string">
            <text:p text:style-name="P76"><text:span text:style-name="Example">header</text:span></text:p>
          </table:table-cell>
          <table:table-cell table:style-name="Tabela4.A2" office:value-type="string">
            <text:p text:style-name="P77">If true, the parameter is in the message header rather then the message body.</text:p>
          </table:table-cell>
          <table:table-cell table:style-name="Tabela4.C2" office:value-type="string">
            <text:p text:style-name="P77">false</text:p>
          </table:table-cell>
        </table:table-row>
      </table:table>
      <text:h text:style-name="Heading_20_3" text:outline-level="3"><text:bookmark-start text:name="__RefHeading__58190_1019203204"/>Annotation Type Definition<text:bookmark-end text:name="__RefHeading__58190_1019203204"/></text:h>
      <text:p text:style-name="Listing">@Retention(value=RetentionPolicy.RUNTIME)</text:p>
      <text:p text:style-name="Listing">@Target({METHOD})</text:p>
      <text:p text:style-name="Listing">public @interface WebResult {</text:p>
      <text:p text:style-name="Listing"><text:s text:c="3"/>String name() default "";</text:p>
      <text:p text:style-name="P48"><text:s text:c="3"/>String partName() default "";</text:p>
      <text:p text:style-name="P48"><text:s text:c="3"/>String targetNamespace() default "";</text:p>
      <text:p text:style-name="P48"><text:s text:c="3"/>boolean header() default false;</text:p>
      <text:p text:style-name="Listing">};</text:p>
      <text:h text:style-name="Heading_20_3" text:outline-level="3"><text:bookmark-start text:name="__RefHeading__58192_1019203204"/>Example<text:bookmark-end text:name="__RefHeading__58192_1019203204"/></text:h>
      <text:p text:style-name="P17">Java Source:</text:p>
      <text:p text:style-name="Listing">@WebService</text:p>
      <text:p text:style-name="Listing">public class CustomerService {</text:p>
      <text:p text:style-name="P48"><text:s text:c="3"/>@WebMethod</text:p>
      <text:p text:style-name="P48"><text:s text:c="3"/>@WebResult(name="CustomerRecord")</text:p>
      <text:p text:style-name="P48"><text:s text:c="3"/>public CustomerRecord locateCustomer(</text:p>
      <text:p text:style-name="P48"><text:s text:c="6"/>@WebParam(name="FirstName") String firstName,</text:p>
      <text:p text:style-name="P48"><text:s text:c="6"/>@WebParam(name="LastName") String lastName,</text:p>
      <text:p text:style-name="P48"><text:s text:c="6"/>@WebParam(name="Address") USAddress addr) <text:span text:style-name="T10">{</text:span></text:p>
      <text:p text:style-name="P48"><text:s text:c="3"/>}</text:p>
      <text:p text:style-name="Listing">};</text:p>
      <text:p text:style-name="P17">Resulting WSDL:</text:p>
      <text:p text:style-name="Listing">&lt;definitions&gt;</text:p>
      <text:p text:style-name="P49"><text:s text:c="3"/>&lt;types&gt;</text:p>
      <text:p text:style-name="P49"><text:s text:c="6"/>&lt;complexType name="CustomerRecord"&gt;</text:p>
      <text:p text:style-name="P49"><text:s text:c="6"/>...</text:p>
      <text:p text:style-name="P49"><text:s text:c="6"/>&lt;/complexType&gt;</text:p>
      <text:p text:style-name="P49"><text:s text:c="6"/>&lt;complexType name="USAddress"&gt;</text:p>
      <text:p text:style-name="P49"><text:s text:c="6"/>...</text:p>
      <text:p text:style-name="P49"><text:s text:c="6"/>&lt;/complexType&gt;</text:p>
      <text:p text:style-name="P49"><text:s text:c="6"/>&lt;element name="locateCustomer"&gt;</text:p>
      <text:p text:style-name="P49"><text:s text:c="9"/>&lt;complexType&gt;</text:p>
      <text:p text:style-name="P49"><text:s text:c="12"/>&lt;sequence&gt;</text:p>
      <text:p text:style-name="P49"><text:s text:c="15"/>&lt;element name="FirstName" type="xs:string"/&gt;</text:p>
      <text:p text:style-name="P49"><text:s text:c="15"/>&lt;element name="LastName" type="xs:string"/&gt;</text:p>
      <text:p text:style-name="P49"><text:s text:c="15"/>&lt;element name="Address" type="USAddress"/&gt;</text:p>
      <text:p text:style-name="P49"><text:s text:c="12"/>&lt;/sequence&gt;</text:p>
      <text:p text:style-name="P49"><text:s text:c="9"/>&lt;/complexType&gt;</text:p>
      <text:p text:style-name="P49"><text:soft-page-break/><text:s text:c="6"/>&lt;/element&gt;</text:p>
      <text:p text:style-name="P49"><text:s text:c="6"/>&lt;element name="locateCustomerResponse"&gt;</text:p>
      <text:p text:style-name="P49"><text:s text:c="9"/>&lt;complexType&gt;</text:p>
      <text:p text:style-name="P49"><text:s text:c="12"/>&lt;sequence&gt;</text:p>
      <text:p text:style-name="P49"><text:s text:c="15"/>&lt;element name="CustomerRecord" type="CustomerRecord"/&gt;</text:p>
      <text:p text:style-name="P49"><text:s text:c="12"/>&lt;/sequence&gt;</text:p>
      <text:p text:style-name="P49"><text:s text:c="9"/>&lt;/complexType&gt;</text:p>
      <text:p text:style-name="P49"><text:s text:c="6"/>&lt;/element&gt;</text:p>
      <text:p text:style-name="P49"><text:s text:c="3"/>&lt;/types&gt;</text:p>
      <text:p text:style-name="Listing"/>
      <text:p text:style-name="P49"><text:s text:c="3"/>&lt;message name="locateCustomer"&gt;</text:p>
      <text:p text:style-name="P49"><text:s text:c="6"/>&lt;part name="parameters" element="tns:locateCustomer"/&gt;</text:p>
      <text:p text:style-name="P49"><text:s text:c="3"/>&lt;/message&gt;</text:p>
      <text:p text:style-name="P49"><text:s text:c="3"/>&lt;message name="locateCustomerResponse"&gt;</text:p>
      <text:p text:style-name="P49"><text:s text:c="6"/>&lt;part name="parameters" element="tns:locateCustomerResponse"/&gt;</text:p>
      <text:p text:style-name="P49"><text:s text:c="3"/>&lt;/message&gt;</text:p>
      <text:p text:style-name="Listing"/>
      <text:p text:style-name="P49"><text:s text:c="3"/>&lt;portType name="CustomerService"&gt;</text:p>
      <text:p text:style-name="P49"><text:s text:c="6"/>&lt;operation name="locateCustomer"&gt;</text:p>
      <text:p text:style-name="P49"><text:s text:c="9"/>&lt;input message="tns:locateCustomer"/&gt;</text:p>
      <text:p text:style-name="P49"><text:s text:c="9"/>&lt;output message="tns:locateCustomerResponse"/&gt;</text:p>
      <text:p text:style-name="P49"><text:s text:c="6"/>&lt;/operation&gt;</text:p>
      <text:p text:style-name="P49"><text:s text:c="3"/>&lt;/portType&gt;</text:p>
      <text:p text:style-name="Listing">&lt;/definitions&gt;</text:p>
      <text:h text:style-name="Heading_20_2" text:outline-level="2"><text:bookmark-start text:name="__RefHeading__11813_1019203204"/>Annotation: <text:span text:style-name="Example">javax.jws.HandlerChain</text:span><text:bookmark-end text:name="__RefHeading__11813_1019203204"/></text:h>
      <text:h text:style-name="Heading_20_3" text:outline-level="3"><text:bookmark-start text:name="__RefHeading__58194_1019203204"/>Description<text:bookmark-end text:name="__RefHeading__58194_1019203204"/></text:h>
      <text:p text:style-name="P18">The <text:span text:style-name="Example">@HandlerChain</text:span> annotation associates the Web Service with an externally defined handler chain (JAX-WS 2.0 [5], Section 9).</text:p>
      <text:p text:style-name="P18">It is an error to combine this annotation with the <text:span text:style-name="Example">@SOAPMessageHandlers</text:span> annotation.</text:p>
      <text:p text:style-name="P18">The <text:span text:style-name="Example">@HandlerChain</text:span> annotation MAY be present on the endpoint interface and service implementation bean. The service implementation bean’s <text:span text:style-name="Example">@HandlerChain</text:span> is used if <text:span text:style-name="Example">@HandlerChain</text:span> is present on both.</text:p>
      <text:p text:style-name="P18">The <text:span text:style-name="Example">@HandlerChain</text:span> annotation MAY be specified on the type only. The annotation target includes METHOD and FIELD for use by JAX-WS 2.0 [5]. A JSR-181 Processor is REQUIRED to report an error if the <text:span text:style-name="Example">@HanderChain</text:span> annotation is used on a method.</text:p>
      <text:p text:style-name="P18">The <text:span text:style-name="Example">@HandlerChain</text:span> annotation contains the following member-values:</text:p>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40">Member-<text:span text:style-name="T26">V</text:span>alue</text:p>
            </table:table-cell>
            <table:table-cell table:style-name="Tabela5.A1" office:value-type="string">
              <text:p text:style-name="P40">Meaning</text:p>
            </table:table-cell>
            <table:table-cell table:style-name="Tabela5.C1" office:value-type="string">
              <text:p text:style-name="P40">Default</text:p>
            </table:table-cell>
          </table:table-row>
        </table:table-header-rows>
        <table:table-row table:style-name="Tabela5.1">
          <table:table-cell table:style-name="Tabela5.A2" office:value-type="string">
            <text:p text:style-name="P66"><text:span text:style-name="Example"><text:span text:style-name="T11">file</text:span></text:span></text:p>
          </table:table-cell>
          <table:table-cell table:style-name="Tabela5.A2" office:value-type="string">
            <text:p text:style-name="P82">Location of the handler chain file. The location supports 2 formats:</text:p>
            <text:list xml:id="list6460196380396551648" text:style-name="Numbering_20_3">
              <text:list-item>
                <text:p text:style-name="P104">An absolute <text:span text:style-name="Example">java.net.URL</text:span> in externalForm. (ex: http://myhandlers.foo.com/handlerfile1.xml)</text:p>
              </text:list-item>
              <text:list-item>
                <text:p text:style-name="P104">A relative path from the source file or class file. (ex: bar/handlerfile1.xml)</text:p>
              </text:list-item>
            </text:list>
          </table:table-cell>
          <table:table-cell table:style-name="Tabela5.C2" office:value-type="string">
            <text:p text:style-name="P82">None</text:p>
          </table:table-cell>
        </table:table-row>
        <table:table-row table:style-name="Tabela5.1">
          <table:table-cell table:style-name="Tabela5.A2" office:value-type="string">
            <text:p text:style-name="P81"><text:span text:style-name="Example">name</text:span></text:p>
          </table:table-cell>
          <table:table-cell table:style-name="Tabela5.A2" office:value-type="string">
            <text:p text:style-name="P81"><text:span text:style-name="Strong_20_Emphasis">Deprecated</text:span> as of JSR-181 2.0 with no replacement.</text:p>
            <text:p text:style-name="P81">The name was originally used to associate a JAX-RPC handler in a handler chain with the web service it is declared in. JAX-WS handlers are associated to Web Services through elements in the handler chain itself. In this version, the name is ALWAYS ignored.</text:p>
            <text:p text:style-name="P81"><text:soft-page-break/>This member-value will be permanently removed in a future version of JSR-181.</text:p>
          </table:table-cell>
          <table:table-cell table:style-name="Tabela5.C2" office:value-type="string">
            <text:p text:style-name="P78">“”</text:p>
          </table:table-cell>
        </table:table-row>
      </table:table>
      <text:h text:style-name="Heading_20_3" text:outline-level="3"><text:bookmark-start text:name="__RefHeading__58196_1019203204"/>Annotation Type Definition<text:bookmark-end text:name="__RefHeading__58196_1019203204"/></text:h>
      <text:p text:style-name="Listing">@Retention(value=RetentionPolicy.RUNTIME)</text:p>
      <text:p text:style-name="Listing">@Target({TYPE, METHOD, FIELD})</text:p>
      <text:p text:style-name="Listing">public @interface HandlerChain {</text:p>
      <text:p text:style-name="Listing"><text:s text:c="3"/>String file();</text:p>
      <text:p text:style-name="Listing"><text:s text:c="3"/>String name() default "";</text:p>
      <text:p text:style-name="Listing">};</text:p>
      <text:h text:style-name="Heading_20_3" text:outline-level="3"><text:bookmark-start text:name="__RefHeading__58198_1019203204"/>Examples<text:bookmark-end text:name="__RefHeading__58198_1019203204"/></text:h>
      <text:p text:style-name="P19">Example 1</text:p>
      <text:p text:style-name="P19"><text:span text:style-name="Strong_20_Emphasis">Java Source:</text:span></text:p>
      <text:p text:style-name="P19"><text:span text:style-name="Strong_20_Emphasis">Located in</text:span> <text:span text:style-name="Example">/home/mywork/src/com/jsr181/examples/</text:span></text:p>
      <text:p text:style-name="Listing">package com.jsr181.examples</text:p>
      <text:p text:style-name="Listing">@WebService</text:p>
      <text:p text:style-name="Listing">@HandlerChain(file="config/ProjectHandlers.xml")</text:p>
      <text:p text:style-name="Listing">public class MyWebService {</text:p>
      <text:p text:style-name="Listing">};</text:p>
      <text:p text:style-name="P19"><text:span text:style-name="Strong_20_Emphasis">Handler Chain Configuration File</text:span></text:p>
      <text:p text:style-name="P19"><text:span text:style-name="Strong_20_Emphasis">Located in</text:span> <text:span text:style-name="Example">/home/mywork/src/com/jsr181/examples/config/</text:span></text:p>
      <text:p text:style-name="Listing">&lt;?xml version="1.0" encoding="UTF-8" standalone="yes"?&gt;</text:p>
      <text:p text:style-name="Listing">&lt;bindings wsdlLocation="http://localhost:8080/jaxrpc-fromwsdl_handler/test?wsdl"</text:p>
      <text:p text:style-name="P50"><text:s text:c="6"/>xmlns="http://java.sun.com/xml/ns/jaxws"&gt;</text:p>
      <text:p text:style-name="P50"><text:s text:c="3"/>&lt;bindings node="ns1:definitions" xmlns:ns1="http://schemas.xmlsoap.org/wsdl/"&gt;</text:p>
      <text:p text:style-name="P50"><text:s text:c="6"/>&lt;package name="fromwsdl.handler.client"/&gt;</text:p>
      <text:p text:style-name="P50"><text:s text:c="3"/>&lt;/bindings&gt;</text:p>
      <text:p text:style-name="P50"><text:s text:c="3"/>&lt;bindings</text:p>
      <text:p text:style-name="P50"><text:s text:c="9"/>node="ns1:definitions/ns1:types/xs:schema[@targetNamespace='urn:test:types']"</text:p>
      <text:p text:style-name="P50"><text:s text:c="9"/>xmlns:xs="http://www.w3.org/2001/XMLSchema"</text:p>
      <text:p text:style-name="P50"><text:s text:c="9"/>xmlns:ns1="http://schemas.xmlsoap.org/wsdl/"&gt;</text:p>
      <text:p text:style-name="P50"><text:s text:c="6"/>&lt;ns2:schemaBindings xmlns:ns2="http://java.sun.com/xml/ns/jaxb"&gt;</text:p>
      <text:p text:style-name="P50"><text:s text:c="9"/>&lt;ns2:package name="fromwsdl.handler.client"/&gt;</text:p>
      <text:p text:style-name="P50"><text:s text:c="6"/>&lt;/ns2:schemaBindings&gt;</text:p>
      <text:p text:style-name="P50"><text:s text:c="3"/>&lt;/bindings&gt;</text:p>
      <text:p text:style-name="P50"><text:s text:c="3"/>&lt;bindings&gt;</text:p>
      <text:p text:style-name="P50"><text:s text:c="6"/>&lt;handler-chains xmlns="http://java.sun.com/xml/ns/javaee"&gt;</text:p>
      <text:p text:style-name="P50"><text:s text:c="9"/>&lt;handler-chain&gt;</text:p>
      <text:p text:style-name="P50"><text:s text:c="12"/>&lt;handler&gt;</text:p>
      <text:p text:style-name="P50"><text:s text:c="15"/>&lt;handlerclass&gt;</text:p>
      <text:p text:style-name="P50"><text:s text:c="18"/>fromwsdl.handler.common.BaseLogicalHandler</text:p>
      <text:p text:style-name="P50"><text:s text:c="15"/>&lt;/handler-class&gt;</text:p>
      <text:p text:style-name="P51"><text:s text:c="15"/>&lt;init-param&gt;</text:p>
      <text:p text:style-name="P51"><text:s text:c="18"/>&lt;param-name&gt;handlerName&lt;/param-name&gt;</text:p>
      <text:p text:style-name="P51"><text:s text:c="18"/>&lt;param-value&gt;client0&lt;/param-value&gt;</text:p>
      <text:p text:style-name="P51"><text:s text:c="15"/>&lt;/init-param&gt;</text:p>
      <text:p text:style-name="P51"><text:soft-page-break/><text:s text:c="12"/>&lt;/handler&gt;</text:p>
      <text:p text:style-name="P51"><text:s text:c="9"/>&lt;/handler-chain&gt;</text:p>
      <text:p text:style-name="P51"><text:s text:c="9"/>&lt;handler-chain&gt;</text:p>
      <text:p text:style-name="P51"><text:s text:c="12"/>&lt;port-name-pattern xmlns:ns2="urn:test"&gt;ns2:Report*&lt;/port-namepattern&gt;</text:p>
      <text:p text:style-name="P51"><text:s text:c="15"/>&lt;handler&gt;</text:p>
      <text:p text:style-name="P51"><text:s text:c="18"/>&lt;handlerclass&gt;</text:p>
      <text:p text:style-name="P51"><text:s text:c="21"/>fromwsdl.handler.common.BaseLogicalHandler</text:p>
      <text:p text:style-name="P51"><text:s text:c="18"/>&lt;/handler-class&gt;</text:p>
      <text:p text:style-name="P51"><text:s text:c="18"/>&lt;init-param&gt;</text:p>
      <text:p text:style-name="P51"><text:s text:c="21"/>&lt;param-name&gt;handlerName&lt;/param-name&gt;</text:p>
      <text:p text:style-name="P51"><text:s text:c="21"/>&lt;param-value&gt;client2&lt;/param-value&gt;</text:p>
      <text:p text:style-name="P51"><text:s text:c="18"/>&lt;/init-param&gt;</text:p>
      <text:p text:style-name="P51"><text:s text:c="15"/>&lt;/handler&gt;</text:p>
      <text:p text:style-name="P51"><text:s text:c="12"/>&lt;/handler-chain&gt;</text:p>
      <text:p text:style-name="P51"><text:s text:c="12"/>&lt;handler-chain&gt;</text:p>
      <text:p text:style-name="P61"><text:s text:c="15"/>&lt;port-name-pattern xmlns:ns2="urn:test"&gt;</text:p>
      <text:p text:style-name="P61"><text:s text:c="18"/>ns2:ReportServicePort</text:p>
      <text:p text:style-name="P61"><text:s text:c="15"/>&lt;/port-name-pattern&gt;</text:p>
      <text:p text:style-name="P51"><text:s text:c="9"/><text:span text:style-name="T12"><text:s text:c="6"/></text:span>&lt;handler&gt;</text:p>
      <text:p text:style-name="P51"><text:s text:c="18"/>&lt;handlerclass&gt;</text:p>
      <text:p text:style-name="P51"><text:s text:c="21"/>fromwsdl.handler.common.BaseSOAPHandler</text:p>
      <text:p text:style-name="P51"><text:s text:c="18"/>&lt;/handler-class&gt;</text:p>
      <text:p text:style-name="P51"><text:s text:c="18"/>&lt;init-param&gt;</text:p>
      <text:p text:style-name="P51"><text:s text:c="21"/>&lt;param-name&gt;handlerName&lt;/param-name&gt;</text:p>
      <text:p text:style-name="P51"><text:s text:c="21"/>&lt;param-value&gt;client6&lt;/param-value&gt;</text:p>
      <text:p text:style-name="P51"><text:s text:c="18"/>&lt;/init-param&gt;</text:p>
      <text:p text:style-name="P51"><text:s text:c="15"/>&lt;/handler&gt;</text:p>
      <text:p text:style-name="P51"><text:s text:c="12"/>&lt;/handler-chain&gt;</text:p>
      <text:p text:style-name="P51"><text:s text:c="12"/>&lt;handler-chain&gt;</text:p>
      <text:p text:style-name="P51"><text:s text:c="15"/>&lt;protocol-bindings&gt;##SOAP11_HTTP&lt;/protocol-bindings&gt;</text:p>
      <text:p text:style-name="P51"><text:s text:c="15"/>&lt;handler&gt;</text:p>
      <text:p text:style-name="P51"><text:s text:c="18"/>&lt;handlerclass&gt;</text:p>
      <text:p text:style-name="P51"><text:s text:c="21"/>fromwsdl.handler.common.BaseSOAPHandler</text:p>
      <text:p text:style-name="P51"><text:s text:c="18"/>&lt;/handler-class&gt;</text:p>
      <text:p text:style-name="P51"><text:s text:c="18"/>&lt;init-param&gt;</text:p>
      <text:p text:style-name="P51"><text:s text:c="21"/>&lt;param-name&gt;handlerName&lt;/param-name&gt;</text:p>
      <text:p text:style-name="P51"><text:s text:c="21"/>&lt;param-value&gt;client7&lt;/param-value&gt;</text:p>
      <text:p text:style-name="P51"><text:s text:c="18"/>&lt;/init-param&gt;</text:p>
      <text:p text:style-name="P51"><text:s text:c="18"/>&lt;soap-role&gt;http://sun.com/client/role1&lt;/soap-role&gt;</text:p>
      <text:p text:style-name="P51"><text:s text:c="18"/>&lt;soap-role&gt;http://sun.com/client/role2&lt;/soap-role&gt;</text:p>
      <text:p text:style-name="P51"><text:s text:c="15"/>&lt;/handler&gt;</text:p>
      <text:p text:style-name="P51"><text:s text:c="12"/>&lt;/handler-chain&gt;</text:p>
      <text:p text:style-name="P51"><text:s text:c="12"/>&lt;handler-chain&gt;</text:p>
      <text:p text:style-name="P51"><text:s text:c="15"/>&lt;protocol-bindings&gt;##SOAP11_HTTP&lt;/protocol-bindings&gt;</text:p>
      <text:p text:style-name="P51"><text:s text:c="15"/>&lt;handler&gt;</text:p>
      <text:p text:style-name="P51"><text:s text:c="18"/>&lt;handlerclass&gt;</text:p>
      <text:p text:style-name="P51"><text:s text:c="21"/>fromwsdl.handler.common.BaseLogicalHandler</text:p>
      <text:p text:style-name="P51"><text:s text:c="18"/>&lt;/handler-class&gt;</text:p>
      <text:p text:style-name="P51"><text:s text:c="15"/>&lt;init-param&gt;</text:p>
      <text:p text:style-name="P51"><text:s text:c="18"/>&lt;param-name&gt;handlerName&lt;/param-name&gt;</text:p>
      <text:p text:style-name="P51"><text:s text:c="18"/>&lt;param-value&gt;client3&lt;/param-value&gt;</text:p>
      <text:p text:style-name="P51"><text:s text:c="15"/>&lt;/init-param&gt;</text:p>
      <text:p text:style-name="P51"><text:s text:c="12"/>&lt;/handler&gt;</text:p>
      <text:p text:style-name="P51"><text:s text:c="9"/>&lt;/handler-chain&gt;</text:p>
      <text:p text:style-name="P51"><text:s text:c="6"/>&lt;/handler-chains&gt;</text:p>
      <text:p text:style-name="P51"><text:s text:c="3"/>&lt;/bindings&gt;</text:p>
      <text:p text:style-name="Listing">&lt;/bindings<text:span text:style-name="T12">&gt;</text:span></text:p>
      <text:h text:style-name="Heading_20_2" text:outline-level="2"><text:bookmark-start text:name="__RefHeading__11815_1019203204"/><text:soft-page-break/><text:span text:style-name="T12">Annotation: </text:span><text:span text:style-name="Example"><text:span text:style-name="T12">javax.jws.soap.SOAPBinding</text:span></text:span><text:bookmark-end text:name="__RefHeading__11815_1019203204"/></text:h>
      <text:h text:style-name="P100" text:outline-level="3"><text:bookmark-start text:name="__RefHeading__58200_1019203204"/>Description<text:bookmark-end text:name="__RefHeading__58200_1019203204"/></text:h>
      <text:p text:style-name="P20"><text:span text:style-name="T12">Specifies the mapping of the Web Service onto the SOAP message protocol. Section 6 SOAP Binding describes the effects of this annotation on generated Web Services. The </text:span><text:span text:style-name="Example"><text:span text:style-name="T12">SOAPBinding</text:span></text:span><text:span text:style-name="T12"> annotation has a target of TYPE and METHOD. The annotation may be placed on a method if and only if the </text:span><text:span text:style-name="Example"><text:span text:style-name="T12">SOAPBinding.style</text:span></text:span><text:span text:style-name="T12"> is DOCUMENT. Implementations MUST report an error if the </text:span><text:span text:style-name="Example"><text:span text:style-name="T12">SOAPBinding</text:span></text:span><text:span text:style-name="T12"> annotation is placed on a method with a </text:span><text:span text:style-name="Example"><text:span text:style-name="T12">SOAPBinding.style</text:span></text:span><text:span text:style-name="T12"> of RPC. Methods that do not have a </text:span><text:span text:style-name="Example"><text:span text:style-name="T12">SOAPBinding</text:span></text:span><text:span text:style-name="T12"> annotation accept the </text:span><text:span text:style-name="Example"><text:span text:style-name="T12">SOAPBinding</text:span></text:span><text:span text:style-name="T12"> behavior defined on the type.</text:span></text:p>
      <text:p text:style-name="P20"><text:span text:style-name="T12">The </text:span><text:span text:style-name="Example"><text:span text:style-name="T12">@SOAPBinding</text:span></text:span><text:span text:style-name="T12"> annotation includes the following member-value pairs.</text:span></text:p>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41">Member-<text:span text:style-name="T27">V</text:span>alue</text:p>
            </table:table-cell>
            <table:table-cell table:style-name="Tabela6.A1" office:value-type="string">
              <text:p text:style-name="P41">Meaning</text:p>
            </table:table-cell>
            <table:table-cell table:style-name="Tabela6.C1" office:value-type="string">
              <text:p text:style-name="P41">Default</text:p>
            </table:table-cell>
          </table:table-row>
        </table:table-header-rows>
        <table:table-row table:style-name="Tabela6.1">
          <table:table-cell table:style-name="Tabela6.A2" office:value-type="string">
            <text:p text:style-name="P67"><text:span text:style-name="Example"><text:span text:style-name="T13">style</text:span></text:span></text:p>
          </table:table-cell>
          <table:table-cell table:style-name="Tabela6.A2" office:value-type="string">
            <text:p text:style-name="P86">Defines the encoding style for messages send to and from the Web Service. One of DOCUMENT or RPC.</text:p>
          </table:table-cell>
          <table:table-cell table:style-name="Tabela6.C2" office:value-type="string">
            <text:p text:style-name="P83">DOCUMENT</text:p>
          </table:table-cell>
        </table:table-row>
        <table:table-row table:style-name="Tabela6.1">
          <table:table-cell table:style-name="Tabela6.A2" office:value-type="string">
            <text:p text:style-name="P83"><text:span text:style-name="Example">use</text:span></text:p>
          </table:table-cell>
          <table:table-cell table:style-name="Tabela6.A2" office:value-type="string">
            <text:p text:style-name="P86">Defines the formatting style for messages sent to and from the Web Service. One of LITERAL or ENCODED.</text:p>
          </table:table-cell>
          <table:table-cell table:style-name="Tabela6.C2" office:value-type="string">
            <text:p text:style-name="P83">LITERAL</text:p>
          </table:table-cell>
        </table:table-row>
        <table:table-row table:style-name="Tabela6.1">
          <table:table-cell table:style-name="Tabela6.A2" office:value-type="string">
            <text:p text:style-name="P83"><text:span text:style-name="Example">parameterStyle</text:span></text:p>
          </table:table-cell>
          <table:table-cell table:style-name="Tabela6.A2" office:value-type="string">
            <text:p text:style-name="P86">Determines whether method parameters represent the entire message body, or whether the parameters are elements wrapped inside a top-level element named after the operation.</text:p>
          </table:table-cell>
          <table:table-cell table:style-name="Tabela6.C2" office:value-type="string">
            <text:p text:style-name="P83">WRAPPED</text:p>
          </table:table-cell>
        </table:table-row>
      </table:table>
      <text:h text:style-name="Heading_20_3" text:outline-level="3"><text:bookmark-start text:name="__RefHeading__58202_1019203204"/>Annotation Type Definition<text:bookmark-end text:name="__RefHeading__58202_1019203204"/></text:h>
      <text:p text:style-name="Listing">@Retention(value=RetentionPolicy.RUNTIME)</text:p>
      <text:p text:style-name="Listing">@Target({TYPE, METHOD})</text:p>
      <text:p text:style-name="Listing">public @interface SOAPBinding {</text:p>
      <text:p text:style-name="Listing"><text:s text:c="3"/>public enum Style {</text:p>
      <text:p text:style-name="P52"><text:s text:c="6"/>DOCUMENT,</text:p>
      <text:p text:style-name="P52"><text:s text:c="6"/>RPC</text:p>
      <text:p text:style-name="P52"><text:s text:c="3"/>};</text:p>
      <text:p text:style-name="P52"><text:s text:c="3"/>public enum Use {</text:p>
      <text:p text:style-name="P52"><text:s text:c="6"/>LITERAL,</text:p>
      <text:p text:style-name="P52"><text:s text:c="6"/>ENCODED</text:p>
      <text:p text:style-name="P52"><text:s text:c="3"/>};</text:p>
      <text:p text:style-name="P52"><text:s text:c="3"/>public enum ParameterStyle {</text:p>
      <text:p text:style-name="P52"><text:s text:c="6"/>BARE,</text:p>
      <text:p text:style-name="P52"><text:s text:c="6"/>WRAPPED</text:p>
      <text:p text:style-name="P52"><text:s text:c="3"/>}</text:p>
      <text:p text:style-name="P52"><text:s text:c="3"/>Style style() default Style.DOCUMENT;</text:p>
      <text:p text:style-name="P52"><text:s text:c="3"/>Use use() default Use.LITERAL;</text:p>
      <text:p text:style-name="P52"><text:s text:c="3"/>ParameterStyle parameterStyle() default ParameterStyle.WRAPPED;</text:p>
      <text:p text:style-name="Listing">}</text:p>
      <text:h text:style-name="Heading_20_3" text:outline-level="3"><text:bookmark-start text:name="__RefHeading__58204_1019203204"/>Examples<text:bookmark-end text:name="__RefHeading__58204_1019203204"/></text:h>
      <text:p text:style-name="P21"><text:span text:style-name="Strong_20_Emphasis">Example 1 – RPC/LITERAL</text:span></text:p>
      <text:p text:style-name="P21"><text:span text:style-name="Strong_20_Emphasis">Java source:</text:span></text:p>
      <text:p text:style-name="Listing">@WebService(targetNamespace="http://www.openuri.org/jsr181/SoapBindingE</text:p>
      <text:p text:style-name="Listing">xample1")</text:p>
      <text:p text:style-name="Listing"><text:soft-page-break/>@SOAPBinding(</text:p>
      <text:p text:style-name="Listing"><text:s text:c="3"/>style = SOAPBinding.Style.RPC,</text:p>
      <text:p text:style-name="P52"><text:s text:c="3"/>use = SOAPBinding.Use.LITERAL)</text:p>
      <text:p text:style-name="P52">public class ExampleService {</text:p>
      <text:p text:style-name="P52"><text:s text:c="3"/>@WebMethod</text:p>
      <text:p text:style-name="P52"><text:s text:c="3"/>public String concat(String first, String second, String third) {</text:p>
      <text:p text:style-name="P52"><text:s text:c="6"/>return first + second + third;</text:p>
      <text:p text:style-name="P52"><text:s text:c="3"/>}</text:p>
      <text:p text:style-name="Listing">}</text:p>
      <text:p text:style-name="P21"><text:span text:style-name="Strong_20_Emphasis">Resulting WSDL:</text:span></text:p>
      <text:p text:style-name="Listing">&lt;definitions</text:p>
      <text:p text:style-name="P53"><text:s text:c="6"/>xmlns="http://schemas.xmlsoap.org/wsdl/"</text:p>
      <text:p text:style-name="P53"><text:s text:c="6"/>xmlns:tns="http://www.openuri.org/jsr181/SoapBindingExample1"</text:p>
      <text:p text:style-name="P53"><text:s text:c="6"/>xmlns:s="http://www.w3.org/2001/XMLSchema"</text:p>
      <text:p text:style-name="P53"><text:s text:c="6"/>xmlns:soap="http://schemas.xmlsoap.org/wsdl/soap/"</text:p>
      <text:p text:style-name="P53"><text:s text:c="6"/>targetNamespace="http://www.openuri.org/jsr181/SoapBindingExample1"&gt;</text:p>
      <text:p text:style-name="P53"><text:s text:c="3"/>&lt;message name="concat"&gt;</text:p>
      <text:p text:style-name="P53"><text:s text:c="6"/>&lt;part name="first" type="xs:string"/&gt;</text:p>
      <text:p text:style-name="P53"><text:s text:c="6"/>&lt;part name="second" type="xs:string"/&gt;</text:p>
      <text:p text:style-name="P53"><text:s text:c="6"/>&lt;part name="third" type="xs:string"/&gt;</text:p>
      <text:p text:style-name="P53"><text:s text:c="3"/>&lt;/message&gt;</text:p>
      <text:p text:style-name="P53"><text:s text:c="3"/>&lt;message name="concatResponse"&gt;</text:p>
      <text:p text:style-name="P53"><text:s text:c="6"/>&lt;part name="return" type="xs:string"/&gt;</text:p>
      <text:p text:style-name="P53"><text:s text:c="3"/>&lt;/message&gt;</text:p>
      <text:p text:style-name="P53"/>
      <text:p text:style-name="P53"><text:s text:c="3"/>&lt;portType name="ExampleService"&gt;</text:p>
      <text:p text:style-name="P53"><text:s text:c="6"/>&lt;operation name="concat"&gt;</text:p>
      <text:p text:style-name="P53"><text:s text:c="9"/>&lt;input message="tns:concat"/&gt;</text:p>
      <text:p text:style-name="P53"><text:s text:c="9"/>&lt;output message="tns:concatResponse"/&gt;</text:p>
      <text:p text:style-name="P53"><text:s text:c="6"/>&lt;/operation</text:p>
      <text:p text:style-name="P53"><text:s text:c="3"/>&lt;/portType&gt;</text:p>
      <text:p text:style-name="Listing"/>
      <text:p text:style-name="P53"><text:s text:c="3"/>&lt;binding name="ExampleServiceHttpSoap" type="ExampleService"&gt;</text:p>
      <text:p text:style-name="P53"><text:s text:c="6"/>&lt;soap:binding style="rpc" transport="http://schemas.xmlsoap.org/soap/http"/&gt;</text:p>
      <text:p text:style-name="P53"><text:s text:c="6"/>&lt;operation name="concat"&gt;</text:p>
      <text:p text:style-name="P53"><text:s text:c="9"/>&lt;soap:operation soapAction="http://www.openuri.org/jsr181/SoapBindingExample1/concat"/&gt;</text:p>
      <text:p text:style-name="P53"><text:s text:c="9"/>&lt;input&gt;</text:p>
      <text:p text:style-name="P53"><text:s text:c="12"/>&lt;soap:body parts="first second third" use="literal"/&gt;</text:p>
      <text:p text:style-name="P53"><text:s text:c="9"/>&lt;/input&gt;</text:p>
      <text:p text:style-name="P53"><text:s text:c="9"/>&lt;output&gt;</text:p>
      <text:p text:style-name="P53"><text:s text:c="12"/>&lt;soap:body parts="return" use="literal"/&gt;</text:p>
      <text:p text:style-name="P53"><text:s text:c="9"/>&lt;/output&gt;</text:p>
      <text:p text:style-name="P53"><text:s text:c="6"/><text:span text:style-name="T14">&lt;/operation&gt;</text:span></text:p>
      <text:p text:style-name="P53"><text:s text:c="3"/>&lt;/binding&gt;</text:p>
      <text:p text:style-name="Listing">&lt;/definitions&gt;</text:p>
      <text:p text:style-name="P21"><text:span text:style-name="Strong_20_Emphasis">Example 2 – DOCUMENT/LITERAL/BARE</text:span></text:p>
      <text:p text:style-name="P21"><text:span text:style-name="Strong_20_Emphasis">Java source:</text:span></text:p>
      <text:p text:style-name="Listing">@WebService(targetNamespace="http://www.openuri.org/jsr181/SoapBindingE</text:p>
      <text:p text:style-name="Listing">xample2")</text:p>
      <text:p text:style-name="Listing">@SOAPBinding(parameterStyle=SOAPBinding.ParameterStyle.BARE)</text:p>
      <text:p text:style-name="Listing">public class DocBareService {</text:p>
      <text:p text:style-name="P53"><text:s text:c="3"/>@WebMethod( operationName="SubmitPO" )</text:p>
      <text:p text:style-name="P53"><text:soft-page-break/><text:s text:c="3"/>public SubmitPOResponse submitPO(SubmitPORequest submitPORequest) {</text:p>
      <text:p text:style-name="P53"><text:s text:c="3"/>}</text:p>
      <text:p text:style-name="Listing">}</text:p>
      <text:p text:style-name="P21"><text:span text:style-name="Strong_20_Emphasis">Resulting WSDL:</text:span></text:p>
      <text:p text:style-name="P54">&lt;definitions</text:p>
      <text:p text:style-name="P54"><text:s text:c="6"/>xmlns="http://schemas.xmlsoap.org/wsdl/"</text:p>
      <text:p text:style-name="P54"><text:s text:c="6"/>xmlns:tns="http://www.openuri.org/jsr181/SoapBindingExample2"</text:p>
      <text:p text:style-name="P54"><text:s text:c="6"/>xmlns:s="http://www.w3.org/2001/XMLSchema"</text:p>
      <text:p text:style-name="P54"><text:s text:c="6"/>xmlns:soap="http://schemas.xmlsoap.org/wsdl/soap/"</text:p>
      <text:p text:style-name="P54"><text:s text:c="6"/>targetNamespace="http://www.openuri.org/jsr181/SoapBindingExample2"&gt;</text:p>
      <text:p text:style-name="P54"><text:s text:c="3"/>&lt;types&gt;</text:p>
      <text:p text:style-name="P55"><text:s text:c="6"/>&lt;s:schema elementFormDefault="qualified"</text:p>
      <text:p text:style-name="P55"><text:s text:c="12"/>targetNamespace="http://www.openuri.org/jsr181/SoapBindingExample2"&gt;</text:p>
      <text:p text:style-name="P54"><text:s text:c="9"/>&lt;s:element name="SubmitPORequest"&gt;</text:p>
      <text:p text:style-name="P54"><text:s text:c="12"/>. . .</text:p>
      <text:p text:style-name="P54"><text:s text:c="9"/>&lt;/s:element&gt;</text:p>
      <text:p text:style-name="P54"><text:s text:c="9"/>&lt;s:element name="SubmitPOResponse"&gt;</text:p>
      <text:p text:style-name="P54"><text:s text:c="12"/>. . .</text:p>
      <text:p text:style-name="P54"><text:s text:c="9"/>&lt;/s:element&gt;</text:p>
      <text:p text:style-name="P54"><text:s text:c="6"/>&lt;/s:schema&gt;</text:p>
      <text:p text:style-name="P54"><text:s text:c="3"/>&lt;/types&gt;</text:p>
      <text:p text:style-name="P54"/>
      <text:p text:style-name="P54"><text:s text:c="3"/>&lt;message name="SubmitPO"&gt;</text:p>
      <text:p text:style-name="P54"><text:s text:c="6"/>&lt;part name="parameters" element="tns:SubmitPORequest" /&gt;</text:p>
      <text:p text:style-name="P54"><text:s text:c="3"/>&lt;/message&gt;</text:p>
      <text:p text:style-name="P54"><text:s text:c="3"/>&lt;message name="SubmitPOResponse"&gt;</text:p>
      <text:p text:style-name="P54"><text:s text:c="6"/>&lt;part name="parameters" element="tns:SubmitPOResponse" /&gt;</text:p>
      <text:p text:style-name="P54"><text:s text:c="3"/>&lt;/message&gt;</text:p>
      <text:p text:style-name="P54"/>
      <text:p text:style-name="P54"><text:s text:c="3"/>&lt;portType name="DocBareService"&gt;</text:p>
      <text:p text:style-name="P54"><text:s text:c="6"/>&lt;operation name="SubmitPO"&gt;</text:p>
      <text:p text:style-name="P54"><text:s text:c="9"/>&lt;input message="tns:SubmitPO" /&gt;</text:p>
      <text:p text:style-name="P54"><text:s text:c="9"/>&lt;output message="tns:SubmitPOResponse" /&gt;</text:p>
      <text:p text:style-name="P54"><text:s text:c="6"/>&lt;/operation&gt;</text:p>
      <text:p text:style-name="P54"><text:s text:c="3"/>&lt;/portType&gt;</text:p>
      <text:p text:style-name="P54"/>
      <text:p text:style-name="P54"><text:s text:c="3"/>&lt;binding name="DocBareServiceHttpSoap" type="ExampleService"&gt;</text:p>
      <text:p text:style-name="P55"><text:s text:c="6"/>&lt;soap:binding style="document"</text:p>
      <text:p text:style-name="P55"><text:s text:c="9"/>transport="http://schemas.xmlsoap.org/soap/http" /&gt;</text:p>
      <text:p text:style-name="P54"><text:s text:c="6"/>&lt;operation name="SubmitPO"&gt;</text:p>
      <text:p text:style-name="P55"><text:s text:c="9"/>&lt;soap:operation</text:p>
      <text:p text:style-name="P55"><text:s text:c="12"/>soapAction="http://www.openuri.org/jsr181/SoapBindingExample2/SubmitPO" /&gt;</text:p>
      <text:p text:style-name="P54"><text:s text:c="9"/>&lt;input&gt;</text:p>
      <text:p text:style-name="P54"><text:s text:c="12"/>&lt;soap:body parts="parameters" use="literal" /&gt;</text:p>
      <text:p text:style-name="P54"><text:s text:c="9"/>&lt;/input&gt;</text:p>
      <text:p text:style-name="P54"><text:s text:c="9"/>&lt;output&gt;</text:p>
      <text:p text:style-name="P54"><text:s text:c="12"/>&lt;soap:body parts="parameters" use="literal" /&gt;</text:p>
      <text:p text:style-name="P54"><text:s text:c="9"/>&lt;/output&gt;</text:p>
      <text:p text:style-name="P54"><text:s text:c="6"/>&lt;/operation&gt;</text:p>
      <text:p text:style-name="P54"><text:s text:c="3"/>&lt;/binding&gt;</text:p>
      <text:p text:style-name="P54">&lt;/definitions&gt;</text:p>
      <text:p text:style-name="P21"><text:span text:style-name="Strong_20_Emphasis">Example 3 – DOCUMENT/LITERAL/WRAPPED</text:span></text:p>
      <text:p text:style-name="P21"><text:span text:style-name="Strong_20_Emphasis">Java source:</text:span></text:p>
      <text:p text:style-name="Listing"><text:soft-page-break/>@WebService(targetNamespace="http://www.openuri.org/jsr181/</text:p>
      <text:p text:style-name="Listing">SoapBindingExample3")</text:p>
      <text:p text:style-name="Listing">@SOAPBinding(</text:p>
      <text:p text:style-name="Listing"><text:s text:c="3"/>style = SOAPBinding.Style.DOCUMENT,</text:p>
      <text:p text:style-name="P56"><text:s text:c="3"/>use = SOAPBinding.Use.LITERAL,</text:p>
      <text:p text:style-name="P56"><text:s text:c="3"/>parameterStyle = SOAPBinding.ParameterStyle.WRAPPED)</text:p>
      <text:p text:style-name="Listing">public class DocWrappedService <text:span text:style-name="T15">{</text:span></text:p>
      <text:p text:style-name="P56"><text:s text:c="3"/>@WebMethod(operationName = "SubmitPO")</text:p>
      <text:p text:style-name="P56"><text:s text:c="3"/>@WebResult(name="PurchaseOrderAck")</text:p>
      <text:p text:style-name="P56"><text:s text:c="3"/>public PurchaseOrderAck submitPO(</text:p>
      <text:p text:style-name="P56"><text:s text:c="6"/>@WebParam(name="PurchaseOrder") PurchaseOrder purchaseOrder) {</text:p>
      <text:p text:style-name="P56"><text:s text:c="3"/>}</text:p>
      <text:p text:style-name="Listing">}</text:p>
      <text:p text:style-name="P21"><text:span text:style-name="Strong_20_Emphasis">Resulting WSDL:</text:span></text:p>
      <text:p text:style-name="P57">&lt;definitions</text:p>
      <text:p text:style-name="P57"><text:s text:c="6"/>xmlns="http://schemas.xmlsoap.org/wsdl/"</text:p>
      <text:p text:style-name="P57"><text:s text:c="6"/>xmlns:tns="http://www.openuri.org/jsr181/SoapBindingExample3"</text:p>
      <text:p text:style-name="P57"><text:s text:c="6"/>xmlns:s="http://www.w3.org/2001/XMLSchema"</text:p>
      <text:p text:style-name="P57"><text:s text:c="6"/>xmlns:soap="http://schemas.xmlsoap.org/wsdl/soap/"</text:p>
      <text:p text:style-name="P57"><text:s text:c="6"/>targetNamespace="http://www.openuri.org/jsr181/SoapBindingExample3"&gt;</text:p>
      <text:p text:style-name="P57"><text:s text:c="3"/>&lt;types&gt;</text:p>
      <text:p text:style-name="P57"><text:s text:c="6"/>&lt;s:schema elementFormDefault="qualified"</text:p>
      <text:p text:style-name="P57"><text:s text:c="12"/>targetNamespace="http://www.openuri.org/jsr181/SoapBindingExample3"&gt;</text:p>
      <text:p text:style-name="P57"><text:s text:c="9"/>&lt;s:element name="SubmitPO"&gt;</text:p>
      <text:p text:style-name="P57"><text:s text:c="12"/>&lt;complexType&gt;</text:p>
      <text:p text:style-name="P57"><text:s text:c="15"/>&lt;sequence&gt;</text:p>
      <text:p text:style-name="P57"><text:s text:c="18"/>&lt;element name="PurchaseOrder" type="tns:PurchaseOrder" /&gt;</text:p>
      <text:p text:style-name="P57"><text:s text:c="18"/>. . .</text:p>
      <text:p text:style-name="P57"><text:s text:c="9"/>&lt;/s:element&gt;</text:p>
      <text:p text:style-name="P57"><text:s text:c="9"/>&lt;s:element name="SubmitPOResponse"&gt;</text:p>
      <text:p text:style-name="P57"><text:s text:c="12"/>. . .</text:p>
      <text:p text:style-name="P57"><text:s text:c="9"/>&lt;/s:element&gt;</text:p>
      <text:p text:style-name="P57"><text:s text:c="6"/>&lt;/s:schema&gt;</text:p>
      <text:p text:style-name="P57"><text:s text:c="3"/>&lt;/types&gt;</text:p>
      <text:p text:style-name="P57"/>
      <text:p text:style-name="P57"><text:s text:c="3"/>&lt;message name="SubmitPO"&gt;</text:p>
      <text:p text:style-name="P57"><text:s text:c="6"/>&lt;part name="parameters" element="tns:SubmitPO" /&gt;</text:p>
      <text:p text:style-name="P57"><text:s text:c="3"/>&lt;/message&gt;</text:p>
      <text:p text:style-name="P57"><text:s text:c="3"/>&lt;message name="SubmitPOResponse"&gt;</text:p>
      <text:p text:style-name="P57"><text:s text:c="6"/>&lt;part name="parameters" type="tns:SubmitPOResponse" /&gt;</text:p>
      <text:p text:style-name="P57"><text:s text:c="3"/>&lt;/message&gt;</text:p>
      <text:p text:style-name="P57"/>
      <text:p text:style-name="P57"><text:s text:c="3"/>&lt;portType name="DocWrappedService"&gt;</text:p>
      <text:p text:style-name="P57"><text:s text:c="6"/>&lt;operation name="SubmitPO"&gt;</text:p>
      <text:p text:style-name="P57"><text:s text:c="9"/>&lt;input message="tns:SubmitPO" /&gt;</text:p>
      <text:p text:style-name="P57"><text:s text:c="9"/>&lt;output message="tns:SubmitPOResponse" /&gt;</text:p>
      <text:p text:style-name="P57"><text:s text:c="6"/>&lt;/operation</text:p>
      <text:p text:style-name="P57"><text:s text:c="3"/>&lt;/portType&gt;</text:p>
      <text:p text:style-name="P57"/>
      <text:p text:style-name="P57"><text:s text:c="3"/>&lt;binding name="ExampleServiceHttpSoap" type="ExampleService"&gt;</text:p>
      <text:p text:style-name="P57"><text:s text:c="6"/>&lt;soap:binding style="document"</text:p>
      <text:p text:style-name="P57"><text:s text:c="9"/>transport="http://schemas.xmlsoap.org/soap/http" /&gt;</text:p>
      <text:p text:style-name="P57"><text:s text:c="6"/>&lt;operation name="SubmitPO"&gt;</text:p>
      <text:p text:style-name="P57"><text:s text:c="9"/>&lt;soap:operation</text:p>
      <text:p text:style-name="P57"><text:s text:c="12"/>soapAction="http://www.openuri.org/jsr181/SoapBindingExample3/SubmitPO" /&gt;</text:p>
      <text:p text:style-name="P57"><text:s text:c="9"/>&lt;input&gt;</text:p>
      <text:p text:style-name="P57"><text:soft-page-break/><text:s text:c="12"/>&lt;soap:body parts="parameters" use="literal" /&gt;</text:p>
      <text:p text:style-name="P57"><text:s text:c="9"/>&lt;/input&gt;</text:p>
      <text:p text:style-name="P57"><text:s text:c="9"/>&lt;output&gt;</text:p>
      <text:p text:style-name="P57"><text:s text:c="12"/>&lt;soap:body parts="parameters" use="literal" /&gt;</text:p>
      <text:p text:style-name="P57"><text:s text:c="9"/>&lt;/output&gt;</text:p>
      <text:p text:style-name="P57"><text:s text:c="6"/>&lt;/operation&gt;</text:p>
      <text:p text:style-name="P57"><text:s text:c="3"/>&lt;/binding&gt;</text:p>
      <text:p text:style-name="P57">&lt;/definitions&gt;</text:p>
      <text:h text:style-name="Heading_20_2" text:outline-level="2"><text:bookmark-start text:name="__RefHeading__11817_1019203204"/>Annotation: <text:span text:style-name="Example">javax.jws.soap.SOAPMessageHandlers</text:span><text:bookmark-end text:name="__RefHeading__11817_1019203204"/></text:h>
      <text:p text:style-name="P22"><text:span text:style-name="Strong_20_Emphasis">Deprecated</text:span> as of JSR-181 2.0 with no replacement.</text:p>
      <text:p text:style-name="P22">This annotation was originally used to create a JAX-RPC handler chain. In this version, the annotation is ALWAYS ignored.</text:p>
      <text:p text:style-name="P22">This annotation will be permanently removed in a future version of JSR-181.</text:p>
      <text:h text:style-name="Heading_20_1" text:outline-level="1"><text:bookmark-start text:name="__RefHeading__11819_1019203204"/>Java Mapping To XML/WSDL<text:bookmark-end text:name="__RefHeading__11819_1019203204"/></text:h>
      <text:p text:style-name="P22">A key goal of JSR-181 is to influence the shape of WSDL generated from a JWS. This section defines the mapping from Java to XML/WSDL. By default, JSR-181 follows the Java to XML/WSDL mapping defined in JAX-WS 2.0 [5] section 3), except as noted in this section. Implementations MAY extend or supplement this mapping, for example, by adding more complete schema support or supporting alternate binding frameworks such as JAXB or SDO (JSR-235). Annotations for such extensions are out-of-scope for this specification.</text:p>
      <text:h text:style-name="Heading_20_2" text:outline-level="2"><text:bookmark-start text:name="__RefHeading__11821_1019203204"/>Service Endpoint Interface<text:bookmark-end text:name="__RefHeading__11821_1019203204"/></text:h>
      <text:p text:style-name="P22">JAX-WS defines a service endpoint interface as the Java representation of an abstract WSDL contract. A service endpoint interface MAY include the following JSR-181 annotations to customize its mapping to WSDL:</text:p>
      <text:list xml:id="list110536381133294" text:continue-list="list110536143162443" text:style-name="List_20_1">
        <text:list-item>
          <text:p text:style-name="List_20_1"><text:span text:style-name="Example">@WebService.name</text:span>, <text:span text:style-name="Example">@WebService.targetNamespace</text:span>, and <text:span text:style-name="Example">@WebService.wsdlLocation</text:span></text:p>
        </text:list-item>
        <text:list-item>
          <text:p text:style-name="List_20_1"><text:span text:style-name="Example">@WebMethod</text:span> (all annotation elements)</text:p>
        </text:list-item>
        <text:list-item>
          <text:p text:style-name="List_20_1"><text:span text:style-name="Example">@Oneway</text:span></text:p>
        </text:list-item>
        <text:list-item>
          <text:p text:style-name="List_20_1"><text:span text:style-name="Example">@WebParam</text:span> (all annotation elements)</text:p>
        </text:list-item>
        <text:list-item>
          <text:p text:style-name="List_20_1"><text:span text:style-name="Example">@WebResult</text:span> (all annotation elements)</text:p>
        </text:list-item>
        <text:list-item>
          <text:p text:style-name="List_20_1"><text:span text:style-name="Example">@SOAPBinding</text:span> (all annotation elements)</text:p>
        </text:list-item>
      </text:list>
      <text:p text:style-name="P22">A service endpoint interface maps to a <text:span text:style-name="Example">wsdl:portType</text:span> element within the <text:span text:style-name="Example">wsdl:definitions</text:span> for the containing package. The local name and namespace of the <text:span text:style-name="Example">wsdl:portType</text:span> map to the values of the service endpoint interface’s <text:span text:style-name="Example">@WebService.name</text:span> and <text:span text:style-name="Example">@WebService.targetNamespace</text:span> annotation elements, respectively.</text:p>
      <text:h text:style-name="Heading_20_2" text:outline-level="2"><text:bookmark-start text:name="__RefHeading__11823_1019203204"/>Web Service Class Mapping<text:bookmark-end text:name="__RefHeading__11823_1019203204"/></text:h>
      <text:p text:style-name="P22">A service implementation bean maps to its own WSDL document, <text:span text:style-name="Example">wsdl:portType</text:span>, and <text:span text:style-name="Example">wsdl:service</text:span>. If the service implementation bean references a service endpoint interface through the <text:span text:style-name="Example">@WebService.endpointInterface</text:span> annotation, the <text:span text:style-name="Example">wsdl:portType</text:span> and <text:span text:style-name="Example">wsdl:binding</text:span> sections are mapped according to that service endpoint interface.</text:p>
      <text:p text:style-name="P22">Otherwise, the following rules apply:</text:p>
      <text:list xml:id="list110536386159762" text:continue-numbering="true" text:style-name="List_20_1">
        <text:list-item>
          <text:p text:style-name="List_20_1">The <text:span text:style-name="Example">wsdl:definitions</text:span> <text:span text:style-name="Example">targetNamespace</text:span> maps to the value of the <text:span text:style-name="Example">@WebService.targetNamespace</text:span> member-value.</text:p>
        </text:list-item>
        <text:list-item>
          <text:p text:style-name="List_20_1">The local name of the <text:span text:style-name="Example">wsdl:portType</text:span> maps to the value of the <text:span text:style-name="Example">@WebService.name</text:span> member-value.</text:p>
        </text:list-item>
        <text:list-item>
          <text:p text:style-name="List_20_1">The local name of the <text:span text:style-name="Example">wsdl:service</text:span> maps to the value of the <text:span text:style-name="Example">@WebService.serviceName</text:span> member-value.</text:p>
        </text:list-item>
        <text:list-item>
          <text:p text:style-name="List_20_1">The <text:span text:style-name="Example">wsdl:service</text:span> MUST contain a distinct <text:span text:style-name="Example">wsdl:port</text:span> for every transport endpoint supported by the service.</text:p>
        </text:list-item>
        <text:list-item>
          <text:p text:style-name="List_20_1">Each <text:span text:style-name="Example">wsdl:port</text:span> MUST be of the same <text:span text:style-name="Example">wsdl:portType</text:span>, but MAY have different bindings.</text:p>
        </text:list-item>
        <text:list-item>
          <text:p text:style-name="List_20_1"><text:soft-page-break/>The local name of the <text:span text:style-name="Example">wsdl:port</text:span> maps to the value of the <text:span text:style-name="Example">@WebService.portName</text:span> member-value.</text:p>
        </text:list-item>
        <text:list-item>
          <text:p text:style-name="List_20_1">The name <text:span text:style-name="Example">wsdl:binding</text:span> sections is not significant and are left implementation defined.</text:p>
        </text:list-item>
      </text:list>
      <text:h text:style-name="Heading_20_2" text:outline-level="2"><text:bookmark-start text:name="__RefHeading__11825_1019203204"/>Web Method Mapping<text:bookmark-end text:name="__RefHeading__11825_1019203204"/></text:h>
      <text:p text:style-name="P22">Each exposed web method in a JSR-181 annotated class or interface is mapped to a <text:span text:style-name="Example">wsdl:operation</text:span> on the class/interface WSDL portType. The <text:span text:style-name="Example">wsdl:operation</text:span> local name maps to the value of the <text:span text:style-name="Example">@WebMethod.operationName</text:span> member-value, if <text:span text:style-name="Example">@WebMethod.operationName</text:span> is present. If <text:span text:style-name="Example">@WebMethod.operationName</text:span> is not present, the <text:span text:style-name="Example">wsdl:operation</text:span> local name is mapped from the name of the Java method according to the rules defined in JAX-WS 2.0 [5], section 3.5.</text:p>
      <text:p text:style-name="P22">The mapped <text:span text:style-name="Example">wsdl:operation</text:span> contains both <text:span text:style-name="Example">wsdl:input</text:span> and <text:span text:style-name="Example">wsdl:output</text:span> elements, unless the method is annotated as <text:span text:style-name="Example">@Oneway</text:span>. <text:span text:style-name="Example">@Oneway</text:span> methods have only a <text:span text:style-name="Example">wsdl:input</text:span> element.</text:p>
      <text:p text:style-name="P22">Java types used as method parameters, return values, and exceptions are mapped according to the rules defined in JAX-WS 2.0 [5], section 3.6.</text:p>
      <text:h text:style-name="P93" text:outline-level="1"><text:bookmark-start text:name="__RefHeading__11827_1019203204"/>SOAP Binding<text:bookmark-end text:name="__RefHeading__11827_1019203204"/></text:h>
      <text:p text:style-name="P30">This section defines a standard mapping from a service endpoint interface or service implementation bean to the SOAP 1.1 binding. Implementers MAY also support other bindings, but these bindings are non-standard. If JSR-181 implementation supports bindings other than SOAP 1.1, it MUST include a mechanism to selectively enable or disable these bindings.</text:p>
      <text:p text:style-name="P30">By default JSR-181 follows the SOAP binding defined in JAX-WS 2.0 [5], section 10.</text:p>
      <text:h text:style-name="P119" text:outline-level="2"><text:bookmark-start text:name="__RefHeading__11829_1019203204"/>Operation Modes<text:bookmark-end text:name="__RefHeading__11829_1019203204"/></text:h>
      <text:p text:style-name="P30">JSR-181 implementations are REQUIRED to support the following WS-I compliant operation modes:</text:p>
      <text:list xml:id="list110536395145898" text:continue-numbering="true" text:style-name="List_20_1">
        <text:list-item>
          <text:p text:style-name="List_20_1"><text:span text:style-name="T16">Operations with the </text:span><text:span text:style-name="Example"><text:span text:style-name="T16">rpc</text:span></text:span><text:span text:style-name="T16"> style and </text:span><text:span text:style-name="Example"><text:span text:style-name="T16">literal</text:span></text:span><text:span text:style-name="T16"> use (</text:span><text:span text:style-name="Example"><text:span text:style-name="T16">rpc</text:span></text:span><text:span text:style-name="T16">/</text:span><text:span text:style-name="Example"><text:span text:style-name="T16">literal</text:span></text:span><text:span text:style-name="T16">)</text:span></text:p>
        </text:list-item>
        <text:list-item>
          <text:p text:style-name="List_20_1"><text:span text:style-name="T16">Operations with the </text:span><text:span text:style-name="Example"><text:span text:style-name="T16">document</text:span></text:span><text:span text:style-name="T16"> style and </text:span><text:span text:style-name="Example"><text:span text:style-name="T16">literal</text:span></text:span><text:span text:style-name="T16"> use (</text:span><text:span text:style-name="Example"><text:span text:style-name="T16">document</text:span></text:span><text:span text:style-name="T16">/</text:span><text:span text:style-name="Example"><text:span text:style-name="T16">literal</text:span></text:span><text:span text:style-name="T16">).</text:span></text:p>
        </text:list-item>
      </text:list>
      <text:p text:style-name="P23"><text:span text:style-name="T16">Implementations MAY optionally support operation modes with the </text:span><text:span text:style-name="Example"><text:span text:style-name="T16">encoded</text:span></text:span><text:span text:style-name="T16"> use (</text:span><text:span text:style-name="Example"><text:span text:style-name="T16">document</text:span></text:span><text:span text:style-name="T16"> or </text:span><text:span text:style-name="Example"><text:span text:style-name="T16">rpc</text:span></text:span><text:span text:style-name="T16"> style). The developer MAY indicate which operation mode is in effect by specifying the appropriate </text:span><text:span text:style-name="Example"><text:span text:style-name="T16">@SOAPBinding.style</text:span></text:span><text:span text:style-name="T16"> and </text:span><text:span text:style-name="Example"><text:span text:style-name="T16">@SOAPBinding.use</text:span></text:span><text:span text:style-name="T16"> annotations at the class or interface level.</text:span></text:p>
      <text:h text:style-name="P101" text:outline-level="3"><text:bookmark-start text:name="__RefHeading__58206_1019203204"/>RPC Operation Style<text:bookmark-end text:name="__RefHeading__58206_1019203204"/></text:h>
      <text:p text:style-name="P24"><text:span text:style-name="T16">In the RPC operation style, the parameters and return values map to separate parts on the WSDL input and output messages. The </text:span><text:span text:style-name="Example"><text:span text:style-name="T16">@WebParam.mode</text:span></text:span><text:span text:style-name="T16"> annotation determines the messages in which a particular parameter appears. IN parameters appear as parts in the input message, OUT parameters appear as parts in the output message, and INOUT parameters appear as parts in both messages. The order of parameters in the method signature determines the order of the parts in the input and output message. The return value is the first part in the output message.</text:span></text:p>
      <text:p text:style-name="P24"><text:span text:style-name="T16">In the </text:span><text:span text:style-name="Example"><text:span text:style-name="T16">rpc</text:span></text:span><text:span text:style-name="T16">/</text:span><text:span text:style-name="Example"><text:span text:style-name="T16">literal</text:span></text:span><text:span text:style-name="T16"> operation mode, each message part refers to a concrete schema type. The schema type is derived from the Java type for the parameter, as described in section 5 - Java Mapping To XML/WSDL.</text:span></text:p>
      <text:h text:style-name="P101" text:outline-level="3"><text:bookmark-start text:name="__RefHeading__58208_1019203204"/>Document Operation Style<text:bookmark-end text:name="__RefHeading__58208_1019203204"/></text:h>
      <text:p text:style-name="P23"><text:span text:style-name="T16">In the document operation style, the input and output WSDL messages have a single part referencing a schema element that defines the entire body. JSR-181 implementations MUST support both the “wrapped” and “bare” styles of </text:span><text:span text:style-name="Example"><text:span text:style-name="T16">document</text:span></text:span><text:span text:style-name="T16"> / </text:span><text:span text:style-name="Example"><text:span text:style-name="T16">literal</text:span></text:span><text:span text:style-name="T16"> operation. The developer may specify which of these styles is in effect for a particular operation by using the </text:span><text:span text:style-name="Example"><text:span text:style-name="T16">@SOAPBinding.parameterStyle</text:span></text:span><text:span text:style-name="T16"> annotation.</text:span></text:p>
      <text:h text:style-name="P101" text:outline-level="3"><text:bookmark-start text:name="__RefHeading__58210_1019203204"/>Document “Wrapped” Style<text:bookmark-end text:name="__RefHeading__58210_1019203204"/></text:h>
      <text:p text:style-name="P23"><text:span text:style-name="T16">In the “wrapped” operation style, the input and output messages contain a single part which refers (through the element attribute) to a global element declaration (the wrapper) of </text:span><text:span text:style-name="Example"><text:span text:style-name="T16">complexType</text:span></text:span><text:span text:style-name="T16"> defined using the </text:span><text:span text:style-name="Example"><text:span text:style-name="T16">xsd:sequence</text:span></text:span><text:span text:style-name="T16"> compositor. The global element declaration for the input message has a local name equal to </text:span><text:span text:style-name="Example"><text:span text:style-name="T16">@WebMethod.operationName</text:span></text:span><text:span text:style-name="T16">. The global element declaration for the output message (if it exists) has a local name equal to </text:span><text:span text:style-name="Example"><text:span text:style-name="T16">@WebMethod.operationName</text:span></text:span><text:span text:style-name="T16"> + “Response”. Both global element declarations appear in the </text:span><text:span text:style-name="Example"><text:span text:style-name="T16">@WebService.targetNamespace</text:span></text:span><text:span text:style-name="T16">.</text:span></text:p>
      <text:p text:style-name="P30"><text:soft-page-break/>Non-header method parameters and return values map to child elements of the global element declarations defined for the method. The order of parameters in the parameter list determines the order in which the equivalent child elements appear in the operation’s global element declarations.</text:p>
      <text:p text:style-name="P23"><text:span text:style-name="T16">The </text:span><text:span text:style-name="Example"><text:span text:style-name="T16">@WebParam.name</text:span></text:span><text:span text:style-name="T16"> and </text:span><text:span text:style-name="Example"><text:span text:style-name="T16">@WebParam.targetNamespace</text:span></text:span><text:span text:style-name="T16"> annotation elements determine the </text:span><text:span text:style-name="Example"><text:span text:style-name="T16">QName</text:span></text:span><text:span text:style-name="T16"> of a parameter’s child element, while the </text:span><text:span text:style-name="Example"><text:span text:style-name="T16">@WebResult.name</text:span></text:span><text:span text:style-name="T16"> and </text:span><text:span text:style-name="Example"><text:span text:style-name="T16">@WebResult.targetNamespace</text:span></text:span><text:span text:style-name="T16"> annotations determines the </text:span><text:span text:style-name="Example"><text:span text:style-name="T16">QName</text:span></text:span><text:span text:style-name="T16"> of the return value’s child element. The schema type for each child element is derived from the type of the Java parameter or return value, as described in section 5 Java Mapping To XML/WSDL.</text:span></text:p>
      <text:h text:style-name="P101" text:outline-level="3"><text:bookmark-start text:name="__RefHeading__58212_1019203204"/>Document “Bare” Style<text:bookmark-end text:name="__RefHeading__58212_1019203204"/></text:h>
      <text:p text:style-name="P23"><text:span text:style-name="T16">In the “bare” operation style, the input and output messages contain a single part which refers (through the element attribute) to an element that is mapped from the method parameter and return value. The </text:span><text:span text:style-name="Example"><text:span text:style-name="T16">QName</text:span></text:span><text:span text:style-name="T16"> of the input body element is determined by the values of the </text:span><text:span text:style-name="Example"><text:span text:style-name="T16">@WebParam.name</text:span></text:span><text:span text:style-name="T16"> and </text:span><text:span text:style-name="Example"><text:span text:style-name="T16">@WebParam.targetNamespace</text:span></text:span><text:span text:style-name="T16"> annotations on the method parameter, and the </text:span><text:span text:style-name="Example"><text:span text:style-name="T16">QName</text:span></text:span><text:span text:style-name="T16"> of the output body element is determined by the values of the </text:span><text:span text:style-name="Example"><text:span text:style-name="T16">@WebResult.name</text:span></text:span><text:span text:style-name="T16"> and </text:span><text:span text:style-name="Example"><text:span text:style-name="T16">@WebResult.targetNamespace</text:span></text:span><text:span text:style-name="T16"> annotations. The schema types for the input and output body elements are derived from</text:span> the types of the Java parameter or return values, as described in section 5 Java Mapping To XML/WSDL.</text:p>
      <text:p text:style-name="P23">Web Services that use the document “bare” style MUST adhere to the following restrictions:</text:p>
      <text:list xml:id="list110536407162821" text:continue-numbering="true" text:style-name="List_20_1">
        <text:list-item>
          <text:p text:style-name="List_20_1">If the operation is marked <text:span text:style-name="Example">@Oneway</text:span>, it MUST have a void return value, a single non-header parameter marked as IN, and zero or more header parameters.</text:p>
        </text:list-item>
        <text:list-item>
          <text:p text:style-name="List_20_1">If the operation is not marked <text:span text:style-name="Example">@Oneway</text:span>, it may have one of the following forms:</text:p>
          <text:list>
            <text:list-item>
              <text:p text:style-name="P107">A<text:span text:style-name="T17"> non-header parameter marked as IN, a non-header parameter marked as OUT, a void return value, and zero or more header parameters.</text:span></text:p>
            </text:list-item>
            <text:list-item>
              <text:p text:style-name="P108">A single non-header parameters marked as IN_OUT, a void return value, and zero or more header parameters.</text:p>
            </text:list-item>
            <text:list-item>
              <text:p text:style-name="P108">A single non-header parameter marked as IN, non-void return value and zero or more header parameters.</text:p>
            </text:list-item>
          </text:list>
        </text:list-item>
        <text:list-item>
          <text:p text:style-name="P107"><text:span text:style-name="T17">The XML elements for the input and output messages MUST be unique across all operations on the Web Service. Consequently, either every document “bare” operation on the Web Service MUST take and return Java types that map to distinct elements, or the developer MUST use the </text:span><text:span text:style-name="Example"><text:span text:style-name="T17">@WebParam</text:span></text:span><text:span text:style-name="T17"> and </text:span><text:span text:style-name="Example"><text:span text:style-name="T17">@WebResult</text:span></text:span><text:span text:style-name="T17"> annotations to explicitly specify the </text:span><text:span text:style-name="Example"><text:span text:style-name="T17">QName</text:span></text:span><text:span text:style-name="T17">s of the input and output XML elements for each operation.</text:span></text:p>
        </text:list-item>
      </text:list>
      <text:h text:style-name="Heading_20_2" text:outline-level="2"><text:bookmark-start text:name="__RefHeading__11831_1019203204"/>Headers<text:bookmark-end text:name="__RefHeading__11831_1019203204"/></text:h>
      <text:p text:style-name="P25">Parameters annotated with the <text:span text:style-name="Example">@WebParam.header</text:span> annotation element map to SOAP headers instead of elements in the SOAP body. Header parameters appear as parts in the operation’s input message, output message, or both depending on the value of the <text:span text:style-name="Example">@WebParam.mode</text:span> annotation element. Header parameters are included as <text:span text:style-name="Example">soap:header</text:span> elements in the appropriate <text:span text:style-name="Example">wsdl:input</text:span> and <text:span text:style-name="Example">wsdl:output</text:span> sections of the binding operation. Headers are always literal. The <text:span text:style-name="Example">@WebParam.name</text:span> and <text:span text:style-name="Example">@WebParam.targetNamespace</text:span> annotations determine the <text:span text:style-name="Example">QName</text:span> of the XML element representing the header.</text:p>
      <text:p text:style-name="P25"><text:soft-page-break/>Results annotated with the <text:span text:style-name="Example">@WebResult.header</text:span> annotation element map to SOAP headers instead of elements in the SOAP body. Header results appear as parts in the operation’s output message. Header results are included as <text:span text:style-name="Example">soap:header</text:span> elements in the appropriate <text:span text:style-name="Example">wsdl:output</text:span> sections of the binding operation. Headers are always literal. <text:s/>The <text:span text:style-name="Example">@WebResult.name</text:span> and <text:span text:style-name="Example">@WebResult.targetNamespace</text:span> annotations determine the <text:span text:style-name="Example">QName</text:span> of the XML element representing the header. This <text:span text:style-name="Example">QName</text:span> MUST be unique within all headers of the method.</text:p>
      <text:h text:style-name="Heading_20_1" text:outline-level="1"><text:bookmark-start text:name="__RefHeading__11833_1019203204"/>Using JSR-181 Annotations to Affect the Shape of the <text:span text:style-name="T18">WSDL</text:span><text:bookmark-end text:name="__RefHeading__11833_1019203204"/></text:h>
      <text:h text:style-name="Heading_20_2" text:outline-level="2"><text:bookmark-start text:name="__RefHeading__11835_1019203204"/>RPC Literal Style<text:bookmark-end text:name="__RefHeading__11835_1019203204"/></text:h>
      <text:p text:style-name="P26">Below is a complete example of a java source file with annotations followed by the resulting WSDL:</text:p>
      <text:p text:style-name="P26"><text:span text:style-name="Strong_20_Emphasis">Java source:</text:span></text:p>
      <text:p text:style-name="Listing">import javax.jws.*;</text:p>
      <text:p text:style-name="Listing">import javax.jws.soap.*;</text:p>
      <text:p text:style-name="Listing">@WebService(</text:p>
      <text:p text:style-name="Listing"><text:s text:c="3"/>name="ExampleWebService",</text:p>
      <text:p text:style-name="P58"><text:s text:c="3"/>targetNamespace="http://openuri.org/11/2003/ExampleWebService")</text:p>
      <text:p text:style-name="Listing">@SOAPBinding(style=SOAPBinding.Style.RPC, use=SOAPBinding.Use.LITERAL)</text:p>
      <text:p text:style-name="Listing">public class ExampleWebServiceImpl {</text:p>
      <text:p text:style-name="P58"><text:s text:c="3"/>@WebMethod(action="urn:login")</text:p>
      <text:p text:style-name="P58"><text:s text:c="3"/>@WebResult(name="Token")</text:p>
      <text:p text:style-name="P58"><text:s text:c="3"/>public LoginToken login(</text:p>
      <text:p text:style-name="P58"><text:s text:c="6"/>@WebParam(name="UserName") String username,</text:p>
      <text:p text:style-name="P58"><text:s text:c="6"/>@WebParam(name="Password") String password) {</text:p>
      <text:p text:style-name="P58"><text:s text:c="6"/>// ...</text:p>
      <text:p text:style-name="P58"><text:s text:c="3"/>}</text:p>
      <text:p text:style-name="P58"><text:s text:c="3"/>@WebMethod (action="urn:createCustomer")</text:p>
      <text:p text:style-name="P58"><text:s text:c="3"/>@WebResult(name="CustomerId")</text:p>
      <text:p text:style-name="P58"><text:s text:c="3"/>public String createCustomer(</text:p>
      <text:p text:style-name="P58"><text:s text:c="6"/>@WebParam(name="Customer") Customer customer,</text:p>
      <text:p text:style-name="P58"><text:s text:c="6"/>@WebParam(name="Token", header=true) LoginToken token) {</text:p>
      <text:p text:style-name="P58"><text:s text:c="6"/>// ...</text:p>
      <text:p text:style-name="P58"><text:s text:c="3"/>}</text:p>
      <text:p text:style-name="P58"><text:s text:c="3"/>@WebMethod(action="urn:notifyTransfer")</text:p>
      <text:p text:style-name="P58"><text:s text:c="3"/>@Oneway</text:p>
      <text:p text:style-name="P58"><text:s text:c="3"/>public void notifyTransfer(</text:p>
      <text:p text:style-name="P58"><text:s text:c="6"/>@WebParam(name="CustomerId") String customerId,</text:p>
      <text:p text:style-name="P58"><text:s text:c="6"/>@WebParam(name="TransferData") TransferDocument transferData,</text:p>
      <text:p text:style-name="P58"><text:s text:c="6"/>@WebParam(name="Token", header=true) LoginToken token) {</text:p>
      <text:p text:style-name="P58"><text:s text:c="3"/>}</text:p>
      <text:p text:style-name="Listing">}</text:p>
      <text:p text:style-name="P26"><text:span text:style-name="Strong_20_Emphasis">Resulting WSDL:</text:span></text:p>
      <text:p text:style-name="Listing">&lt;definitions</text:p>
      <text:p text:style-name="P58"><text:s text:c="3"/>name="ExampleWebServiceImplServiceDefinitions"</text:p>
      <text:p text:style-name="P58"><text:s text:c="3"/>targetNamespace="http://openuri.org/11/2003/ExampleWebService"</text:p>
      <text:p text:style-name="P58"><text:s text:c="3"/>xmlns="http://schemas.xmlsoap.org/wsdl/"</text:p>
      <text:p text:style-name="P58"><text:s text:c="3"/>xmlns:tns="http://openuri.org/11/2003/ExampleWebService"</text:p>
      <text:p text:style-name="P58"><text:s text:c="3"/>xmlns:xs="http://www.w3.org/2001/XMLSchema"</text:p>
      <text:p text:style-name="P58"><text:s text:c="3"/>xmlns:soap="http://schemas.xmlsoap.org/wsdl/soap/"&gt;</text:p>
      <text:p text:style-name="Listing"/>
      <text:p text:style-name="P58"><text:s text:c="3"/>&lt;types&gt;</text:p>
      <text:p text:style-name="P58"><text:s text:c="6"/>&lt;xs:schema elementFormDefault="qualified"</text:p>
      <text:p text:style-name="P58"><text:s text:c="9"/>targetNamespace="http://openuri.org/11/2003/ExampleWebService"&gt;</text:p>
      <text:p text:style-name="P58"><text:s text:c="9"/>&lt;xs:complexType name="LoginToken"&gt;</text:p>
      <text:p text:style-name="P58"><text:s text:c="9"/>...</text:p>
      <text:p text:style-name="P58"><text:s text:c="9"/>&lt;/xs:complexType&gt;</text:p>
      <text:p text:style-name="P58"><text:soft-page-break/><text:s text:c="9"/>&lt;xs:complexType name="Customer"&gt;</text:p>
      <text:p text:style-name="P58"><text:s text:c="9"/>...</text:p>
      <text:p text:style-name="P58"><text:s text:c="9"/>&lt;/xs:complexType&gt;</text:p>
      <text:p text:style-name="P58"><text:s text:c="9"/>&lt;xs:complexType name="TransferDocument"&gt;</text:p>
      <text:p text:style-name="P58"><text:s text:c="9"/>...</text:p>
      <text:p text:style-name="P58"><text:s text:c="9"/>&lt;/xs:complexType&gt;</text:p>
      <text:p text:style-name="P58"><text:s text:c="9"/>&lt;xs:element name="Token" type="LoginToken"/&gt;</text:p>
      <text:p text:style-name="P58"><text:s text:c="6"/>&lt;/xs:schema&gt;</text:p>
      <text:p text:style-name="P58"><text:s text:c="3"/>&lt;/types&gt;</text:p>
      <text:p text:style-name="P58"/>
      <text:p text:style-name="P58"><text:s text:c="3"/>&lt;message name="createCustomer"&gt;</text:p>
      <text:p text:style-name="P58"><text:s text:c="6"/>&lt;part name="Customer" type="tns:Customer"/&gt;</text:p>
      <text:p text:style-name="P58"><text:s text:c="6"/>&lt;part element="tns:Token" name="token"/&gt;</text:p>
      <text:p text:style-name="P58"><text:s text:c="3"/>&lt;/message&gt;</text:p>
      <text:p text:style-name="P58"><text:s text:c="3"/>&lt;message name="createCustomerResponse"&gt;</text:p>
      <text:p text:style-name="P58"><text:s text:c="6"/>&lt;part name="CustomerId" type="xs:string"/&gt;</text:p>
      <text:p text:style-name="P58"><text:s text:c="3"/>&lt;/message&gt;</text:p>
      <text:p text:style-name="P58"><text:s text:c="3"/>&lt;message name="notifyTransfer"&gt;</text:p>
      <text:p text:style-name="P58"><text:s text:c="6"/>&lt;part name="CustomerId" type="xs:string"/&gt;</text:p>
      <text:p text:style-name="P58"><text:s text:c="6"/>&lt;part name="TransferData" type="tns:TransferDocument"/&gt;</text:p>
      <text:p text:style-name="P58"><text:s text:c="6"/>&lt;part name="token" element="tns:Token"/&gt;</text:p>
      <text:p text:style-name="P58"><text:s text:c="3"/>&lt;/message&gt;</text:p>
      <text:p text:style-name="P58"><text:s text:c="3"/>&lt;message name="login"&gt;</text:p>
      <text:p text:style-name="P58"><text:s text:c="6"/>&lt;part name="UserName" type="xs:string"/&gt;</text:p>
      <text:p text:style-name="P58"><text:s text:c="6"/>&lt;part name="Password" type="xs:string"/&gt;</text:p>
      <text:p text:style-name="P58"><text:s text:c="3"/>&lt;/message&gt;</text:p>
      <text:p text:style-name="P58"><text:s text:c="3"/>&lt;message name="loginResponse"&gt;</text:p>
      <text:p text:style-name="P58"><text:s text:c="6"/>&lt;part name="Token" type="tns:LoginToken"/&gt;</text:p>
      <text:p text:style-name="P58"><text:s text:c="3"/>&lt;/message&gt;</text:p>
      <text:p text:style-name="Listing"/>
      <text:p text:style-name="P58"><text:s text:c="3"/>&lt;portType name="ExampleWebService"&gt;</text:p>
      <text:p text:style-name="P58"><text:s text:c="6"/>&lt;operation name="createCustomer" parameterOrder="Customer token"&gt;</text:p>
      <text:p text:style-name="P58"><text:s text:c="9"/>&lt;input message="tns:createCustomer"/&gt;</text:p>
      <text:p text:style-name="P58"><text:s text:c="9"/>&lt;output message="tns:createCustomerResponse"/&gt;</text:p>
      <text:p text:style-name="P58"><text:s text:c="6"/>&lt;/operation&gt;</text:p>
      <text:p text:style-name="P58"><text:s text:c="6"/>&lt;operation name="notifyTransfer" parameterOrder="CustomerId TransferData token"&gt;</text:p>
      <text:p text:style-name="P58"><text:s text:c="9"/>&lt;input message="tns:notifyTransfer"/&gt;</text:p>
      <text:p text:style-name="P58"><text:s text:c="6"/>&lt;/operation&gt;</text:p>
      <text:p text:style-name="P58"><text:s text:c="6"/>&lt;operation name="login" parameterOrder="UserName Password"&gt;</text:p>
      <text:p text:style-name="P58"><text:s text:c="9"/>&lt;input message="tns:login"/&gt;</text:p>
      <text:p text:style-name="P58"><text:s text:c="9"/>&lt;output message="tns:loginResponse"/&gt;</text:p>
      <text:p text:style-name="P58"><text:s text:c="6"/>&lt;/operation&gt;</text:p>
      <text:p text:style-name="P58"><text:s text:c="3"/>&lt;/portType&gt;</text:p>
      <text:p text:style-name="Listing"/>
      <text:p text:style-name="P58"><text:s text:c="3"/>&lt;binding name="ExampleWebServiceImplServiceSoapBinding"</text:p>
      <text:p text:style-name="P58"><text:s text:c="6"/>type="tns:ExampleWebService"&gt;</text:p>
      <text:p text:style-name="P58"><text:s text:c="6"/>&lt;soap:binding style="rpc" transport="http://schemas.xmlsoap.org/soap/http"/&gt;</text:p>
      <text:p text:style-name="P58"><text:s text:c="6"/>&lt;operation name="createCustomer"&gt;</text:p>
      <text:p text:style-name="P58"><text:s text:c="9"/>&lt;soap:operation soapAction="urn:createCustomer" style="rpc"/&gt;</text:p>
      <text:p text:style-name="P58"><text:s text:c="9"/>&lt;input&gt;</text:p>
      <text:p text:style-name="P58"><text:s text:c="12"/>&lt;soap:body</text:p>
      <text:p text:style-name="P58"><text:s text:c="15"/>namespace="http://openuri.org/11/2003/ExampleWebService"</text:p>
      <text:p text:style-name="P58"><text:s text:c="15"/>parts="Customer" use="literal"/&gt;</text:p>
      <text:p text:style-name="P58"><text:s text:c="12"/>&lt;soap:header message="tns:createCustomer" part="token" use="literal"/&gt;</text:p>
      <text:p text:style-name="P58"><text:s text:c="9"/>&lt;/input&gt;</text:p>
      <text:p text:style-name="P58"><text:s text:c="9"/>&lt;output&gt;</text:p>
      <text:p text:style-name="P58"><text:s text:c="12"/>&lt;soap:body</text:p>
      <text:p text:style-name="P58"><text:soft-page-break/><text:s text:c="15"/>namespace="http://openuri.org/11/2003/ExampleWebService"</text:p>
      <text:p text:style-name="P58"><text:s text:c="15"/>parts="CustomerId" use="literal"/&gt;</text:p>
      <text:p text:style-name="P58"><text:s text:c="9"/>&lt;/output&gt;</text:p>
      <text:p text:style-name="P58"><text:s text:c="6"/>&lt;/operation&gt;</text:p>
      <text:p text:style-name="P58"><text:s text:c="6"/>&lt;operation name="notifyTransfer"&gt;</text:p>
      <text:p text:style-name="P58"><text:s text:c="9"/>&lt;soap:operation soapAction="urn:notifyTransfer" style="rpc"/&gt;</text:p>
      <text:p text:style-name="P58"><text:s text:c="9"/>&lt;input&gt;</text:p>
      <text:p text:style-name="P58"><text:s text:c="12"/>&lt;soap:body</text:p>
      <text:p text:style-name="P58"><text:s text:c="15"/>namespace="http://openuri.org/11/2003/ExampleWebService"</text:p>
      <text:p text:style-name="P58"><text:s text:c="15"/>parts="CustomerId TransferData" use="literal"/&gt;</text:p>
      <text:p text:style-name="P58"><text:s text:c="12"/>&lt;soap:header message="tns:notifyTransfer" part="token" use="literal"/&gt;</text:p>
      <text:p text:style-name="P58"><text:s text:c="9"/>&lt;/input&gt;</text:p>
      <text:p text:style-name="P58"><text:s text:c="6"/>&lt;/operation&gt;</text:p>
      <text:p text:style-name="P58"><text:s text:c="6"/>&lt;operation name="login"&gt;</text:p>
      <text:p text:style-name="P58"><text:s text:c="9"/>&lt;soap:operation soapAction="urn:login" style="rpc"/&gt;</text:p>
      <text:p text:style-name="P58"><text:s text:c="9"/>&lt;input&gt;</text:p>
      <text:p text:style-name="P58"><text:s text:c="12"/>&lt;soap:body</text:p>
      <text:p text:style-name="P58"><text:s text:c="15"/>namespace="http://openuri.org/11/2003/ExampleWebService"</text:p>
      <text:p text:style-name="P58"><text:s text:c="15"/>parts="UserName Password" use="literal"/&gt;</text:p>
      <text:p text:style-name="P58"><text:s text:c="9"/>&lt;/input&gt;</text:p>
      <text:p text:style-name="P58"><text:s text:c="9"/>&lt;output&gt;</text:p>
      <text:p text:style-name="P58"><text:s text:c="12"/>&lt;soap:body</text:p>
      <text:p text:style-name="P58"><text:s text:c="15"/>namespace="http://openuri.org/11/2003/ExampleWebService"</text:p>
      <text:p text:style-name="P58"><text:s text:c="15"/>parts="Token" use="literal"/&gt;</text:p>
      <text:p text:style-name="P58"><text:s text:c="9"/>&lt;/output&gt;</text:p>
      <text:p text:style-name="P58"><text:s text:c="6"/>&lt;/operation&gt;</text:p>
      <text:p text:style-name="P58"><text:s text:c="3"/>&lt;/binding&gt;</text:p>
      <text:p text:style-name="Listing"/>
      <text:p text:style-name="P58"><text:s text:c="3"/>&lt;service name="ExampleWebServiceImplService"&gt;</text:p>
      <text:p text:style-name="P58"><text:s text:c="6"/>&lt;port</text:p>
      <text:p text:style-name="P58"><text:s text:c="9"/>binding="s1:ExampleWebServiceImplServiceSoapBinding"</text:p>
      <text:p text:style-name="P58"><text:s text:c="9"/>name="ExampleWebServiceSoapPort"&gt;</text:p>
      <text:p text:style-name="P58"><text:s text:c="9"/>&lt;soap:address location="http://localhost:7001/ExampleWebServiceImpl/ExampleWebServiceImpl"/&gt;</text:p>
      <text:p text:style-name="P58"><text:s text:c="6"/>&lt;/port&gt;</text:p>
      <text:p text:style-name="P58"><text:s text:c="3"/>&lt;/service&gt;</text:p>
      <text:p text:style-name="Listing">&lt;/definitions&gt;</text:p>
      <text:h text:style-name="Heading_20_2" text:outline-level="2"><text:bookmark-start text:name="__RefHeading__11837_1019203204"/>Document Literal Style<text:bookmark-end text:name="__RefHeading__11837_1019203204"/></text:h>
      <text:p text:style-name="P26">Below is a complete example of a java source file with annotations followed by the resulting WSDL:</text:p>
      <text:p text:style-name="P26"><text:span text:style-name="Strong_20_Emphasis">Java source:</text:span></text:p>
      <text:p text:style-name="Listing">import javax.jws.*;</text:p>
      <text:p text:style-name="Listing">import javax.jws.soap.*;</text:p>
      <text:p text:style-name="Listing">@WebService(</text:p>
      <text:p text:style-name="P59"><text:s text:c="3"/>name="ExampleWebService",</text:p>
      <text:p text:style-name="P59"><text:s text:c="3"/>targetNamespace="http://openuri.org/11/2003/ExampleWebService")</text:p>
      <text:p text:style-name="Listing">@SOAPBinding(style=SOAPBinding.Style.DOCUMENT, use=SOAPBinding.Use.LITERAL)</text:p>
      <text:p text:style-name="Listing">public class ExampleWebServiceImpl {</text:p>
      <text:p text:style-name="P59"><text:s text:c="3"/>@WebMethod(action="urn:login")</text:p>
      <text:p text:style-name="P59"><text:s text:c="3"/>@WebResult(name="Token")</text:p>
      <text:p text:style-name="P59"><text:s text:c="3"/>public LoginToken login(</text:p>
      <text:p text:style-name="P59"><text:s text:c="6"/>@WebParam(name="UserName") String username,</text:p>
      <text:p text:style-name="P59"><text:s text:c="6"/>@WebParam(name="Password") String password) {</text:p>
      <text:p text:style-name="P59"><text:s text:c="6"/>// ...</text:p>
      <text:p text:style-name="P59"><text:soft-page-break/><text:s text:c="3"/>}</text:p>
      <text:p text:style-name="P59"><text:s text:c="3"/>@WebMethod (action="urn:createCustomer")</text:p>
      <text:p text:style-name="P59"><text:s text:c="3"/>@WebResult(name="CustomerId")</text:p>
      <text:p text:style-name="P59"><text:s text:c="3"/>public String createCustomer(</text:p>
      <text:p text:style-name="P59"><text:s text:c="6"/>@WebParam(name="Customer") Customer customer,</text:p>
      <text:p text:style-name="P59"><text:s text:c="6"/>@WebParam(name="Token", header=true) LoginToken token) {</text:p>
      <text:p text:style-name="P59"><text:s text:c="6"/>// ...</text:p>
      <text:p text:style-name="P59"><text:s text:c="3"/>}</text:p>
      <text:p text:style-name="P59"><text:s text:c="3"/>@WebMethod(action="urn:notifyTransfer")</text:p>
      <text:p text:style-name="P59"><text:s text:c="3"/>@Oneway</text:p>
      <text:p text:style-name="P59"><text:s text:c="3"/>public void notifyTransfer(</text:p>
      <text:p text:style-name="P59"><text:s text:c="6"/>@WebParam(name="CustomerId") String customerId,</text:p>
      <text:p text:style-name="P59"><text:s text:c="6"/>@WebParam(name="TransferData") TransferDocument transferData,</text:p>
      <text:p text:style-name="P59"><text:s text:c="6"/>@WebParam(name="Token", header=true) LoginToken token) {</text:p>
      <text:p text:style-name="P59"><text:s text:c="3"/>}</text:p>
      <text:p text:style-name="Listing">}</text:p>
      <text:p text:style-name="P26"><text:span text:style-name="Strong_20_Emphasis">Resulting WSDL:</text:span></text:p>
      <text:p text:style-name="Listing">&lt;?xml version='1.0' encoding='UTF-8'?&gt;</text:p>
      <text:p text:style-name="Listing">&lt;definitions</text:p>
      <text:p text:style-name="P60"><text:s text:c="3"/>name="ExampleWebServiceImplServiceDefinitions"</text:p>
      <text:p text:style-name="P60"><text:s text:c="3"/>targetNamespace="http://openuri.org/11/2003/ExampleWebService"</text:p>
      <text:p text:style-name="P60"><text:s text:c="3"/>xmlns="http://schemas.xmlsoap.org/wsdl/"</text:p>
      <text:p text:style-name="P60"><text:s text:c="3"/>xmlns:tns="http://openuri.org/11/2003/ExampleWebService"</text:p>
      <text:p text:style-name="P60"><text:s text:c="3"/>xmlns:xs="http://www.w3.org/2001/XMLSchema"</text:p>
      <text:p text:style-name="P60"><text:s text:c="3"/>xmlns:soap="http://schemas.xmlsoap.org/wsdl/soap/"&gt;</text:p>
      <text:p text:style-name="P60"><text:s text:c="3"/>&lt;types&gt;</text:p>
      <text:p text:style-name="P60"><text:s text:c="6"/>&lt;xs:schema attributeFormDefault="unqualified"</text:p>
      <text:p text:style-name="P60"><text:s text:c="9"/>targetNamespace="http://openuri.org/11/2003/ExampleWebService"&gt;</text:p>
      <text:p text:style-name="P60"><text:s text:c="9"/>&lt;xs:complexType name="LoginToken"&gt;</text:p>
      <text:p text:style-name="P60"><text:s text:c="9"/>...</text:p>
      <text:p text:style-name="P60"><text:s text:c="9"/>&lt;/xs:complexType&gt;</text:p>
      <text:p text:style-name="P60"><text:s text:c="9"/>&lt;xs:complexType name="Customer"&gt;</text:p>
      <text:p text:style-name="P60"><text:s text:c="9"/>...</text:p>
      <text:p text:style-name="P60"><text:s text:c="9"/>&lt;/xs:complexType&gt;</text:p>
      <text:p text:style-name="P60"><text:s text:c="9"/>&lt;xs:complexType name="TransferDocument"&gt;</text:p>
      <text:p text:style-name="P60"><text:s text:c="9"/>...</text:p>
      <text:p text:style-name="P60"><text:s text:c="9"/>&lt;/xs:complexType&gt;</text:p>
      <text:p text:style-name="P60"><text:s text:c="9"/>&lt;xs:element name="Token" type="tns:LoginToken"/&gt;</text:p>
      <text:p text:style-name="P60"><text:s text:c="9"/>&lt;xs:element name="createCustomer"&gt;</text:p>
      <text:p text:style-name="P60"><text:s text:c="12"/>&lt;xs:complexType&gt;</text:p>
      <text:p text:style-name="P60"><text:s text:c="15"/>&lt;xs:sequence&gt;</text:p>
      <text:p text:style-name="P60"><text:s text:c="18"/>&lt;xs:element name="Customer" type="tns:Customer"/&gt;</text:p>
      <text:p text:style-name="P60"><text:s text:c="15"/>&lt;/xs:sequence&gt;</text:p>
      <text:p text:style-name="P60"><text:s text:c="12"/>&lt;/xs:complexType&gt;</text:p>
      <text:p text:style-name="P60"><text:s text:c="9"/>&lt;/xs:element&gt;</text:p>
      <text:p text:style-name="P60"><text:s text:c="9"/>&lt;xs:element name="createCustomerResponse"&gt;</text:p>
      <text:p text:style-name="P60"><text:s text:c="12"/>&lt;xs:complexType&gt;</text:p>
      <text:p text:style-name="P60"><text:s text:c="15"/>&lt;xs:sequence&gt;</text:p>
      <text:p text:style-name="P60"><text:s text:c="18"/>&lt;xs:element name="CustomerId" type="xs:string"/&gt;</text:p>
      <text:p text:style-name="P60"><text:s text:c="15"/>&lt;/xs:sequence&gt;</text:p>
      <text:p text:style-name="P60"><text:s text:c="12"/>&lt;/xs:complexType&gt;</text:p>
      <text:p text:style-name="P60"><text:s text:c="9"/>&lt;/xs:element&gt;</text:p>
      <text:p text:style-name="P60"><text:s text:c="9"/>&lt;xs:element name="notifyTransfer"&gt;</text:p>
      <text:p text:style-name="P60"><text:s text:c="12"/>&lt;xs:complexType&gt;</text:p>
      <text:p text:style-name="P60"><text:s text:c="15"/>&lt;xs:sequence&gt;</text:p>
      <text:p text:style-name="P60"><text:s text:c="18"/>&lt;xs:element name="CustomerId" type="xs:string"/&gt;</text:p>
      <text:p text:style-name="P60"><text:soft-page-break/><text:s text:c="18"/>&lt;xs:element name="TransferData" type="tns:TransferDocument"/&gt;</text:p>
      <text:p text:style-name="P60"><text:s text:c="15"/>&lt;/xs:sequence&gt;</text:p>
      <text:p text:style-name="P60"><text:s text:c="12"/>&lt;/xs:complexType&gt;</text:p>
      <text:p text:style-name="P60"><text:s text:c="9"/>&lt;/xs:element&gt;</text:p>
      <text:p text:style-name="P60"><text:s text:c="9"/>&lt;xs:element name="login"&gt;</text:p>
      <text:p text:style-name="P60"><text:s text:c="12"/>&lt;xs:complexType&gt;</text:p>
      <text:p text:style-name="P60"><text:s text:c="15"/>&lt;xs:sequence&gt;</text:p>
      <text:p text:style-name="P60"><text:s text:c="18"/>&lt;xs:element name="UserName" type="xs:string"/&gt;</text:p>
      <text:p text:style-name="P60"><text:s text:c="18"/>&lt;xs:element name="Password" type="xs:string"/&gt;</text:p>
      <text:p text:style-name="P60"><text:s text:c="15"/>&lt;/xs:sequence&gt;</text:p>
      <text:p text:style-name="P60"><text:s text:c="12"/>&lt;/xs:complexType&gt;</text:p>
      <text:p text:style-name="P60"><text:s text:c="9"/>&lt;/xs:element&gt;</text:p>
      <text:p text:style-name="P60"><text:s text:c="9"/>&lt;xs:element name="loginResponse"&gt;</text:p>
      <text:p text:style-name="P60"><text:s text:c="12"/>&lt;xs:complexType&gt;</text:p>
      <text:p text:style-name="P60"><text:s text:c="15"/>&lt;xs:sequence&gt;</text:p>
      <text:p text:style-name="P60"><text:s text:c="18"/>&lt;xs:element name="Token" type="tns:LoginToken"/&gt;</text:p>
      <text:p text:style-name="P60"><text:s text:c="15"/>&lt;/xs:sequence&gt;</text:p>
      <text:p text:style-name="P60"><text:s text:c="12"/>&lt;/xs:complexType&gt;</text:p>
      <text:p text:style-name="P60"><text:s text:c="9"/>&lt;/xs:element&gt;</text:p>
      <text:p text:style-name="P60"><text:s text:c="6"/>&lt;/xs:schema&gt;</text:p>
      <text:p text:style-name="P60"><text:s text:c="3"/>&lt;/types&gt;</text:p>
      <text:p text:style-name="P60"/>
      <text:p text:style-name="P60"><text:s text:c="3"/>&lt;message name="createCustomer"&gt;</text:p>
      <text:p text:style-name="P60"><text:s text:c="6"/>&lt;part element="tns:createCustomer" name="parameters"/&gt;</text:p>
      <text:p text:style-name="P60"><text:s text:c="6"/>&lt;part element="tns:Token" name="token"/&gt;</text:p>
      <text:p text:style-name="P60"><text:s text:c="3"/>&lt;/message&gt;</text:p>
      <text:p text:style-name="P60"><text:s text:c="3"/>&lt;message name="createCustomerResponse"&gt;</text:p>
      <text:p text:style-name="P60"><text:s text:c="6"/>&lt;part element="tns:createCustomerResponse" name="parameters"/&gt;</text:p>
      <text:p text:style-name="P60"><text:s text:c="3"/>&lt;/message&gt;</text:p>
      <text:p text:style-name="P60"><text:s text:c="3"/>&lt;message name="notifyTransfer"&gt;</text:p>
      <text:p text:style-name="P60"><text:s text:c="6"/>&lt;part element="tns:notifyTransfer" name="parameters"/&gt;</text:p>
      <text:p text:style-name="P60"><text:s text:c="6"/>&lt;part element="tns:Token" name="token"/&gt;</text:p>
      <text:p text:style-name="P60"><text:s text:c="3"/>&lt;/message&gt;</text:p>
      <text:p text:style-name="P60"><text:s text:c="3"/>&lt;message name="login"&gt;</text:p>
      <text:p text:style-name="P60"><text:s text:c="6"/>&lt;part element="tns:login" name="parameters"/&gt;</text:p>
      <text:p text:style-name="P60"><text:s text:c="3"/>&lt;/message&gt;</text:p>
      <text:p text:style-name="P60"><text:s text:c="3"/>&lt;message name="loginResponse"&gt;</text:p>
      <text:p text:style-name="P60"><text:s text:c="6"/>&lt;part element="tns:loginResponse" name="parameters"/&gt;</text:p>
      <text:p text:style-name="P60"><text:s text:c="3"/>&lt;/message&gt;</text:p>
      <text:p text:style-name="Listing"/>
      <text:p text:style-name="P60"><text:s text:c="3"/>&lt;portType name="ExampleWebService"&gt;</text:p>
      <text:p text:style-name="P60"><text:s text:c="6"/>&lt;operation name="createCustomer" parameterOrder="parameters token"&gt;</text:p>
      <text:p text:style-name="P60"><text:s text:c="9"/>&lt;input message="tns:createCustomer"/&gt;</text:p>
      <text:p text:style-name="P60"><text:s text:c="9"/>&lt;output message="tns:createCustomerResponse"/&gt;</text:p>
      <text:p text:style-name="P60"><text:s text:c="6"/>&lt;/operation&gt;</text:p>
      <text:p text:style-name="P60"><text:s text:c="6"/>&lt;operation name="notifyTransfer" parameterOrder="token"&gt;</text:p>
      <text:p text:style-name="P60"><text:s text:c="9"/>&lt;input message="tns:notifyTransfer"/&gt;</text:p>
      <text:p text:style-name="P60"><text:s text:c="6"/>&lt;/operation&gt;</text:p>
      <text:p text:style-name="P60"><text:s text:c="6"/>&lt;operation name="login" parameterOrder="parameters"&gt;</text:p>
      <text:p text:style-name="P60"><text:s text:c="9"/>&lt;input message="tns:login"/&gt;</text:p>
      <text:p text:style-name="P60"><text:s text:c="9"/>&lt;output message="tns:loginResponse"/&gt;</text:p>
      <text:p text:style-name="P60"><text:s text:c="6"/>&lt;/operation&gt;</text:p>
      <text:p text:style-name="P60"><text:s text:c="3"/>&lt;/portType&gt;</text:p>
      <text:p text:style-name="Listing"/>
      <text:p text:style-name="P60"><text:s text:c="3"/>&lt;binding</text:p>
      <text:p text:style-name="P60"><text:s text:c="6"/>name="ExampleWebServiceImplServiceSoapBinding"</text:p>
      <text:p text:style-name="P60"><text:s text:c="6"/>type="tns:ExampleWebService"&gt;</text:p>
      <text:p text:style-name="P60"><text:soft-page-break/><text:s text:c="6"/>&lt;soap:binding</text:p>
      <text:p text:style-name="P60"><text:s text:c="9"/>style="document"</text:p>
      <text:p text:style-name="P60"><text:s text:c="9"/>transport="http://schemas.xmlsoap.org/soap/http"/&gt;</text:p>
      <text:p text:style-name="P60"><text:s text:c="6"/>&lt;operation name="createCustomer"&gt;</text:p>
      <text:p text:style-name="P60"><text:s text:c="9"/>&lt;soap:operation soapAction="urn:createCustomer" style="document"/&gt;</text:p>
      <text:p text:style-name="P60"><text:s text:c="9"/>&lt;input&gt;</text:p>
      <text:p text:style-name="P60"><text:s text:c="12"/>&lt;soap:body parts="parameters" use="literal"/&gt;</text:p>
      <text:p text:style-name="P60"><text:s text:c="12"/>&lt;soap:header message="tns:createCustomer" part="token" use="literal"/&gt;</text:p>
      <text:p text:style-name="P60"><text:s text:c="9"/>&lt;/input&gt;</text:p>
      <text:p text:style-name="P60"><text:s text:c="9"/>&lt;output&gt;</text:p>
      <text:p text:style-name="P60"><text:s text:c="12"/>&lt;soap:body parts="parameters" use="literal"/&gt;</text:p>
      <text:p text:style-name="P60"><text:s text:c="9"/>&lt;/output&gt;</text:p>
      <text:p text:style-name="P60"><text:s text:c="6"/>&lt;/operation&gt;</text:p>
      <text:p text:style-name="P60"><text:s text:c="6"/>&lt;operation name="notifyTransfer"&gt;</text:p>
      <text:p text:style-name="P60"><text:s text:c="9"/>&lt;soap:operation soapAction="urn:notifyTransfer" style="document"/&gt;</text:p>
      <text:p text:style-name="P60"><text:s text:c="9"/>&lt;input&gt;</text:p>
      <text:p text:style-name="P60"><text:s text:c="12"/>&lt;soap:body parts="parameters" use="literal"/&gt;</text:p>
      <text:p text:style-name="P60"><text:s text:c="12"/>&lt;soap:header message="tns:notifyTransfer" part="token" use="literal"/&gt;</text:p>
      <text:p text:style-name="P60"><text:s text:c="9"/>&lt;/input&gt;</text:p>
      <text:p text:style-name="P60"><text:s text:c="6"/>&lt;/operation&gt;</text:p>
      <text:p text:style-name="P60"><text:s text:c="6"/>&lt;operation name="login"&gt;</text:p>
      <text:p text:style-name="P60"><text:s text:c="9"/>&lt;soap:operation soapAction="urn:login" style="document"/&gt;</text:p>
      <text:p text:style-name="P60"><text:s text:c="9"/>&lt;input&gt;</text:p>
      <text:p text:style-name="P60"><text:s text:c="12"/>&lt;soap:body parts="parameters" use="literal"/&gt;</text:p>
      <text:p text:style-name="P60"><text:s text:c="9"/>&lt;/input&gt;</text:p>
      <text:p text:style-name="P60"><text:s text:c="9"/>&lt;output&gt;</text:p>
      <text:p text:style-name="P60"><text:s text:c="12"/>&lt;soap:body parts="parameters" use="literal"/&gt;</text:p>
      <text:p text:style-name="P60"><text:s text:c="9"/>&lt;/output&gt;</text:p>
      <text:p text:style-name="P60"><text:s text:c="6"/>&lt;/operation&gt;</text:p>
      <text:p text:style-name="P60"><text:s text:c="3"/>&lt;/binding&gt;</text:p>
      <text:p text:style-name="P60"/>
      <text:p text:style-name="P60"><text:s text:c="3"/>&lt;service name="ExampleWebServiceImplService"&gt;</text:p>
      <text:p text:style-name="P60"><text:s text:c="6"/>&lt;port</text:p>
      <text:p text:style-name="P60"><text:s text:c="9"/>binding="tns:ExampleWebServiceImplServiceSoapBinding"</text:p>
      <text:p text:style-name="P60"><text:span text:style-name="T19"><text:s text:c="9"/>n</text:span>ame="ExampleWebServiceSoapPort"&gt;</text:p>
      <text:p text:style-name="P60"><text:s text:c="9"/>&lt;soap:address location="http://localhost:7001/ExampleWebServiceImpl/ExampleWebServiceImpl"/&gt;</text:p>
      <text:p text:style-name="P60"><text:s text:c="6"/>&lt;/port&gt;</text:p>
      <text:p text:style-name="P60"><text:s text:c="3"/>&lt;/service&gt;</text:p>
      <text:p text:style-name="Listing">&lt;/definitions&gt;</text:p>
      <text:h text:style-name="P94" text:outline-level="1"><text:bookmark-start text:name="__RefHeading__11839_1019203204"/>References<text:bookmark-end text:name="__RefHeading__11839_1019203204"/></text:h>
      <text:list xml:id="list7858509022704129605" text:style-name="Numbering_20_1">
        <text:list-item>
          <text:p text:style-name="P112">JSR-175 A Metadata Facility for the JavaTM Programming Language<text:line-break/><text:span text:style-name="Internet_20_link">http://jcp.org/en/jsr/detail?id=175</text:span></text:p>
        </text:list-item>
        <text:list-item>
          <text:p text:style-name="P112">JSR-88 J2EE Application Deployment<text:line-break/><text:span text:style-name="Internet_20_link">http://jcp.org/en/jsr/detail?id=88</text:span></text:p>
        </text:list-item>
        <text:list-item>
          <text:p text:style-name="P112">XML Schema 1.0<text:line-break/><text:span text:style-name="Internet_20_link">http://www.w3.org/TR/xmlschema-1/</text:span></text:p>
        </text:list-item>
        <text:list-item>
          <text:p text:style-name="P112">J2EE 1.4<text:line-break/><text:span text:style-name="Internet_20_link">http://jcp.org/en/jsr/detail?id=151</text:span></text:p>
        </text:list-item>
        <text:list-item>
          <text:p text:style-name="P112">JAX-WS 2.0<text:line-break/><text:span text:style-name="Internet_20_link">http://www.jcp.org/en/jsr/detail?id=224</text:span></text:p>
        </text:list-item>
        <text:list-item>
          <text:p text:style-name="P112">Implementing Enterprise Web Services 1.1 (was JSR-109)<text:line-break/><text:span text:style-name="Internet_20_link">http://www.jcp.org/en/jsr/detail?id=921</text:span></text:p>
        </text:list-item>
        <text:list-item>
          <text:p text:style-name="P112">Web Services Definition Language (WSDL) 1.1<text:line-break/><text:span text:style-name="Internet_20_link">http://www.w3.org/TR/wsdl</text:span></text:p>
        </text:list-item>
        <text:list-item>
          <text:p text:style-name="P112">Simple Object Access Protocol (SOAP) 1.1<text:line-break/><text:span text:style-name="Internet_20_link">http://www.w3.org/TR/2000/NOTE-SOAP-20000508/</text:span></text:p>
        </text:list-item>
        <text:list-item>
          <text:p text:style-name="P113">Apache AXIS "JWS" drop-in deployment of Web Services</text:p>
        </text:list-item>
        <text:list-item>
          <text:p text:style-name="P113">BEA WebLogic Workshop "JWS" annotated Java Web Services</text:p>
        </text:list-item>
        <text:list-item>
          <text:p text:style-name="P113">RFC 2119: Keywords for use in RFCs to Indicate Requirement Levels<text:line-break/><text:span text:style-name="Internet_20_link">http://www.ietf.org/rfc/rfc2119.</text:span><text:span text:style-name="Internet_20_link"><text:span text:style-name="T28">txt</text:span></text:span>.</text:p>
        </text:list-item>
        <text:list-item>
          <text:p text:style-name="P114"><text:span text:style-name="T20">Common Annotations for the Java Platform<text:line-break/></text:span><text:a xlink:type="simple" xlink:href="http://www.jcp.org/en/jsr/detail?id=250"><text:span text:style-name="T20">http://www.jcp.org/en/jsr/detail?id=250</text:span></text:a></text:p>
        </text:list-item>
      </text:list>
      <text:h text:style-name="P97" text:outline-level="1" text:is-list-header="true"><text:bookmark-start text:name="__RefHeading__11841_1019203204"/>Appendix A: Relationship to Other Standards<text:bookmark-end text:name="__RefHeading__11841_1019203204"/></text:h>
      <text:p text:style-name="P27">JSR-181 relies on Java standards, Web Services standards, XML standards and Internet standards.</text:p>
      <text:p text:style-name="P27">Java Language standards: J2SE 5.0 is needed for the JSR-175 defined Metadata Facility.</text:p>
      <text:p text:style-name="P27">Java runtime and container standards: JSR-181 does not define a container or runtime environment – implementers provide tools to map the Java classes to specific runtime environments. The functionality of the Java EE 5 containers is assumed. The features provided by JAX-WS 2.0 are needed for the Web Services runtime as well as the mapping conventions; Java to XML/WSDL and WSDL/XML to Java. An optional mapping to JSR-109 deployment descriptors is provided in JSR-181.</text:p>
      <text:p text:style-name="P27">Web Services standards: SOAP 1.1 and WSDL 1.1 are used to describe the Web Service and define the XML messages.</text:p>
      <text:p text:style-name="P27">XML standards: The XML language and the XML Schema 1.0 are an integral part of JSR-181.</text:p>
      <text:p text:style-name="P27">Internet standards: HTTP and HTTP/S provide basic protocols for Web Services.</text:p>
      <text:h text:style-name="P95" text:outline-level="1" text:is-list-header="true"><text:bookmark-start text:name="__RefHeading__11843_1019203204"/>Appendix B: Handler Chain Configuration File Schema<text:bookmark-end text:name="__RefHeading__11843_1019203204"/></text:h>
      <text:p text:style-name="P31"><text:span text:style-name="T28">The XML Schema for the handler chain configuration file is described at </text:span><text:span text:style-name="Internet_20_link"><text:span text:style-name="T28">http://java.sun.com/xml/ns/javaee/javaee_web_services_metadata_handler_2_0.xsd</text:span></text:span><text:span text:style-name="T28">.</text:span></text:p>
      <text:h text:style-name="P95" text:outline-level="1" text:is-list-header="true"><text:bookmark-start text:name="__RefHeading__11845_1019203204"/>Appendix C: Non-Normative Examples of Alternate Binding Annotations<text:bookmark-end text:name="__RefHeading__11845_1019203204"/></text:h>
      <text:p text:style-name="P28">This section defines non-normative examples of annotations for bindings to non-standard protocols and transports.</text:p>
      <text:h text:style-name="Heading_20_2" text:outline-level="2" text:is-list-header="true"><text:bookmark-start text:name="__RefHeading__11847_1019203204"/><text:span text:style-name="T21">C.1 Annotation Name: </text:span><text:span text:style-name="Example"><text:span text:style-name="T21">HttpGetBinding</text:span></text:span><text:bookmark-end text:name="__RefHeading__11847_1019203204"/></text:h>
      <text:h text:style-name="P102" text:outline-level="3" text:is-list-header="true"><text:bookmark-start text:name="__RefHeading__58214_1019203204"/>C.1.1 Description<text:bookmark-end text:name="__RefHeading__58214_1019203204"/></text:h>
      <text:p text:style-name="P28">Non-normative example of an alternate binding – in this case a raw HTTP binding as specified in WSDL 1.1 [7] section 4.</text:p>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42">Member-<text:span text:style-name="T28">V</text:span>alue</text:p>
            </table:table-cell>
            <table:table-cell table:style-name="Tabela7.A1" office:value-type="string">
              <text:p text:style-name="P42">Meaning</text:p>
            </table:table-cell>
            <table:table-cell table:style-name="Tabela7.C1" office:value-type="string">
              <text:p text:style-name="P42">Default</text:p>
            </table:table-cell>
          </table:table-row>
        </table:table-header-rows>
        <table:table-row table:style-name="Tabela7.1">
          <table:table-cell table:style-name="Tabela7.A2" office:value-type="string">
            <text:p text:style-name="P68"><text:span text:style-name="Example"><text:span text:style-name="T22">location</text:span></text:span></text:p>
          </table:table-cell>
          <table:table-cell table:style-name="Tabela7.A2" office:value-type="string">
            <text:p text:style-name="P87">The location of the HTTP GET endpoint. When defined at the class level, defines as the base URI for all operations on the service. When defined at the method level, defines the URI for a particular operation relative to the base URI for the service.</text:p>
          </table:table-cell>
          <table:table-cell table:style-name="Tabela7.C2" office:value-type="string">
            <text:p text:style-name="P84">Implementation-defined</text:p>
          </table:table-cell>
        </table:table-row>
      </table:table>
      <text:h text:style-name="P103" text:outline-level="3" text:is-list-header="true"><text:bookmark-start text:name="__RefHeading__58216_1019203204"/>C.1.2 Annotation Type Definition<text:bookmark-end text:name="__RefHeading__58216_1019203204"/></text:h>
      <text:p text:style-name="Listing">@Target({TYPE, METHOD})</text:p>
      <text:p text:style-name="Listing">public @interface HttpGetBinding {</text:p>
      <text:p text:style-name="Listing"><text:s text:c="3"/>String location() default "";</text:p>
      <text:p text:style-name="Listing">}</text:p>
      <text:h text:style-name="Heading_20_3" text:outline-level="3" text:is-list-header="true"><text:bookmark-start text:name="__RefHeading__58218_1019203204"/>C.1.3 Example<text:bookmark-end text:name="__RefHeading__58218_1019203204"/></text:h>
      <text:p text:style-name="Listing">@WebService</text:p>
      <text:p text:style-name="Listing">@HttpGetBinding(location="MyWebServices")</text:p>
      <text:p text:style-name="Listing">public class MyWebServiceImpl {</text:p>
      <text:p text:style-name="Listing"><text:s text:c="3"/>@WebMethod</text:p>
      <text:p text:style-name="Listing"><text:s text:c="3"/>@HttpGetBinding(location="ExampleOperation")</text:p>
      <text:p text:style-name="Listing"><text:s text:c="3"/>public void myOperation() {</text:p>
      <text:p text:style-name="Listing"><text:s text:c="3"/>}</text:p>
      <text:p text:style-name="Listing">}</text:p>
      <text:h text:style-name="Heading_20_1" text:outline-level="1" text:is-list-header="true"><text:bookmark-start text:name="__RefHeading__11849_1019203204"/>Appendix D: Change Log<text:bookmark-end text:name="__RefHeading__11849_1019203204"/></text:h>
      <text:p text:style-name="P33">Version 2.1</text:p>
      <text:list xml:id="list110536514145338" text:continue-list="list110536407162821" text:style-name="List_20_1">
        <text:list-item>
          <text:p text:style-name="P109">Changed specification version and license information.</text:p>
        </text:list-item>
        <text:list-item>
          <text:p text:style-name="P109">Updated Handler Chain Configuration File Schema in Appendix B to fix errors, add missing elements, and make it valid.</text:p>
        </text:list-item>
        <text:list-item>
          <text:p text:style-name="P109">Updated Section 3.1 to clarify the explanation of when an SEI is implicitly defined by an implementation bean. The revised text refers to the appropriate section 3.3 in the JAX-WS 2.0 specification for the actual SEI rules.</text:p>
        </text:list-item>
        <text:list-item>
          <text:p text:style-name="P109">Updated the table in Section 4.4.1 describing the default "<text:span text:style-name="Example">name</text:span>" member value of the <text:span text:style-name="Example">javax.jws.WebParam</text:span> annotation to resolve the issue reported in <text:span text:style-name="Internet_20_link">https://jax-ws.dev.java.net/issues/show_bug.cgi?id=710</text:span>. The requirement to specify a name for "document" style, parameter style "BARE", and mode "OUT" or "INOUT" is lifted and default rules are defined. This change is consistent with section 3.6.2.2 of the JAX-WS 2.0 specification.</text:p>
        </text:list-item>
      </text:list>
      <text:p text:style-name="P120">Version 2.0</text:p>
      <text:list xml:id="list110536516138170" text:continue-numbering="true" text:style-name="List_20_1">
        <text:list-item>
          <text:p text:style-name="List_20_1">Added <text:span text:style-name="Example">@WebResult.header</text:span>.</text:p>
        </text:list-item>
        <text:list-item>
          <text:p text:style-name="List_20_1">A document "bare" style operation can have a void return type and a Holder as a parameter. The Holder of course would have to be INOUT. It could also have 2 parameters one IN and one OUT.</text:p>
        </text:list-item>
        <text:list-item>
          <text:p text:style-name="List_20_1">Changed <text:span text:style-name="Example">@SOAPBinding</text:span> to be configurable on a per operation basis rather than on the entire interface.</text:p>
        </text:list-item>
        <text:list-item>
          <text:p text:style-name="List_20_1">Made <text:span text:style-name="Example">@HandlerChain.name</text:span> and <text:span text:style-name="Example">@SOAPMessageHandlers</text:span> deprecated.</text:p>
        </text:list-item>
        <text:list-item>
          <text:p text:style-name="List_20_1">Added support for JAX-WS.</text:p>
        </text:list-item>
        <text:list-item>
          <text:p text:style-name="List_20_1">Updated section 3.1 Service Implementation Bean, Item 6 to state that exposing all public methods if not <text:span text:style-name="Example">@WebMethod</text:span> annotations are declared to include consideration of annotation inherit<text:span text:style-name="T23">a</text:span>nce.</text:p>
        </text:list-item>
        <text:list-item>
          <text:p text:style-name="List_20_1">Changed default of <text:span text:style-name="Example">@WebResult.name</text:span> to <text:span text:style-name="Example">@WebMethod.operationName</text:span> + "Response" for Doc/lit/bare operations.</text:p>
        </text:list-item>
        <text:list-item>
          <text:p text:style-name="List_20_1">Clarified <text:span text:style-name="Example">@WebService.targetNamespace</text:span> usage</text:p>
        </text:list-item>
        <text:list-item>
          <text:p text:style-name="List_20_1">Clarified <text:span text:style-name="Example">@WebParam.mode</text:span> usage.</text:p>
        </text:list-item>
        <text:list-item>
          <text:p text:style-name="List_20_1">Added <text:span text:style-name="Example">@WebMethod.exclude</text:span>.</text:p>
        </text:list-item>
        <text:list-item>
          <text:p text:style-name="List_20_1">Explicitly stated that if an implementation bean references an endpoint interface, it must implement all the methods in the service endpoint interface.</text:p>
        </text:list-item>
        <text:list-item>
          <text:p text:style-name="List_20_1">Changed <text:span text:style-name="Example">@WebParam.name</text:span> to default to arg0, arg1, etc (based on position in the method signature).</text:p>
        </text:list-item>
        <text:list-item>
          <text:p text:style-name="List_20_1">Added <text:span text:style-name="Example">@WebParam.partName</text:span> and <text:span text:style-name="Example">@WebResult.partName</text:span> to specify part name used in the binding.</text:p>
        </text:list-item>
        <text:list-item>
          <text:p text:style-name="List_20_1">Added requirement that the name for headers must be unique with an operation.</text:p>
        </text:list-item>
        <text:list-item>
          <text:p text:style-name="List_20_1">Clarified that a target namespace of "" maps to the empty namespace, not the web service namespace.</text:p>
        </text:list-item>
        <text:list-item>
          <text:p text:style-name="List_20_1"><text:soft-page-break/>For doc/lit bare, require that any INOUT or OUT parameters must have a <text:span text:style-name="Example">@WebParam.name</text:span> specified to avoid name clashes with the input parameter.</text:p>
        </text:list-item>
        <text:list-item>
          <text:p text:style-name="List_20_1">Added <text:span text:style-name="Example">@WebService.portName</text:span> for the <text:span text:style-name="Example">wsdl:port</text:span></text:p>
        </text:list-item>
        <text:list-item>
          <text:p text:style-name="List_20_1">Updated Handler schema</text:p>
        </text:list-item>
        <text:list-item>
          <text:p text:style-name="List_20_1">Added document/literal example to Using JSR-181 annotation to affect the shape of the WSDL</text:p>
        </text:list-item>
        <text:list-item>
          <text:p text:style-name="P110">Included various editorial changes.</text:p>
        </text:list-item>
      </text:list>
      <text:p text:style-name="P32">Version 0.9.4</text:p>
      <text:list xml:id="list110536526135885" text:continue-numbering="true" text:style-name="List_20_1">
        <text:list-item>
          <text:p text:style-name="P110">Allowing <text:span text:style-name="Example">@HandlerChain</text:span> and <text:span text:style-name="Example">@SOAPMessageHandler</text:span> on implementation when an <text:span text:style-name="Example">endpointInterface</text:span> is used.</text:p>
        </text:list-item>
      </text:list>
      <text:p text:style-name="P32">Version 0.9.3</text:p>
      <text:list xml:id="list110536527150288" text:continue-numbering="true" text:style-name="List_20_1">
        <text:list-item>
          <text:p text:style-name="P110">Using RFC 2119 Keyword convention.</text:p>
        </text:list-item>
        <text:list-item>
          <text:p text:style-name="P110">Added Retention annotation to spec annotation definitions.</text:p>
        </text:list-item>
        <text:list-item>
          <text:p text:style-name="P110">Fixed various Java and XML syntax errors.</text:p>
        </text:list-item>
        <text:list-item>
          <text:p text:style-name="P110">Changed Implementation Bean to expose all public method by default.</text:p>
        </text:list-item>
        <text:list-item>
          <text:p text:style-name="P110">WSDL generation is REQUIRED.</text:p>
        </text:list-item>
        <text:list-item>
          <text:p text:style-name="P110">Clarified support for Start with WSDL, and Start with WSDL and Java development modes as OPTIONAL.</text:p>
        </text:list-item>
        <text:list-item>
          <text:p text:style-name="P110">Clarified <text:span text:style-name="Example">@HandlerChain.file</text:span> attribute syntax and processing requirements.</text:p>
        </text:list-item>
      </text:list>
      <text:p text:style-name="P32">Version 0.9.2</text:p>
      <text:list xml:id="list110536530161223" text:continue-numbering="true" text:style-name="List_20_1">
        <text:list-item>
          <text:p text:style-name="P111">Removed security annotations as these will be defined by JSR-250 – Common Annotations.</text:p>
        </text:list-item>
      </text:list>
      <text:p text:style-name="P32">Version 0.9.1</text:p>
      <text:list xml:id="list110536530145230" text:continue-numbering="true" text:style-name="List_20_1">
        <text:list-item>
          <text:p text:style-name="P110">Changed default name of <text:span text:style-name="Example">@WebResult</text:span> to be "return" instead of "result".</text:p>
        </text:list-item>
        <text:list-item>
          <text:p text:style-name="P110"><text:span text:style-name="T29">F</text:span>ixed various Java and XML syntax err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adornments="Regular" style:font-charset="x-symbol"/>
    <style:font-face style:name="PT Serif" svg:font-family="'PT Serif'" style:font-family-generic="roman"/>
    <style:font-face style:name="Times New Roman" svg:font-family="'Times New Roman'"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3cm" fo:margin-bottom="0.3cm" style:contextual-spacing="false" fo:keep-with-next="always"/>
      <style:text-properties style:font-name="PT Sans Caption" fo:font-size="16pt"/>
    </style:style>
    <style:style style:name="Text_20_body" style:display-name="Text body" style:family="paragraph" style:parent-style-name="Standard" style:class="text" style:master-page-name="">
      <style:paragraph-properties fo:margin-left="2.499cm" fo:margin-right="1cm" fo:margin-top="0.199cm" fo:margin-bottom="0.199cm" style:contextual-spacing="false" fo:line-height="110%" fo:orphans="2" fo:widows="2" fo:hyphenation-ladder-count="no-limit" fo:text-indent="0cm" style:auto-text-indent="false" style:page-number="auto"/>
      <style:text-properties fo:font-size="10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style:contextual-spacing="false" text:number-lines="false" text:line-number="0"/>
    </style:style>
    <style:style style:name="Index" style:family="paragraph" style:parent-style-name="Standard" style:class="index">
      <style:paragraph-properties fo:margin-top="0.049cm" fo:margin-bottom="0.049cm" style:contextual-spacing="false"/>
      <style:text-properties fo:font-size="9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20%"/>
    </style:style>
    <style:style style:name="Heading_20_2" style:display-name="Heading 2" style:family="paragraph" style:parent-style-name="Heading" style:next-style-name="Text_20_body" style:default-outline-level="2" style:class="text">
      <style:text-properties fo:font-size="110%"/>
    </style:style>
    <style:style style:name="Heading_20_3" style:display-name="Heading 3" style:family="paragraph" style:parent-style-name="Heading" style:next-style-name="Text_20_body" style:default-outline-level="3" style:class="text">
      <style:text-properties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style: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style:paragraph-properties fo:margin-left="3cm" fo:margin-right="1cm" fo:margin-top="0cm" fo:margin-bottom="0.212cm" style:contextual-spacing="false" fo:text-indent="-0.25cm" style:auto-text-indent="false" fo:background-color="transparent" style:shadow="none">
        <style:tab-stops/>
        <style:background-image/>
      </style:paragraph-properties>
      <style:text-properties fo:font-size="10pt"/>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style:contextual-spacing="false" fo:text-indent="-0.25cm" style:auto-text-indent="false">
        <style:tab-stops/>
      </style:paragraph-properties>
      <style:text-properties fo:font-size="10.5pt"/>
    </style:style>
    <style:style style:name="Listing" style:family="paragraph" style:parent-style-name="Text_20_body" style:master-page-name="">
      <style:paragraph-properties fo:margin-top="0.049cm" fo:margin-bottom="0.049cm" style:contextual-spacing="false" fo:line-height="100%" fo:keep-together="auto" fo:orphans="3" fo:widows="3" fo:hyphenation-ladder-count="no-limit" style:register-true="true" style:page-number="auto" fo:background-color="#ffffcc" fo:padding="0.15cm" fo:border="0.54pt dotted #000000" style:shadow="none" fo:keep-with-next="auto">
        <style:background-image/>
      </style:paragraph-properties>
      <style:text-properties style:font-name="Consolas"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style:paragraph-properties fo:margin-top="0cm" fo:margin-bottom="0.101cm" style:contextual-spacing="false" style:page-number="auto" fo:background-color="transparent" fo:keep-with-next="always" text:number-lines="false" text:line-number="0">
        <style:background-image/>
      </style:paragraph-properties>
      <style:text-properties fo:font-size="9pt"/>
    </style:style>
    <style:style style:name="Table_20_Heading" style:display-name="Table Heading" style:family="paragraph" style:parent-style-name="Table_20_Contents" style:class="extra">
      <style:paragraph-properties fo:margin-top="0.101cm" fo:margin-bottom="0.101cm" style:contextual-spacing="false" fo:text-align="center" style:justify-single-word="false" text:number-lines="false" text:line-number="0"/>
      <style:text-properties style:font-name="PT Sans Caption2"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style:contextual-spacing="false" fo:line-height="100%" style:page-number="auto"/>
      <style:text-properties fo:font-size="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Default" style:family="paragraph" style:default-outline-level="">
      <style:paragraph-properties fo:text-align="start" style:justify-single-word="false"/>
      <style:text-properties style:font-name="Times New Roman" fo:font-size="12pt" style:font-size-asian="12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Example" style:family="text">
      <style:text-properties style:font-name="Consolas1"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miana" style:family="text">
      <style:text-properties fo:color="#663300"/>
    </style:style>
    <style:style style:name="Graphics" style:family="graphic">
      <style:graphic-properties text:anchor-type="paragraph" svg:x="0cm" svg:y="0cm" fo:margin-top="0.4cm" fo:margin-bottom="0.4cm" style:wrap="dynamic" style:number-wrapped-paragraphs="no-limit" style:wrap-contour="false" style:vertical-pos="top" style:vertical-rel="paragraph" style:horizontal-pos="center" style:horizontal-rel="paragraph" fo:background-color="transparent" style:background-transparency="100%" draw:fill="solid" fo:padding="0.049cm" fo:border="0.06pt solid #cccccc" style:shadow="none">
        <style:background-image/>
      </style:graphic-properties>
    </style:style>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1" text:start-value="2">
        <style:list-level-properties text:list-level-position-and-space-mode="label-alignment" fo:text-align="end">
          <style:list-level-label-alignment text:label-followed-by="listtab" text:list-tab-stop-position="6.001cm" fo:text-indent="-3cm" fo:margin-left="6.00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text-properties officeooo:rsid="00466ec3" officeooo:paragraph-rsid="00a089ac"/>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093bd40"/>
    </style:style>
    <style:style style:name="MT1" style:family="text">
      <style:text-properties officeooo:rsid="00a089ac"/>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4.4</text:chapter>. <text:chapter text:display="name" text:outline-level="2">Annotation: javax.jws.WebParam</text:chapter></text:p>
      </style:header>
      <style:footer>
        <text:p text:style-name="MP2"><text:tab/><text:span text:style-name="MT1">Web Services Metadata 2.1</text:span><text:tab/>page <text:page-number style:num-format="1" text:select-page="current">6</text:page-number>/<text:page-count style:num-format="1">48</text:page-count></text:p>
      </style:footer>
    </style:master-page>
    <style:master-page style:name="Domyślny_20_-_20_dodatki" style:display-name="Domyślny - dodatki" style:page-layout-name="Mpm2">
      <style:header>
        <text:p text:style-name="MP3"><text:chapter text:display="name" text:outline-level="2">Appendix D: Change Log</text:chapter></text:p>
      </style:header>
      <style:footer>
        <text:p text:style-name="MP4"><text:tab/>SWS Extensions<text:tab/>page <text:page-number style:num-format="1" text:select-page="current">48</text:page-number>/<text:page-count style:num-format="1">48</text:page-count></text:p>
      </style:footer>
    </style:master-page>
    <style:master-page style:name="First_20_Page" style:display-name="Firs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5:14:00</meta:creation-date>
    <meta:generator>LibreOffice/4.1.1.2$Windows_x86 LibreOffice_project/7e4286b58adc75a14f6d83f53a03b6c11fa2903</meta:generator>
    <dc:date>2013-09-25T11:05:35.964000000</dc:date>
    <meta:editing-duration>P1DT2H27M3S</meta:editing-duration>
    <meta:editing-cycles>141</meta:editing-cycles>
    <dc:title>Web Services Metadata for the JavaTM Platform</dc:title>
    <meta:initial-creator>Alan Mullendore</meta:initial-creator>
    <meta:document-statistic meta:table-count="7" meta:image-count="0" meta:object-count="0" meta:page-count="48" meta:paragraph-count="1361" meta:word-count="10012" meta:character-count="83849" meta:non-whitespace-character-count="70143"/>
  </office:meta>
</office:document-meta>
</file>